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C2C2C2" fo:border-left="none" fo:border-right="thin solid #C2C2C2" style:vertical-align="top" fo:background-color="#FFFF00" style:repeat-content="false"/>
      <style:paragraph-properties fo:text-align="center"/>
      <style:text-properties fo:color="#4A4A4A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C2C2C2" fo:border-bottom="none" fo:border-left="none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C2C2C2" fo:border-bottom="none" fo:border-left="thin solid #C2C2C2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thin solid #C2C2C2" fo:border-left="none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7" style:family="table-cell" style:parent-style-name="Default" style:data-style-name="N19">
      <style:table-cell-properties fo:border-top="none" fo:border-bottom="thin solid #C2C2C2" fo:border-left="none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thin solid #C0C0C0" fo:border-left="none" fo:border-right="thin solid #C0C0C0" style:vertical-align="top" fo:background-color="#FFFFFF" style:repeat-content="false"/>
      <style:paragraph-properties fo:text-align="end" fo:margin-right="0cm"/>
      <style:text-properties fo:color="#4A4A4A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thin solid #C2C2C2" fo:border-left="none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thin solid #C2C2C2" fo:border-left="thin solid #C2C2C2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none" fo:border-left="none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none" fo:border-left="thin solid #C2C2C2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3" style:family="table-cell" style:parent-style-name="Default" style:data-style-name="N19">
      <style:table-cell-properties fo:border-top="thin solid #C2C2C2" fo:border-bottom="none" fo:border-left="thin solid #C2C2C2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4" style:family="table-cell" style:parent-style-name="Default" style:data-style-name="N19">
      <style:table-cell-properties fo:border-top="none" fo:border-bottom="thin solid #C2C2C2" fo:border-left="thin solid #C2C2C2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5" style:family="table-cell" style:parent-style-name="Default" style:data-style-name="N19">
      <style:table-cell-properties fo:border-top="none" fo:border-bottom="none" fo:border-left="thin solid #C2C2C2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thin solid #C2C2C2" fo:border-bottom="thin solid #C2C2C2" fo:border-left="none" fo:border-right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e19" style:family="table-cell" style:parent-style-name="Default" style:data-style-name="N19">
      <style:table-cell-properties fo:border="thin solid #C2C2C2" style:vertical-align="top" fo:wrap-option="wrap" fo:background-color="#FFFFFF" style:repeat-content="false"/>
      <style:paragraph-properties fo:text-align="start" fo:margin-left="0cm"/>
      <style:text-properties fo:color="#4A4A4A" fo:font-size="8pt" style:font-size-asian="8pt" style:font-size-complex="8pt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8083333333333cm" style:use-optimal-column-width="true"/>
    </style:style>
    <style:style style:name="co8" style:family="table-column">
      <style:table-column-properties fo:break-before="auto" style:column-width="3.730625cm" style:use-optimal-column-width="true"/>
    </style:style>
    <style:style style:name="co9" style:family="table-column">
      <style:table-column-properties fo:break-before="auto" style:column-width="4.47145833333333cm" style:use-optimal-column-width="true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2.19604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33.75pt" style:use-optimal-row-height="true" fo:break-before="auto"/>
    </style:style>
    <style:style style:name="ro5" style:family="table-row">
      <style:table-row-properties style:row-height="157.5pt" style:use-optimal-row-height="true" fo:break-before="auto"/>
    </style:style>
    <style:style style:name="ro6" style:family="table-row">
      <style:table-row-properties style:row-height="56.2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ro9" style:family="table-row">
      <style:table-row-properties style:row-height="67.5pt" style:use-optimal-row-height="true" fo:break-before="auto"/>
    </style:style>
    <style:style style:name="ro10" style:family="table-row">
      <style:table-row-properties style:row-height="112.5pt" style:use-optimal-row-height="true" fo:break-before="auto"/>
    </style:style>
    <style:style style:name="ro11" style:family="table-row">
      <style:table-row-properties style:row-height="78.75pt" style:use-optimal-row-height="true" fo:break-before="auto"/>
    </style:style>
    <style:style style:name="ro12" style:family="table-row">
      <style:table-row-properties style:row-height="101.25pt" style:use-optimal-row-height="true" fo:break-before="auto"/>
    </style:style>
    <style:style style:name="ro13" style:family="table-row">
      <style:table-row-properties style:row-height="123.75pt" style:use-optimal-row-height="true" fo:break-before="auto"/>
    </style:style>
    <style:style style:name="ro14" style:family="table-row">
      <style:table-row-properties style:row-height="191.25pt" style:use-optimal-row-height="true" fo:break-before="auto"/>
    </style:style>
    <style:style style:name="ro15" style:family="table-row">
      <style:table-row-properties style:row-height="168.75pt" style:use-optimal-row-height="true" fo:break-before="auto"/>
    </style:style>
    <style:style style:name="ro16" style:family="table-row">
      <style:table-row-properties style:row-height="186.75pt" style:use-optimal-row-height="false" fo:break-before="auto"/>
    </style:style>
    <style:style style:name="ro17" style:family="table-row">
      <style:table-row-properties style:row-height="65.25pt" style:use-optimal-row-height="false" fo:break-before="auto"/>
    </style:style>
    <style:style style:name="ro18" style:family="table-row">
      <style:table-row-properties style:row-height="43.5pt" style:use-optimal-row-height="false" fo:break-before="auto"/>
    </style:style>
    <style:style style:name="ro19" style:family="table-row">
      <style:table-row-properties style:row-height="303.75pt" style:use-optimal-row-height="true" fo:break-before="auto"/>
    </style:style>
    <style:style style:name="ro20" style:family="table-row">
      <style:table-row-properties style:row-height="135pt" style:use-optimal-row-height="true" fo:break-before="auto"/>
    </style:style>
    <style:style style:name="ro21" style:family="table-row">
      <style:table-row-properties style:row-height="146.25pt" style:use-optimal-row-height="true" fo:break-before="auto"/>
    </style:style>
    <style:style style:name="ro22" style:family="table-row">
      <style:table-row-properties style:row-height="180pt" style:use-optimal-row-height="true" fo:break-before="auto"/>
    </style:style>
    <style:style style:name="ro23" style:family="table-row">
      <style:table-row-properties style:row-height="40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_de_Suprimento_-_Por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6"/>
        <table:table-column table:style-name="co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2">
            <text:p>Data da Aquisição</text:p>
          </table:table-cell>
          <table:table-cell office:value-type="string" table:style-name="ce2">
            <text:p>Nome do Favorecido</text:p>
          </table:table-cell>
          <table:table-cell office:value-type="string" table:style-name="ce2">
            <text:p>CPF/CNPJ do Favorecido</text:p>
          </table:table-cell>
          <table:table-cell office:value-type="string" table:style-name="ce2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3"/>
        </table:table-row>
        <table:table-row table:style-name="ro2">
          <table:table-cell office:value-type="string" table:number-columns-spanned="1" table:number-rows-spanned="2" table:style-name="ce17">
            <text:p>PGR</text:p>
          </table:table-cell>
          <table:table-cell office:value-type="float" office:value="2020" table:number-columns-spanned="1" table:number-rows-spanned="2" table:style-name="ce18">
            <text:p>2020</text:p>
          </table:table-cell>
          <table:table-cell office:value-type="string" table:style-name="ce6">
            <text:p>ANTONIA ROSA VIEIRA</text:p>
          </table:table-cell>
          <table:table-cell office:value-type="string" table:style-name="ce6">
            <text:p><text:s/>313.695.021-68</text:p>
          </table:table-cell>
          <table:table-cell office:value-type="string" table:style-name="ce6">
            <text:p>17/01/20 a 15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ANTONIA ROSA VIEIRA</text:p>
          </table:table-cell>
          <table:table-cell office:value-type="string" table:style-name="ce6">
            <text:p><text:s/>313.695.021-68</text:p>
          </table:table-cell>
          <table:table-cell office:value-type="string" table:style-name="ce6">
            <text:p>27/04/20 a 25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17">
            <text:p>PGR</text:p>
          </table:table-cell>
          <table:table-cell office:value-type="float" office:value="2020" table:number-columns-spanned="1" table:number-rows-spanned="3" table:style-name="ce18">
            <text:p>2020</text:p>
          </table:table-cell>
          <table:table-cell office:value-type="string" table:number-columns-spanned="1" table:number-rows-spanned="2" table:style-name="ce18">
            <text:p>JOSEBIAS BRANDAO DE MELO</text:p>
          </table:table-cell>
          <table:table-cell office:value-type="string" table:number-columns-spanned="1" table:number-rows-spanned="2" table:style-name="ce18">
            <text:p><text:s/>798.604.354-72</text:p>
          </table:table-cell>
          <table:table-cell office:value-type="string" table:style-name="ce6">
            <text:p>03/02/20 a 02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6/03/20 a 18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JONAS PINHEIRO DE SOUZA</text:p>
          </table:table-cell>
          <table:table-cell office:value-type="string" table:style-name="ce6">
            <text:p><text:s/>277.248.912-49</text:p>
          </table:table-cell>
          <table:table-cell office:value-type="string" table:style-name="ce6">
            <text:p>20/04/20 a 22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12" table:style-name="ce17">
            <text:p>PR-AC</text:p>
          </table:table-cell>
          <table:table-cell office:value-type="float" office:value="2020" table:number-columns-spanned="1" table:number-rows-spanned="12" table:style-name="ce18">
            <text:p>2020</text:p>
          </table:table-cell>
          <table:table-cell office:value-type="string" table:style-name="ce6">
            <text:p>JONAS PINHEIRO DE SOUZA</text:p>
          </table:table-cell>
          <table:table-cell office:value-type="string" table:style-name="ce6">
            <text:p><text:s/>277.248.912-49</text:p>
          </table:table-cell>
          <table:table-cell office:value-type="string" table:style-name="ce6">
            <text:p>22/01/20 a 22/03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KADMON CAMINHA MORAES COSTA</text:p>
          </table:table-cell>
          <table:table-cell office:value-type="string" table:style-name="ce6">
            <text:p><text:s/>624.024.123-72</text:p>
          </table:table-cell>
          <table:table-cell office:value-type="string" table:style-name="ce6">
            <text:p>16/03/20 a 16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18">
            <text:p>ADRIANO DE SOUSA BATISTA</text:p>
          </table:table-cell>
          <table:table-cell office:value-type="string" table:number-columns-spanned="1" table:number-rows-spanned="4" table:style-name="ce18">
            <text:p><text:s/>778.777.805-91</text:p>
          </table:table-cell>
          <table:table-cell office:value-type="string" table:style-name="ce6">
            <text:p>19/03/20 a 10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8">
            <text:p>24/01/20 a 14/04/20</text:p>
          </table:table-cell>
          <table:table-cell office:value-type="string" table:number-columns-spanned="1" table:number-rows-spanned="3" table:style-name="ce18">
            <text:p>SIM</text:p>
          </table:table-cell>
          <table:table-cell office:value-type="string" table:number-columns-spanned="1" table:number-rows-spanned="2" table:style-name="ce19">
            <text:p>12/03/2020</text:p>
          </table:table-cell>
          <table:table-cell office:value-type="string" table:style-name="ce6">
            <text:p>FARMACIA MODELO DE ILHÉUS</text:p>
          </table:table-cell>
          <table:table-cell office:value-type="string" table:style-name="ce6">
            <text:p>14.211.106/0001-49</text:p>
          </table:table-cell>
          <table:table-cell office:value-type="string" table:style-name="ce6">
            <text:p>COMPRA DE MASCARAS POR CONTA COVID-19</text:p>
          </table:table-cell>
          <table:table-cell office:value-type="string" table:style-name="ce8">
            <text:p>R$ <text:s text:c="3"/>13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MOISES APOSTOLO DOS SANTOS</text:p>
          </table:table-cell>
          <table:table-cell office:value-type="string" table:style-name="ce6">
            <text:p>939.385.945-00</text:p>
          </table:table-cell>
          <table:table-cell office:value-type="string" table:style-name="ce6">
            <text:p>REPAROS DO PORTÃO DA GARAGEM DA PRM ILHEUS</text:p>
          </table:table-cell>
          <table:table-cell office:value-type="string" table:style-name="ce8">
            <text:p>R$ <text:s text:c="3"/>28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FABIO JOSE SOUSA DE JESUS SANTOS</text:p>
          </table:table-cell>
          <table:table-cell office:value-type="string" table:style-name="ce6">
            <text:p><text:s/>001.768.835-33</text:p>
          </table:table-cell>
          <table:table-cell office:value-type="string" table:style-name="ce6">
            <text:p>28/01/20 a 16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A. S. SANTOS TECNOLOGIA</text:p>
          </table:table-cell>
          <table:table-cell office:value-type="string" table:style-name="ce6">
            <text:p>12.756.411/0001-90</text:p>
          </table:table-cell>
          <table:table-cell office:value-type="string" table:style-name="ce6">
            <text:p>MANUTENÇÃO PREVENTIVA E CORRETIVA CERCA ELÉTRICA.</text:p>
          </table:table-cell>
          <table:table-cell office:value-type="string" table:style-name="ce8">
            <text:p>R$ <text:s text:c="3"/>13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FABIO JOSE SOUSA DE JESUS SANTOS</text:p>
          </table:table-cell>
          <table:table-cell office:value-type="string" table:style-name="ce6">
            <text:p><text:s/>001.768.835-33</text:p>
          </table:table-cell>
          <table:table-cell office:value-type="string" table:style-name="ce6">
            <text:p>28/01/20 a 16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DISMAC - DISTRIBUIDORA DE MATERIAIS DE CONSTRUÇÃO LTDA</text:p>
          </table:table-cell>
          <table:table-cell office:value-type="string" table:style-name="ce6">
            <text:p>14.274.559/0001-14</text:p>
          </table:table-cell>
          <table:table-cell office:value-type="string" table:style-name="ce6">
            <text:p>TAMPAS DOS VASOS SANITÁRIOS COM PARAFUSOS QUEBRADOS.</text:p>
          </table:table-cell>
          <table:table-cell office:value-type="string" table:style-name="ce8">
            <text:p>R$ <text:s text:c="3"/>40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FABIO JOSE SOUSA DE JESUS SANTOS</text:p>
          </table:table-cell>
          <table:table-cell office:value-type="string" table:style-name="ce6">
            <text:p><text:s/>001.768.835-33</text:p>
          </table:table-cell>
          <table:table-cell office:value-type="string" table:style-name="ce6">
            <text:p>28/01/20 a 16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DISMAC - DISTRIBUIDORA DE MATERIAIS DE CONSTRUÇÃO LTDA</text:p>
          </table:table-cell>
          <table:table-cell office:value-type="string" table:style-name="ce6">
            <text:p>14.274.559/0001-14</text:p>
          </table:table-cell>
          <table:table-cell office:value-type="string" table:style-name="ce6">
            <text:p>VAZAMENTO EM PIA DO BANHEIRO E VAZAMENTO NO VASO SANITÁRIO.</text:p>
          </table:table-cell>
          <table:table-cell office:value-type="string" table:style-name="ce8">
            <text:p>R$ <text:s text:c="3"/>137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EDSON DE JESUS OLIVEIRA<text:s/></text:p>
          </table:table-cell>
          <table:table-cell office:value-type="string" table:style-name="ce6">
            <text:p>23.000.827/0001-09</text:p>
          </table:table-cell>
          <table:table-cell office:value-type="string" table:style-name="ce6">
            <text:p>COMPRA DE KIT FERRAGENS PARA CONSERTO DA PORTA DE VIDRO.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M.B. PEIXOTO ANDRADE DE SOUZA</text:p>
          </table:table-cell>
          <table:table-cell office:value-type="string" table:style-name="ce6">
            <text:p>02.381.320/0001-64</text:p>
          </table:table-cell>
          <table:table-cell office:value-type="string" table:style-name="ce6">
            <text:p>DEFEITO NO MOTOR DO PORTÃO ELETRÔNICO QUE DÁ ACESSO AO ESTACIONAMENTO DA PRM ESTAVA IMPACTANDO DIRETAMENTE NA SEGURANÇA DO FUNCIONAMENTO, HAJA VISTA, QUE OS SERVIDORES E PROCURADORES PRECISAVAM DESCER DO VEICULO PARA ABRIR E FECHAR O PORTÃO APÓS AS 19 HS, FATO ESTE QUE CAUSAVA GRANDE EXPOSIÇÃO A RISCOS.</text:p>
          </table:table-cell>
          <table:table-cell office:value-type="string" table:style-name="ce8">
            <text:p>R$ <text:s text:c="3"/>142,5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R.R. DE MATOS BORGES</text:p>
          </table:table-cell>
          <table:table-cell office:value-type="string" table:style-name="ce6">
            <text:p>07.760.615/0001-65</text:p>
          </table:table-cell>
          <table:table-cell office:value-type="string" table:style-name="ce6">
            <text:p>PROPORCIONAR MAIOR SEGURANÇA E NO ELEVADOR DA PRM<text:s/></text:p>
          </table:table-cell>
          <table:table-cell office:value-type="string" table:style-name="ce8">
            <text:p>R$ <text:s text:c="4"/>18,00<text:s/></text:p>
          </table:table-cell>
          <table:table-cell table:number-columns-repeated="16373"/>
        </table:table-row>
        <table:table-row table:style-name="ro6">
          <table:table-cell office:value-type="string" table:style-name="ce6">
            <text:p>PR-BA</text:p>
          </table:table-cell>
          <table:table-cell office:value-type="float" office:value="2020" table:style-name="ce6">
            <text:p>2020</text:p>
          </table:table-cell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A DE OLIVEIRA MIRANDA JUNIOR ME</text:p>
          </table:table-cell>
          <table:table-cell office:value-type="string" table:style-name="ce6">
            <text:p>11.449.716/0001-97</text:p>
          </table:table-cell>
          <table:table-cell office:value-type="string" table:style-name="ce6">
            <text:p>SUBSTITUIÇÃO DE PLACA DE COMANDO DO MOTOR DO PORTÃO ELÉTRICO QUE DÁ ACESSO A ENTRADA DE VEÍCULOS OFICIAIS.</text:p>
          </table:table-cell>
          <table:table-cell office:value-type="string" table:style-name="ce8">
            <text:p>R$ <text:s text:c="3"/>139,00<text:s/></text:p>
          </table:table-cell>
          <table:table-cell table:number-columns-repeated="16373"/>
        </table:table-row>
        <table:table-row table:style-name="ro6">
          <table:table-cell office:value-type="string" table:number-columns-spanned="1" table:number-rows-spanned="10" table:style-name="ce17">
            <text:p>PR-BA</text:p>
          </table:table-cell>
          <table:table-cell office:value-type="float" office:value="2020" table:number-columns-spanned="1" table:number-rows-spanned="10" table:style-name="ce18">
            <text:p>2020</text:p>
          </table:table-cell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4/2020</text:p>
          </table:table-cell>
          <table:table-cell office:value-type="string" table:style-name="ce6">
            <text:p>CERQUEIRA GONÇALVES &amp; CIA LTDA</text:p>
          </table:table-cell>
          <table:table-cell office:value-type="string" table:style-name="ce6">
            <text:p>14.073.092/0010-35</text:p>
          </table:table-cell>
          <table:table-cell office:value-type="string" table:style-name="ce6">
            <text:p>OTIMIZAR E ECONOMIZAR O CONSUMO DE ENERGIA ELÉTRICA ALÉM DE EVITAR O DESPERDÍCIO COM DERRAMAMENTO DE ÁGUA.</text:p>
          </table:table-cell>
          <table:table-cell office:value-type="string" table:style-name="ce8">
            <text:p>R$ <text:s text:c="4"/>36,4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A E ALIXANDRE EIRELI</text:p>
          </table:table-cell>
          <table:table-cell office:value-type="string" table:style-name="ce6">
            <text:p>06.914.222/0001-04</text:p>
          </table:table-cell>
          <table:table-cell office:value-type="string" table:style-name="ce6">
            <text:p>MANUTENÇÃO DE DESCARGA DE BANHEIRO DO GABINETE DE DR. SAMIR E SUBSTITUIÇÃO DE TORNEIRAS DOS BEBEDOUROS</text:p>
          </table:table-cell>
          <table:table-cell office:value-type="string" table:style-name="ce8">
            <text:p>R$ <text:s text:c="4"/>19,7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FREDSON PASTOR DA SILVA</text:p>
          </table:table-cell>
          <table:table-cell office:value-type="string" table:style-name="ce6">
            <text:p><text:s/>001.568.005-35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LIMA CRUZ ELETRONICA LTDA</text:p>
          </table:table-cell>
          <table:table-cell office:value-type="string" table:style-name="ce6">
            <text:p>07.832.356/0001-30</text:p>
          </table:table-cell>
          <table:table-cell office:value-type="string" table:style-name="ce6">
            <text:p>SUBSTITUIÇÃO DE BOTÃO DE ABERTURA E FECHAMENTO DE PORTÃO ELETRÔNICO.</text:p>
          </table:table-cell>
          <table:table-cell office:value-type="string" table:style-name="ce8">
            <text:p>R$ <text:s text:c="5"/>9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7" table:style-name="ce18">
            <text:p>GISELE NASCIMENTO ALVES</text:p>
          </table:table-cell>
          <table:table-cell office:value-type="string" table:number-columns-spanned="1" table:number-rows-spanned="7" table:style-name="ce18">
            <text:p><text:s/>018.870.955-00</text:p>
          </table:table-cell>
          <table:table-cell office:value-type="string" table:number-columns-spanned="1" table:number-rows-spanned="6" table:style-name="ce18">
            <text:p>11/05/20 a 07/08/20</text:p>
          </table:table-cell>
          <table:table-cell office:value-type="string" table:number-columns-spanned="1" table:number-rows-spanned="6" table:style-name="ce18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number-rows-repeated="2"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06/04/2020</text:p>
          </table:table-cell>
          <table:table-cell office:value-type="string" table:style-name="ce6">
            <text:p>GILMAR SILVA SENA 54834481549</text:p>
          </table:table-cell>
          <table:table-cell office:value-type="string" table:style-name="ce6">
            <text:p>31.887.729/0001-55</text:p>
          </table:table-cell>
          <table:table-cell office:value-type="string" table:style-name="ce6">
            <text:p>Em razão de fortes chuvas no início do corrente ano, no município de Irecê, foi constatado a queima de 01 refletor de LED 100 watts, dentre 03 em funcionamento, razão pela qual, se fez necessária a substituição</text:p>
          </table:table-cell>
          <table:table-cell office:value-type="string" table:style-name="ce8">
            <text:p>R$ <text:s text:c="3"/>40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9">
            <text:p>17/03/2020</text:p>
          </table:table-cell>
          <table:table-cell office:value-type="string" table:style-name="ce6">
            <text:p>ALB DE OLIVEIRA EPP</text:p>
          </table:table-cell>
          <table:table-cell office:value-type="string" table:style-name="ce6">
            <text:p>07.785.176/0001-45</text:p>
          </table:table-cell>
          <table:table-cell office:value-type="string" table:style-name="ce6">
            <text:p>EM RAZÃO DO SURTO DO CORONAVÍRUS, COMPRA EMERGENCIAL DE ÁLCOOL EM GEL PARA UTILIZAÇÃO EM TODOS OS SETORES DA PRM/IRECÊ-BA.</text:p>
          </table:table-cell>
          <table:table-cell office:value-type="string" table:style-name="ce8">
            <text:p>R$ <text:s text:c="3"/>250,0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MARAL MATERIAIS DE CONSTRUÇÃO LTDA</text:p>
          </table:table-cell>
          <table:table-cell office:value-type="string" table:style-name="ce6">
            <text:p>13.857.784/0001-10</text:p>
          </table:table-cell>
          <table:table-cell office:value-type="string" table:style-name="ce6">
            <text:p>AQUISIÇÃO DE INSUMOS PARA REPARAR TUBULAÇÕES <text:s/>DO <text:s/>SISTEMA <text:s/>DE <text:s/>ABASTECIMENTO <text:s/>DE <text:s/>ÁGUA <text:s/>DO <text:s/>PISO <text:s/>SUPERIOR <text:s/>DA <text:s/>PRM, QUE FORAM DANIFICADAS <text:s/>EM <text:s/>RAZÃO <text:s/>DO <text:s/>EXCESSO <text:s/>DE <text:s/>PRESSÃO, DECORRENTE DE FALHA NO FUNCIONAMENTO DA CHAVE DE PRESSÃO.</text:p>
          </table:table-cell>
          <table:table-cell office:value-type="string" table:style-name="ce8">
            <text:p>R$ <text:s text:c="4"/>18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6">
            <text:p>24/01/20 a 2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NARELLE INFORMATICA LTDA</text:p>
          </table:table-cell>
          <table:table-cell office:value-type="string" table:style-name="ce6">
            <text:p>02.004.640/0001-03</text:p>
          </table:table-cell>
          <table:table-cell office:value-type="string" table:style-name="ce6">
            <text:p>COMPRA DE CABO USB PARA DVD PORTÁTIL DA PRM/PAULO AFONSO, TENDO EM VISTA QUE ENCONTRA-SE SEM CABO.</text:p>
          </table:table-cell>
          <table:table-cell office:value-type="string" table:style-name="ce8">
            <text:p>R$ <text:s text:c="5"/>8,00<text:s/></text:p>
          </table:table-cell>
          <table:table-cell table:number-columns-repeated="16373"/>
        </table:table-row>
        <table:table-row table:style-name="ro11">
          <table:table-cell office:value-type="string" table:number-columns-spanned="1" table:number-rows-spanned="31" table:style-name="ce17">
            <text:p>PR-BA</text:p>
          </table:table-cell>
          <table:table-cell office:value-type="float" office:value="2020" table:number-columns-spanned="1" table:number-rows-spanned="31" table:style-name="ce18">
            <text:p>2020</text:p>
          </table:table-cell>
          <table:table-cell office:value-type="string" table:number-columns-spanned="1" table:number-rows-spanned="2" table:style-name="ce18">
            <text:p>MOACIR SERGIO SILVA DA CONCEICAO</text:p>
          </table:table-cell>
          <table:table-cell office:value-type="string" table:number-columns-spanned="1" table:number-rows-spanned="2" table:style-name="ce18">
            <text:p><text:s/>917.004.935-15</text:p>
          </table:table-cell>
          <table:table-cell office:value-type="string" table:style-name="ce6">
            <text:p>24/01/20 a 2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9/01/2020</text:p>
          </table:table-cell>
          <table:table-cell office:value-type="string" table:style-name="ce6">
            <text:p>AMARAL MATERIAIS DE CONSTRUÇÃO LTDA</text:p>
          </table:table-cell>
          <table:table-cell office:value-type="string" table:style-name="ce6">
            <text:p>13.857.784/0001-10</text:p>
          </table:table-cell>
          <table:table-cell office:value-type="string" table:style-name="ce6">
            <text:p>AQUISIÇÃO DE DOIS CONJUNTOS DE REPAROS PARA TORNEIRAS AUTOMÁTICAS, PARA FINS DE CONSERTAR DUAS TORNEIRAS DANIFICADAS NA PRM/PAULO AFONSO.</text:p>
          </table:table-cell>
          <table:table-cell office:value-type="string" table:style-name="ce8">
            <text:p>R$ <text:s text:c="4"/>66,02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2/2020</text:p>
          </table:table-cell>
          <table:table-cell office:value-type="string" table:style-name="ce6">
            <text:p>FERREIRA COSTA CIA LTDA.</text:p>
          </table:table-cell>
          <table:table-cell office:value-type="string" table:style-name="ce6">
            <text:p>10.230.480/0004-83</text:p>
          </table:table-cell>
          <table:table-cell office:value-type="string" table:style-name="ce6">
            <text:p>SUBSTITUIÇÃO EMERGENCIAL DE BOIAS PARA CAIXAS ACOPLADAS DE VASOS SANITÁRIOS, BEM COMO DE UM SIFÃO DUPLO SANFONADO PARA USO NA PIA DO REFEITÓRIO DO PRÉDIO DA PR/BA.</text:p>
          </table:table-cell>
          <table:table-cell office:value-type="string" table:style-name="ce8">
            <text:p>R$ <text:s text:c="3"/>253,90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style-name="ce6">
            <text:p>PAULO VALENTIM LEITE</text:p>
          </table:table-cell>
          <table:table-cell office:value-type="string" table:style-name="ce6">
            <text:p><text:s/>018.866.885-32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FARMÁCIA MEGA POPULAR LTDA.</text:p>
          </table:table-cell>
          <table:table-cell office:value-type="string" table:style-name="ce6">
            <text:p>25.116.664/0001-41</text:p>
          </table:table-cell>
          <table:table-cell office:value-type="string" table:style-name="ce6">
            <text:p>CONSIDERANDO ORIENTAÇÃO DO PLANO DE AÇÃO EM CASO DE SUSPEITA DO CORONAVÍRUSDA <text:s/>SSIS /PGR 2020, SOLICITAMOS DE 08 (OITO) <text:s/>PACOTES DE <text:s/>MÁSCARA CIRÚRGICA <text:s/>DESCARTÁVEL COM ELÁSTICO.</text:p>
          </table:table-cell>
          <table:table-cell office:value-type="string" table:style-name="ce8">
            <text:p>R$ <text:s text:c="3"/>239,4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6">
            <text:p>PAULO VALENTIM LEITE</text:p>
          </table:table-cell>
          <table:table-cell office:value-type="string" table:style-name="ce6">
            <text:p><text:s/>018.866.885-32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SOFT SALVADOR LTDA. - EPP</text:p>
          </table:table-cell>
          <table:table-cell office:value-type="string" table:style-name="ce6">
            <text:p>04.744.153/0002-85</text:p>
          </table:table-cell>
          <table:table-cell office:value-type="string" table:style-name="ce6">
            <text:p>AQUISIÇÃO VIA SUPRIMENTO DE FUNDOS DE UM REFIL PARA FILTRO DE TORNEIRA, INSTALADO NA CANTINA E QUE SE ENCONTRA ATUALMENTE APRESENTANDO SINAL DE SATURAÇÃO DEVIDO AO TEMPO DE INSTALAÇÃO.</text:p>
          </table:table-cell>
          <table:table-cell office:value-type="string" table:style-name="ce8">
            <text:p>R$ <text:s text:c="4"/>2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18">
            <text:p>PAULO VALENTIM LEITE</text:p>
          </table:table-cell>
          <table:table-cell office:value-type="string" table:number-columns-spanned="1" table:number-rows-spanned="2" table:style-name="ce18">
            <text:p><text:s/>018.866.885-32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VISAMED COMERCIAL DE ARTIGOS MÉDICOS LTDA.</text:p>
          </table:table-cell>
          <table:table-cell office:value-type="string" table:style-name="ce6">
            <text:p>01.179.056/0001-18</text:p>
          </table:table-cell>
          <table:table-cell office:value-type="string" table:style-name="ce6">
            <text:p>NECESSÁRIO PARA A MANUTENÇÃO DO ESTETOSCÓPIO LITTMANN CLASSIC II S.E.</text:p>
          </table:table-cell>
          <table:table-cell office:value-type="string" table:style-name="ce8">
            <text:p>R$ <text:s text:c="3"/>159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2/2020</text:p>
          </table:table-cell>
          <table:table-cell office:value-type="string" table:style-name="ce6">
            <text:p>ELÉTRICA CAPITAL MATERIAIS ELÉTRICOS E CONSTRUÇÃO LTDA.</text:p>
          </table:table-cell>
          <table:table-cell office:value-type="string" table:style-name="ce6">
            <text:p>08.787.397/0001-15</text:p>
          </table:table-cell>
          <table:table-cell office:value-type="string" table:style-name="ce6">
            <text:p>AQUISIÇÃO <text:s/>DE TOMADA <text:s/>FÊMEA, <text:s/>PADRÃO STECK, <text:s/>DE <text:s/>INSTALAÇÃO <text:s/>FIXA <text:s/>EM <text:s/>PAREDE, <text:s/>PARA <text:s/>QUE <text:s/>SEJA <text:s/>POSSÍVEL <text:s/>A <text:s/>INSTALAÇÃO <text:s/>DE <text:s/>NOBREAK PONTUAL NA SALA DE TELEFONIA DESTA PRBA.</text:p>
          </table:table-cell>
          <table:table-cell office:value-type="string" table:style-name="ce8">
            <text:p>R$ <text:s text:c="4"/>33,5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table-cell office:value-type="string" table:style-name="ce6">
            <text:p>PAULO VALENTIM LEITE</text:p>
          </table:table-cell>
          <table:table-cell office:value-type="string" table:style-name="ce6">
            <text:p><text:s/>018.866.885-32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2/2020</text:p>
          </table:table-cell>
          <table:table-cell office:value-type="string" table:style-name="ce6">
            <text:p>MZ COMÉRCIO E SERVIÇOS DE EQUIPAMENTOS LTDA.</text:p>
          </table:table-cell>
          <table:table-cell office:value-type="string" table:style-name="ce6">
            <text:p>04.703.364/0001-99</text:p>
          </table:table-cell>
          <table:table-cell office:value-type="string" table:style-name="ce6">
            <text:p>NECESSIDADE DE INTERVENÇÃO EMERGENCIAL DA REDE DE ESGOTO ECAIXA DE GORDURA QUE FAZEM A COLETA DOS DETRITOS DE ALIMENTO ORIUNDOS DAPIA DO REFEITÓRIO DA SEDE, QUE SE ENCONTRA PARCIALMENTE OBSTRUÍDA EM VIRTUDEDE SOBRECARGA DE USO.</text:p>
          </table:table-cell>
          <table:table-cell office:value-type="string" table:style-name="ce8">
            <text:p>R$ <text:s text:c="3"/>131,67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PAULO VALENTIM LEITE</text:p>
          </table:table-cell>
          <table:table-cell office:value-type="string" table:style-name="ce6">
            <text:p><text:s/>018.866.885-32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ESCRITÓRIO CARVALHAES REPRESENTAÇÕES LTDA. - EPP</text:p>
          </table:table-cell>
          <table:table-cell office:value-type="string" table:style-name="ce6">
            <text:p>57.868.770/0001-78</text:p>
          </table:table-cell>
          <table:table-cell office:value-type="string" table:style-name="ce6">
            <text:p>PAGAMENTO DO LAUDO DE ANÁLISE SENSORIAL DE CAFÉ, DECORRENTE DE PREVISÃO NO EDITAL DE PREGÃO ELETRÔNICO SRP Nº 01/2020.</text:p>
          </table:table-cell>
          <table:table-cell office:value-type="string" table:style-name="ce8">
            <text:p>R$ <text:s text:c="3"/>167,00<text:s/></text:p>
          </table:table-cell>
          <table:table-cell table:number-columns-repeated="16373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">
            <text:p>PAULO VALENTIM LEITE</text:p>
          </table:table-cell>
          <table:table-cell office:value-type="string" table:number-columns-spanned="1" table:number-rows-spanned="3" table:style-name="ce18">
            <text:p><text:s/>018.866.885-32</text:p>
          </table:table-cell>
          <table:table-cell office:value-type="string" table:number-columns-spanned="1" table:number-rows-spanned="2" table:style-name="ce18">
            <text:p>13/01/20 a 28/03/20</text:p>
          </table:table-cell>
          <table:table-cell office:value-type="string" table:number-columns-spanned="1" table:number-rows-spanned="2" table:style-name="ce18">
            <text:p>SIM</text:p>
          </table:table-cell>
          <table:table-cell office:value-type="string" table:number-columns-spanned="1" table:number-rows-spanned="2" table:style-name="ce19">
            <text:p>13/03/2020</text:p>
          </table:table-cell>
          <table:table-cell office:value-type="string" table:style-name="ce6">
            <text:p>MZ COMÉRCIO E SERVIÇOS DE EQUIPAMENTOS LTDA.</text:p>
          </table:table-cell>
          <table:table-cell office:value-type="string" table:style-name="ce6">
            <text:p>04.703.364/0001-99</text:p>
          </table:table-cell>
          <table:table-cell office:value-type="string" table:style-name="ce6">
            <text:p>AQUISIÇÃO DE PRESSOSTATO DEVIDO AO ROMPIMENTO EM UMA DAS CONEXÕES DO SISTEMA HIDRÁULICO PRESSURIZADO QUE ABASTECE O <text:s text:c="2"/>PISO <text:s text:c="2"/>SUPERIOR <text:s text:c="2"/>DA <text:s text:c="2"/>PRM/PAULO <text:s text:c="2"/>AFONSO, <text:s text:c="2"/>FAZENDO-SE <text:s text:c="2"/>NECESSÁRIA <text:s text:c="2"/>A <text:s text:c="2"/>INTERDIÇÃO <text:s text:c="2"/>DE <text:s text:c="2"/>TODOS <text:s text:c="2"/>OS BANHEIROS DO 2º PISO.</text:p>
          </table:table-cell>
          <table:table-cell office:value-type="string" table:style-name="ce8">
            <text:p>R$ <text:s text:c="3"/>107,64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DROGARIA SÃO PAULO S.A.</text:p>
          </table:table-cell>
          <table:table-cell office:value-type="string" table:style-name="ce6">
            <text:p>61.412.110/0989-61</text:p>
          </table:table-cell>
          <table:table-cell office:value-type="string" table:style-name="ce6">
            <text:p>MANUTENÇÃO <text:s text:c="2"/>DO <text:s text:c="2"/>ESTOQUE <text:s text:c="2"/>DO <text:s text:c="2"/>SERVIÇO <text:s text:c="2"/>MÉDICO <text:s text:c="2"/>E <text:s text:c="2"/>OBSERVANDO <text:s text:c="2"/>A DEMANDA <text:s text:c="2"/>OCORRIDA <text:s text:c="2"/>DOS <text:s text:c="2"/>MEDICAMENTOS <text:s text:c="2"/>NO <text:s text:c="2"/>SETOR</text:p>
          </table:table-cell>
          <table:table-cell office:value-type="string" table:style-name="ce8">
            <text:p>R$ <text:s text:c="3"/>114,59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HM COMERCIAL DE FERRAGENS E CONEXÕES ESPECIAIS LTDA.</text:p>
          </table:table-cell>
          <table:table-cell office:value-type="string" table:style-name="ce6">
            <text:p>14.147.697/0001-32</text:p>
          </table:table-cell>
          <table:table-cell office:value-type="string" table:style-name="ce6">
            <text:p>02 <text:s/>ENXADINHAS <text:s/>PARA <text:s/>JARDIM <text:s/>PARA <text:s/>REALIZAÇÃO <text:s/>DE <text:s/>CAPINAGEM <text:s/>NA <text:s/>GARAGEM <text:s/>ANEXA <text:s/>DAPR/BA.</text:p>
          </table:table-cell>
          <table:table-cell office:value-type="string" table:style-name="ce8">
            <text:p>R$ <text:s text:c="4"/>43,2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6">
            <text:p>PAULO VALENTIM LEITE</text:p>
          </table:table-cell>
          <table:table-cell office:value-type="string" table:style-name="ce6">
            <text:p><text:s/>018.866.885-32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MANFLEX COMÉRCIO E SERVIÇOS LTDA. - EPP</text:p>
          </table:table-cell>
          <table:table-cell office:value-type="string" table:style-name="ce6">
            <text:p>40.557.027/0001-02</text:p>
          </table:table-cell>
          <table:table-cell office:value-type="string" table:style-name="ce6">
            <text:p>01 <text:s/>SACO <text:s/>DE ASPIRADOR <text:s/>DE <text:s/>PÓ <text:s/>ELEKTRO <text:s/>SCHULZ <text:s/>1200W, <text:s/>NECESSÁRIO <text:s/>A <text:s/>UTILIZAÇÃO <text:s/>PELOSFUNCIONÁRIOS <text:s/>DA <text:s/>EMPRESA <text:s/>LIMPAR <text:s/>PARA <text:s/>LIMPEZA <text:s/>E <text:s/>CONSERVAÇÃO <text:s/>DA <text:s/>SEDE <text:s/>E <text:s/>VEÍCULOS.</text:p>
          </table:table-cell>
          <table:table-cell office:value-type="string" table:style-name="ce8">
            <text:p>R$ <text:s text:c="4"/>37,8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18">
            <text:p>FRANCISCO JOSE GUANABARA BRITO</text:p>
          </table:table-cell>
          <table:table-cell office:value-type="string" table:number-columns-spanned="1" table:number-rows-spanned="4" table:style-name="ce18">
            <text:p><text:s/>659.044.191-04</text:p>
          </table:table-cell>
          <table:table-cell office:value-type="string" table:style-name="ce6">
            <text:p>11/02/20 a 13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06/02/20 a 06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8">
            <text:p>14/01/20 a 08/04/20</text:p>
          </table:table-cell>
          <table:table-cell office:value-type="string" table:number-columns-spanned="1" table:number-rows-spanned="2" table:style-name="ce18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8">
            <text:p>SOLIMAR DE CARVALHO MARETO</text:p>
          </table:table-cell>
          <table:table-cell office:value-type="string" table:number-columns-spanned="1" table:number-rows-spanned="3" table:style-name="ce18">
            <text:p><text:s/>525.766.807-63</text:p>
          </table:table-cell>
          <table:table-cell office:value-type="string" table:style-name="ce6">
            <text:p>14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TECNOLAR PEÇAS E SERVIÇOS</text:p>
          </table:table-cell>
          <table:table-cell office:value-type="string" table:style-name="ce6">
            <text:p>08.990.662/0001-68</text:p>
          </table:table-cell>
          <table:table-cell office:value-type="string" table:style-name="ce6">
            <text:p>CONSERTO DO FRIGOBAR DO DR. JÚLIO DE CASTILHOS.</text:p>
          </table:table-cell>
          <table:table-cell office:value-type="string" table:style-name="ce8">
            <text:p>R$ <text:s text:c="3"/>28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8">
            <text:p>14/01/20 a 08/04/20</text:p>
          </table:table-cell>
          <table:table-cell office:value-type="string" table:number-columns-spanned="1" table:number-rows-spanned="2" table:style-name="ce18">
            <text:p>SIM</text:p>
          </table:table-cell>
          <table:table-cell office:value-type="string" table:number-columns-spanned="1" table:number-rows-spanned="2" table:style-name="ce19">
            <text:p>06/02/2020</text:p>
          </table:table-cell>
          <table:table-cell office:value-type="string" table:style-name="ce6">
            <text:p>CASA RARA COMERCIAL LTDA EPP</text:p>
          </table:table-cell>
          <table:table-cell office:value-type="string" table:style-name="ce6">
            <text:p>08.838.255/0001-30</text:p>
          </table:table-cell>
          <table:table-cell office:value-type="string" table:style-name="ce6">
            <text:p>AQUISIÇÃO DE MATERIAL NÃO DISPONÍVEL NO ALMOXARIFADO DA PR/ES.</text:p>
          </table:table-cell>
          <table:table-cell office:value-type="string" table:style-name="ce8">
            <text:p>R$ <text:s text:c="5"/>8,4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MORANDI &amp; ROCHA LTDA- LOJAS ROMA</text:p>
          </table:table-cell>
          <table:table-cell office:value-type="string" table:style-name="ce6">
            <text:p>05.462.396/0001-02</text:p>
          </table:table-cell>
          <table:table-cell office:value-type="string" table:style-name="ce6">
            <text:p>AQUISIÇÃO DE MATERIAL NÃO DISPONÍVEL NO ALMOXARIFADO DA PR/ES.</text:p>
          </table:table-cell>
          <table:table-cell office:value-type="string" table:style-name="ce8">
            <text:p>R$ <text:s text:c="4"/>12,8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">
            <text:p>SOLIMAR DE CARVALHO MARETO</text:p>
          </table:table-cell>
          <table:table-cell office:value-type="string" table:number-columns-spanned="1" table:number-rows-spanned="3" table:style-name="ce18">
            <text:p><text:s/>525.766.807-63</text:p>
          </table:table-cell>
          <table:table-cell office:value-type="string" table:number-columns-spanned="1" table:number-rows-spanned="2" table:style-name="ce18">
            <text:p>14/01/20 a 08/04/20</text:p>
          </table:table-cell>
          <table:table-cell office:value-type="string" table:number-columns-spanned="1" table:number-rows-spanned="2" table:style-name="ce18">
            <text:p>SIM</text:p>
          </table:table-cell>
          <table:table-cell office:value-type="string" table:number-columns-spanned="1" table:number-rows-spanned="2" table:style-name="ce19">
            <text:p>29/01/2020</text:p>
          </table:table-cell>
          <table:table-cell office:value-type="string" table:number-columns-spanned="1" table:number-rows-spanned="2" table:style-name="ce18">
            <text:p>BOZI MATERIAIS PARA CONSTRUÇÃO LTDA</text:p>
          </table:table-cell>
          <table:table-cell office:value-type="string" table:number-columns-spanned="1" table:number-rows-spanned="2" table:style-name="ce18">
            <text:p>27.830.116/0001-04</text:p>
          </table:table-cell>
          <table:table-cell office:value-type="string" table:style-name="ce6">
            <text:p>AQUISIÇÃO DE MATERIAL NÃO DISPONÍVEL NO ALMOXARIFADO DA PR/ES.</text:p>
          </table:table-cell>
          <table:table-cell office:value-type="string" table:style-name="ce8">
            <text:p>R$ <text:s text:c="3"/>115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MATERIAL NÃO DISPONÍVEL NO ALMOXARIFADO DA PR/ES.</text:p>
          </table:table-cell>
          <table:table-cell office:value-type="string" table:style-name="ce8">
            <text:p>R$ <text:s text:c="3"/>132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">
            <text:p>14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1/01/2020</text:p>
          </table:table-cell>
          <table:table-cell office:value-type="string" table:style-name="ce6">
            <text:p>CASA DOS PARAFUSOS ESTEVES LTDA</text:p>
          </table:table-cell>
          <table:table-cell office:value-type="string" table:style-name="ce6">
            <text:p>36.391.589/0001-43</text:p>
          </table:table-cell>
          <table:table-cell office:value-type="string" table:style-name="ce6">
            <text:p>AQUISIÇÃO DE MATERIAL NÃO DISPONÍVEL NO ALMOXARIFADO DA PR/ES.</text:p>
          </table:table-cell>
          <table:table-cell office:value-type="string" table:style-name="ce8">
            <text:p>R$ <text:s text:c="4"/>17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SOLIMAR DE CARVALHO MARETO</text:p>
          </table:table-cell>
          <table:table-cell office:value-type="string" table:style-name="ce6">
            <text:p><text:s/>525.766.807-63</text:p>
          </table:table-cell>
          <table:table-cell office:value-type="string" table:style-name="ce6">
            <text:p>24/03/20 a 21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number-columns-spanned="1" table:number-rows-spanned="5" table:style-name="ce18">
            <text:p>ALAN JULIUS NAVARRO</text:p>
          </table:table-cell>
          <table:table-cell office:value-type="string" table:number-columns-spanned="1" table:number-rows-spanned="5" table:style-name="ce18">
            <text:p><text:s/>060.265.386-07</text:p>
          </table:table-cell>
          <table:table-cell office:value-type="string" table:number-columns-spanned="1" table:number-rows-spanned="2" table:style-name="ce18">
            <text:p>13/03/20 a 12/04/20</text:p>
          </table:table-cell>
          <table:table-cell office:value-type="string" table:number-columns-spanned="1" table:number-rows-spanned="2" table:style-name="ce18">
            <text:p>SIM</text:p>
          </table:table-cell>
          <table:table-cell office:value-type="string" table:number-columns-spanned="1" table:number-rows-spanned="2" table:style-name="ce19">
            <text:p>02/04/2020</text:p>
          </table:table-cell>
          <table:table-cell office:value-type="string" table:style-name="ce6">
            <text:p>AROMAS &amp; ESSENCIAIS LTDA - ME</text:p>
          </table:table-cell>
          <table:table-cell office:value-type="string" table:style-name="ce6">
            <text:p>17.229.547/0001-66</text:p>
          </table:table-cell>
          <table:table-cell office:value-type="string" table:style-name="ce6">
            <text:p>COMPRA DE ÁLCOOL ANTISSÉPTICO, HIGIENIZADOR DE MÃOS PARA PREVENÇÃO DO COVID-19</text:p>
          </table:table-cell>
          <table:table-cell office:value-type="string" table:style-name="ce8">
            <text:p>R$ <text:s text:c="3"/>299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GAS LTDA - EPP</text:p>
          </table:table-cell>
          <table:table-cell office:value-type="string" table:style-name="ce6">
            <text:p>42.822.791/0001-85</text:p>
          </table:table-cell>
          <table:table-cell office:value-type="string" table:style-name="ce6">
            <text:p>USO DIÁRIO NA COPA DA SEDE DA PRM-UBERLÂNDIA</text:p>
          </table:table-cell>
          <table:table-cell office:value-type="string" table:style-name="ce8">
            <text:p>R$ <text:s text:c="3"/>14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8">
            <text:p>24/03/20 a 23/04/20</text:p>
          </table:table-cell>
          <table:table-cell office:value-type="string" table:number-columns-spanned="1" table:number-rows-spanned="2" table:style-name="ce18">
            <text:p>SIM</text:p>
          </table:table-cell>
          <table:table-cell office:value-type="string" table:style-name="ce7">
            <text:p>02/04/2020</text:p>
          </table:table-cell>
          <table:table-cell office:value-type="string" table:style-name="ce6">
            <text:p>VIDRAÇARIA SANTANA</text:p>
          </table:table-cell>
          <table:table-cell office:value-type="string" table:style-name="ce6">
            <text:p>18.267.471/0001-26</text:p>
          </table:table-cell>
          <table:table-cell office:value-type="string" table:style-name="ce6">
            <text:p>EXTENSÃO DO VIDRO DA RECEPÇÃO E DA SALA DE ATENDIMENTO PARA PREVENÇÃO AO CONTATO COM PÚBLICO EXTERNO DO COVID-19.</text:p>
          </table:table-cell>
          <table:table-cell office:value-type="string" table:style-name="ce8">
            <text:p>R$ <text:s text:c="3"/>280,5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04/02/20 a 05/03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3" table:style-name="ce18">
            <text:p>ANGELO FERREIRA DA ROCHA JUNIOR</text:p>
          </table:table-cell>
          <table:table-cell office:value-type="string" table:number-columns-spanned="1" table:number-rows-spanned="3" table:style-name="ce18">
            <text:p><text:s/>086.369.806-90</text:p>
          </table:table-cell>
          <table:table-cell office:value-type="string" table:style-name="ce6">
            <text:p>30/01/20 a 29/02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17/03/20 a 16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6">
            <text:p>31/01/20 a 11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2/2020</text:p>
          </table:table-cell>
          <table:table-cell office:value-type="string" table:style-name="ce6">
            <text:p>J.C.M. NITERÓI REFRIGERAÇÃO LTDA</text:p>
          </table:table-cell>
          <table:table-cell office:value-type="string" table:style-name="ce6">
            <text:p>08.824.171/0024-33</text:p>
          </table:table-cell>
          <table:table-cell office:value-type="string" table:style-name="ce6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<text:s/></text:p>
          </table:table-cell>
          <table:table-cell office:value-type="string" table:style-name="ce8">
            <text:p>R$ <text:s text:c="3"/>659,97<text:s/>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8" table:style-name="ce17">
            <text:p>PR-MG</text:p>
          </table:table-cell>
          <table:table-cell office:value-type="float" office:value="2020" table:number-columns-spanned="1" table:number-rows-spanned="8" table:style-name="ce18">
            <text:p>2020</text:p>
          </table:table-cell>
          <table:table-cell office:value-type="string" table:style-name="ce6">
            <text:p>DELVA DE ASSIS MARQUES</text:p>
          </table:table-cell>
          <table:table-cell office:value-type="string" table:style-name="ce6">
            <text:p><text:s/>127.880.038-70</text:p>
          </table:table-cell>
          <table:table-cell office:value-type="string" table:style-name="ce6">
            <text:p>17/03/20 a 16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DENISE RODRIGUES DE SOUZA</text:p>
          </table:table-cell>
          <table:table-cell office:value-type="string" table:style-name="ce6">
            <text:p><text:s/>811.278.807-30</text:p>
          </table:table-cell>
          <table:table-cell office:value-type="string" table:style-name="ce6">
            <text:p>18/03/20 a 17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DENISE RODRIGUES DE SOUZA</text:p>
          </table:table-cell>
          <table:table-cell office:value-type="string" table:style-name="ce6">
            <text:p><text:s/>811.278.807-30</text:p>
          </table:table-cell>
          <table:table-cell office:value-type="string" table:style-name="ce6">
            <text:p>24/04/20 a 23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FABIO EDUARDO PINTO COELHO</text:p>
          </table:table-cell>
          <table:table-cell office:value-type="string" table:style-name="ce6">
            <text:p><text:s/>032.458.926-32</text:p>
          </table:table-cell>
          <table:table-cell office:value-type="string" table:style-name="ce6">
            <text:p>07/02/20 a 0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2/2020</text:p>
          </table:table-cell>
          <table:table-cell office:value-type="string" table:style-name="ce6">
            <text:p>PAULO HENRIQUE DAVILA ME - RODOGAS</text:p>
          </table:table-cell>
          <table:table-cell office:value-type="string" table:style-name="ce6">
            <text:p>10.249.911/0001-00</text:p>
          </table:table-cell>
          <table:table-cell office:value-type="string" table:style-name="ce6">
            <text:p>AQUISIÇÃO DE GÁS DE COZINHA PARA BOTIJÃO DE 13KG.</text:p>
          </table:table-cell>
          <table:table-cell office:value-type="string" table:style-name="ce8">
            <text:p>R$ <text:s text:c="4"/>65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6">
            <text:p>FABIO EDUARDO PINTO COELHO</text:p>
          </table:table-cell>
          <table:table-cell office:value-type="string" table:style-name="ce6">
            <text:p><text:s/>032.458.926-32</text:p>
          </table:table-cell>
          <table:table-cell office:value-type="string" table:style-name="ce6">
            <text:p>07/02/20 a 0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2/2020</text:p>
          </table:table-cell>
          <table:table-cell office:value-type="string" table:style-name="ce6">
            <text:p>T.B.M. SATHLER</text:p>
          </table:table-cell>
          <table:table-cell office:value-type="string" table:style-name="ce6">
            <text:p>03.276.311/0001-76</text:p>
          </table:table-cell>
          <table:table-cell office:value-type="string" table:style-name="ce6">
            <text:p>AQUISIÇÃO E TROCA DE PEÇAS DO MOTOR DO PORTÃO ELETRÔNICO DA GARAGEM (SENSOR, ÍMÃ E GOMO DE CREMALHEIRA), ALÉM DE AQUISIÇÃO DE GÁS DE COZINHA DE 13KG.</text:p>
          </table:table-cell>
          <table:table-cell office:value-type="string" table:style-name="ce8">
            <text:p>R$ <text:s text:c="3"/>175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FABIO EDUARDO PINTO COELHO</text:p>
          </table:table-cell>
          <table:table-cell office:value-type="string" table:style-name="ce6">
            <text:p><text:s/>032.458.926-32</text:p>
          </table:table-cell>
          <table:table-cell office:value-type="string" table:style-name="ce6">
            <text:p>17/03/20 a 16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KARINA EL CORAB TROTTA LARA</text:p>
          </table:table-cell>
          <table:table-cell office:value-type="string" table:style-name="ce6">
            <text:p><text:s/>993.034.266-49</text:p>
          </table:table-cell>
          <table:table-cell office:value-type="string" table:style-name="ce6">
            <text:p>13/03/20 a 1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4/2020</text:p>
          </table:table-cell>
          <table:table-cell office:value-type="string" table:style-name="ce6">
            <text:p>FARMACIA VIDEIRA MANIPULAÇÃO HOMEOPATIA LTDA</text:p>
          </table:table-cell>
          <table:table-cell office:value-type="string" table:style-name="ce6">
            <text:p>30.391.192/0001-75</text:p>
          </table:table-cell>
          <table:table-cell office:value-type="string" table:style-name="ce6">
            <text:p>PRODUTO DE NECESSÁRIO USO PARA PREVENÇÃO AO COVID-19.</text:p>
          </table:table-cell>
          <table:table-cell office:value-type="string" table:style-name="ce8">
            <text:p>R$ <text:s text:c="3"/>119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7" table:style-name="ce17">
            <text:p>PR-MG</text:p>
          </table:table-cell>
          <table:table-cell office:value-type="float" office:value="2020" table:number-columns-spanned="1" table:number-rows-spanned="7" table:style-name="ce18">
            <text:p>2020</text:p>
          </table:table-cell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8">
            <text:p>MARCELINO OLIVEIRA SILVA</text:p>
          </table:table-cell>
          <table:table-cell office:value-type="string" table:number-columns-spanned="1" table:number-rows-spanned="2" table:style-name="ce18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3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8">
            <text:p>MARCELINO OLIVEIRA SILVA</text:p>
          </table:table-cell>
          <table:table-cell office:value-type="string" table:number-columns-spanned="1" table:number-rows-spanned="2" table:style-name="ce18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1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2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1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8" table:style-name="ce17">
            <text:p>PR-MG</text:p>
          </table:table-cell>
          <table:table-cell office:value-type="float" office:value="2020" table:number-columns-spanned="1" table:number-rows-spanned="8" table:style-name="ce18">
            <text:p>2020</text:p>
          </table:table-cell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1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2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3/01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09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AB NASCENTES DAS GERAIS</text:p>
          </table:table-cell>
          <table:table-cell office:value-type="string" table:style-name="ce6">
            <text:p>08.822.767/0001-08</text:p>
          </table:table-cell>
          <table:table-cell office:value-type="string" table:style-name="ce6">
            <text:p>PAGAMENTO DE PEDÁGIO.</text:p>
          </table:table-cell>
          <table:table-cell office:value-type="string" table:style-name="ce8">
            <text:p>R$ <text:s text:c="5"/>6,2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RCELINO OLIVEIRA SILVA</text:p>
          </table:table-cell>
          <table:table-cell office:value-type="string" table:style-name="ce6">
            <text:p><text:s/>882.758.766-72</text:p>
          </table:table-cell>
          <table:table-cell office:value-type="string" table:style-name="ce6">
            <text:p>13/03/20 a 1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ATAKADO FARMA - INOVA</text:p>
          </table:table-cell>
          <table:table-cell office:value-type="string" table:style-name="ce6">
            <text:p>10.653.757/0002-19</text:p>
          </table:table-cell>
          <table:table-cell office:value-type="string" table:style-name="ce6">
            <text:p>AQUISIÇÃO DE ÁLCOOL GEL.</text:p>
          </table:table-cell>
          <table:table-cell office:value-type="string" table:style-name="ce8">
            <text:p>R$ <text:s text:c="3"/>10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">
            <text:p>MARCELINO OLIVEIRA SILVA</text:p>
          </table:table-cell>
          <table:table-cell office:value-type="string" table:number-columns-spanned="1" table:number-rows-spanned="2" table:style-name="ce18">
            <text:p><text:s/>882.758.766-72</text:p>
          </table:table-cell>
          <table:table-cell office:value-type="string" table:style-name="ce6">
            <text:p>20/01/20 a 19/02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1/2020</text:p>
          </table:table-cell>
          <table:table-cell office:value-type="string" table:style-name="ce6">
            <text:p>WATTOHMS TELECOMUNICAÇÕES LTDA</text:p>
          </table:table-cell>
          <table:table-cell office:value-type="string" table:style-name="ce6">
            <text:p>00.484.764/0001-08</text:p>
          </table:table-cell>
          <table:table-cell office:value-type="string" table:style-name="ce6">
            <text:p>SERVIÇO DE MANUTENÇÃO NO MOTOR DO PORTAL DA GARAGEM DA PRM-PASSOS.</text:p>
          </table:table-cell>
          <table:table-cell office:value-type="string" table:style-name="ce8">
            <text:p>R$ <text:s text:c="3"/>18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6">
            <text:p>20/01/20 a 19/02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9/01/2020</text:p>
          </table:table-cell>
          <table:table-cell office:value-type="string" table:style-name="ce6">
            <text:p>KELEN IRACEMA DE OLIVEIRA ME - ART MINAS</text:p>
          </table:table-cell>
          <table:table-cell office:value-type="string" table:style-name="ce6">
            <text:p>21.484.226/0001-85</text:p>
          </table:table-cell>
          <table:table-cell office:value-type="string" table:style-name="ce6">
            <text:p>AQUISIÇÃO DE ADESIVOS DE SEGURANÇA PARA SINALIZAÇÃO DA PORTA DE VIDRO DA RECEPÇÃO DA PRM-PASSOS.</text:p>
          </table:table-cell>
          <table:table-cell office:value-type="string" table:style-name="ce8">
            <text:p>R$ <text:s text:c="4"/>75,00<text:s/></text:p>
          </table:table-cell>
          <table:table-cell table:number-columns-repeated="16373"/>
        </table:table-row>
        <table:table-row table:style-name="ro6">
          <table:table-cell office:value-type="string" table:number-columns-spanned="1" table:number-rows-spanned="17" table:style-name="ce17">
            <text:p>PR-MG</text:p>
          </table:table-cell>
          <table:table-cell office:value-type="float" office:value="2020" table:number-columns-spanned="1" table:number-rows-spanned="17" table:style-name="ce18">
            <text:p>2020</text:p>
          </table:table-cell>
          <table:table-cell office:value-type="string" table:style-name="ce6">
            <text:p>MARIA DE FATIMA SILVA LACERDA</text:p>
          </table:table-cell>
          <table:table-cell office:value-type="string" table:style-name="ce6">
            <text:p><text:s/>664.213.306-49</text:p>
          </table:table-cell>
          <table:table-cell office:value-type="string" table:style-name="ce6">
            <text:p>17/03/20 a 1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4/2020</text:p>
          </table:table-cell>
          <table:table-cell office:value-type="string" table:style-name="ce6">
            <text:p>JKM DROGARIA</text:p>
          </table:table-cell>
          <table:table-cell office:value-type="string" table:style-name="ce6">
            <text:p>16.697.764/0001-18</text:p>
          </table:table-cell>
          <table:table-cell office:value-type="string" table:style-name="ce6">
            <text:p>AQUISIÇÃO DE ALCOOL EM GEL PARA UTILIZAÇÃO PELO PÚBLICO INTERNO DA PRM DE DIVINÓPOLIS EM PREVENÇÃO AO CORONAVIRUS - COVID-19</text:p>
          </table:table-cell>
          <table:table-cell office:value-type="string" table:style-name="ce8">
            <text:p>R$ <text:s text:c="3"/>113,4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">
            <text:p>MARIA DE FATIMA SILVA LACERDA</text:p>
          </table:table-cell>
          <table:table-cell office:value-type="string" table:number-columns-spanned="1" table:number-rows-spanned="2" table:style-name="ce18">
            <text:p><text:s/>664.213.306-49</text:p>
          </table:table-cell>
          <table:table-cell office:value-type="string" table:style-name="ce6">
            <text:p>18/02/20 a 19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DIVINOGAS - DIVINÓPOLIS GÁS E ÁGUA MINERAL LTDA.</text:p>
          </table:table-cell>
          <table:table-cell office:value-type="string" table:style-name="ce6">
            <text:p>22.616.972/0001-48</text:p>
          </table:table-cell>
          <table:table-cell office:value-type="string" table:style-name="ce6">
            <text:p>O GÁS DE COZINHA ACABOU E ADQUIRIMOS UM NOVO BUJÃO DE GÁS.</text:p>
          </table:table-cell>
          <table:table-cell office:value-type="string" table:style-name="ce8">
            <text:p>R$ <text:s text:c="4"/>75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6">
            <text:p>18/02/20 a 19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SÃO GERALDO ACABAMENTOS LTDA. - MEGAMETAL</text:p>
          </table:table-cell>
          <table:table-cell office:value-type="string" table:style-name="ce6">
            <text:p>06.235.137/0001-01</text:p>
          </table:table-cell>
          <table:table-cell office:value-type="string" table:style-name="ce6">
            <text:p>O REPARO E ACIONADOR DE DESCARGA DO BANHEIRO DO GABINETE DO 2º OFÍCIO SE ESTRAGOU. FOI NECESSÁRIO FAZER A TROCA POR UM NOVO.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MAURICIO VIEIRA RAMOS</text:p>
          </table:table-cell>
          <table:table-cell office:value-type="string" table:style-name="ce6">
            <text:p><text:s/>055.187.306-08</text:p>
          </table:table-cell>
          <table:table-cell office:value-type="string" table:style-name="ce6">
            <text:p>18/02/20 a 19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LUMIGAS COMERCIO E TRANSPORTES LTDA</text:p>
          </table:table-cell>
          <table:table-cell office:value-type="string" table:style-name="ce6">
            <text:p>02.424.764/0001-30</text:p>
          </table:table-cell>
          <table:table-cell office:value-type="string" table:style-name="ce6">
            <text:p>AQUISIÇÃO DE GÁS GLP PARA CONTINUAÇÃO DOS SERVIÇOS DA COPA.</text:p>
          </table:table-cell>
          <table:table-cell office:value-type="string" table:style-name="ce8">
            <text:p>R$ <text:s text:c="4"/>7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MAURICIO VIEIRA RAMOS</text:p>
          </table:table-cell>
          <table:table-cell office:value-type="string" table:style-name="ce6">
            <text:p><text:s/>055.187.306-08</text:p>
          </table:table-cell>
          <table:table-cell office:value-type="string" table:style-name="ce6">
            <text:p>18/02/20 a 19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LUMIGAS COMERCIO E TRANSPORTES LTDA</text:p>
          </table:table-cell>
          <table:table-cell office:value-type="string" table:style-name="ce6">
            <text:p>02.424.764/0001-30</text:p>
          </table:table-cell>
          <table:table-cell office:value-type="string" table:style-name="ce6">
            <text:p>AQUISIÇÃO DE GÁS GLP PARA CONTINUÇÃO DOS SERVIÇOS DA COPA.</text:p>
          </table:table-cell>
          <table:table-cell office:value-type="string" table:style-name="ce8">
            <text:p>R$ <text:s text:c="4"/>7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MAURICIO VIEIRA RAMOS</text:p>
          </table:table-cell>
          <table:table-cell office:value-type="string" table:style-name="ce6">
            <text:p><text:s/>055.187.306-08</text:p>
          </table:table-cell>
          <table:table-cell office:value-type="string" table:style-name="ce6">
            <text:p>19/02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SETTA FIOS E CABOS LTDA</text:p>
          </table:table-cell>
          <table:table-cell office:value-type="string" table:style-name="ce6">
            <text:p>01.134.726/0001-80</text:p>
          </table:table-cell>
          <table:table-cell office:value-type="string" table:style-name="ce6">
            <text:p>COMPRA DE FILTRO DE LINHA PARA MELHOR DISTRIBUIÇÃO DOS CIRCUITOS DA REDE ELETRICA NA UNIDADE.</text:p>
          </table:table-cell>
          <table:table-cell office:value-type="string" table:style-name="ce8">
            <text:p>R$ <text:s text:c="4"/>7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18">
            <text:p>OSMARIO ABREU</text:p>
          </table:table-cell>
          <table:table-cell office:value-type="string" table:number-columns-spanned="1" table:number-rows-spanned="2" table:style-name="ce18">
            <text:p><text:s/>032.137.266-21</text:p>
          </table:table-cell>
          <table:table-cell office:value-type="string" table:style-name="ce6">
            <text:p>14/04/20 a 13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13/03/20 a 1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3/2020</text:p>
          </table:table-cell>
          <table:table-cell office:value-type="string" table:style-name="ce6">
            <text:p>IRMAOS MATTAR &amp; CIA LTDA</text:p>
          </table:table-cell>
          <table:table-cell office:value-type="string" table:style-name="ce6">
            <text:p>25.102.146/0027-08</text:p>
          </table:table-cell>
          <table:table-cell office:value-type="string" table:style-name="ce6">
            <text:p>AQUISIÇÃO DE ÁLCOOL GEL.</text:p>
          </table:table-cell>
          <table:table-cell office:value-type="string" table:style-name="ce8">
            <text:p>R$ <text:s text:c="3"/>12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WALISON CARLOS SILVA</text:p>
          </table:table-cell>
          <table:table-cell office:value-type="string" table:style-name="ce6">
            <text:p><text:s/>037.325.526-83</text:p>
          </table:table-cell>
          <table:table-cell office:value-type="string" table:style-name="ce6">
            <text:p>11/02/20 a 12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CARVALHO E GARDINGO LTDA</text:p>
          </table:table-cell>
          <table:table-cell office:value-type="string" table:style-name="ce6">
            <text:p>71.118.939/0001-01</text:p>
          </table:table-cell>
          <table:table-cell office:value-type="string" table:style-name="ce6">
            <text:p>AQUISIÇÃO DE GAS DE COZINHA.</text:p>
          </table:table-cell>
          <table:table-cell office:value-type="string" table:style-name="ce8">
            <text:p>R$ <text:s text:c="4"/>81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WALISON CARLOS SILVA</text:p>
          </table:table-cell>
          <table:table-cell office:value-type="string" table:style-name="ce6">
            <text:p><text:s/>037.325.526-83</text:p>
          </table:table-cell>
          <table:table-cell office:value-type="string" table:style-name="ce6">
            <text:p>11/02/20 a 12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DEPÓSITO MUNDO DAS CONSTRUÇÕES</text:p>
          </table:table-cell>
          <table:table-cell office:value-type="string" table:style-name="ce6">
            <text:p>12.320.434/0001-58</text:p>
          </table:table-cell>
          <table:table-cell office:value-type="string" table:style-name="ce6">
            <text:p>ATENDER DEMANDA URGENTE QUE CONSISTE NA AQUISIÇÃO DE CAIXA DE PASSAGEM, FITA ISOLANTE ALTA FUSÃO E REFLETOR EM LED.</text:p>
          </table:table-cell>
          <table:table-cell office:value-type="string" table:style-name="ce8">
            <text:p>R$ <text:s text:c="3"/>113,9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WALISON CARLOS SILVA</text:p>
          </table:table-cell>
          <table:table-cell office:value-type="string" table:style-name="ce6">
            <text:p><text:s/>037.325.526-83</text:p>
          </table:table-cell>
          <table:table-cell office:value-type="string" table:style-name="ce6">
            <text:p>13/01/20 a 12/02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1/2020</text:p>
          </table:table-cell>
          <table:table-cell office:value-type="string" table:style-name="ce6">
            <text:p>TEMPERVALE</text:p>
          </table:table-cell>
          <table:table-cell office:value-type="string" table:style-name="ce6">
            <text:p>10.870.696/0001-60</text:p>
          </table:table-cell>
          <table:table-cell office:value-type="string" table:style-name="ce6">
            <text:p>AQUISIÇÃO DE MATERIAL PARA MANUTENÇÃO DE BOX PARA BANHEIRO.</text:p>
          </table:table-cell>
          <table:table-cell office:value-type="string" table:style-name="ce8">
            <text:p>R$ <text:s text:c="3"/>24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2" table:style-name="ce18">
            <text:p>WALISON CARLOS SILVA</text:p>
          </table:table-cell>
          <table:table-cell office:value-type="string" table:number-columns-spanned="1" table:number-rows-spanned="2" table:style-name="ce18">
            <text:p><text:s/>037.325.526-83</text:p>
          </table:table-cell>
          <table:table-cell office:value-type="string" table:style-name="ce6">
            <text:p>13/01/20 a 12/02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3/01/2020</text:p>
          </table:table-cell>
          <table:table-cell office:value-type="string" table:style-name="ce6">
            <text:p>DEPÓSITO MUNDO DAS CONSTRUÇÕES</text:p>
          </table:table-cell>
          <table:table-cell office:value-type="string" table:style-name="ce6">
            <text:p>12.320.434/0001-58</text:p>
          </table:table-cell>
          <table:table-cell office:value-type="string" table:style-name="ce6">
            <text:p>AQUISIÇÃO DE LONA PLÁSTICA, TENDO EM VISTA VAZAMENTOS APRESENTADOS NO TELHADO COM AS CHUVAS.</text:p>
          </table:table-cell>
          <table:table-cell office:value-type="string" table:style-name="ce8">
            <text:p>R$ <text:s text:c="3"/>16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6">
            <text:p>17/03/20 a 1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3/2020</text:p>
          </table:table-cell>
          <table:table-cell office:value-type="string" table:style-name="ce6">
            <text:p>DROGARIA PARQUE CARAVELAS LTDA- ME</text:p>
          </table:table-cell>
          <table:table-cell office:value-type="string" table:style-name="ce6">
            <text:p>25.176.580/0001-01</text:p>
          </table:table-cell>
          <table:table-cell office:value-type="string" table:style-name="ce6">
            <text:p>AQUISIÇÃO DE ÁLCOOL GEL PARA USO DOS SETORES DESTA PRM-IPATINGA COMO MEDIDA DE CONTROLE AO AVANÇO DA PANDEMIA DA COVID19.</text:p>
          </table:table-cell>
          <table:table-cell office:value-type="string" table:style-name="ce8">
            <text:p>R$ <text:s text:c="3"/>12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8">
            <text:p>WILSON AKIO TAKEUTI</text:p>
          </table:table-cell>
          <table:table-cell office:value-type="string" table:number-columns-spanned="1" table:number-rows-spanned="2" table:style-name="ce18">
            <text:p><text:s/>047.795.108-21</text:p>
          </table:table-cell>
          <table:table-cell office:value-type="string" table:style-name="ce6">
            <text:p>04/03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FLAMAGAS LTDA</text:p>
          </table:table-cell>
          <table:table-cell office:value-type="string" table:style-name="ce6">
            <text:p>00.414.683/0001-23</text:p>
          </table:table-cell>
          <table:table-cell office:value-type="string" table:style-name="ce6">
            <text:p>UTILIZAÇÃO NA COPA DA PRM-UBERABA.</text:p>
          </table:table-cell>
          <table:table-cell office:value-type="string" table:style-name="ce8">
            <text:p>R$ <text:s text:c="4"/>68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6">
            <text:p>13/03/20 a 1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8/04/2020</text:p>
          </table:table-cell>
          <table:table-cell office:value-type="string" table:style-name="ce6">
            <text:p>SUPERMERCADO BAHAMAS S.A.</text:p>
          </table:table-cell>
          <table:table-cell office:value-type="string" table:style-name="ce6">
            <text:p>17.745.613/0053-81</text:p>
          </table:table-cell>
          <table:table-cell office:value-type="string" table:style-name="ce6">
            <text:p>UTILIZAÇÃO NAS DEPENDÊNCIAS DA PRM-UBERABA PARA HIGIENIZAÇÃO DAS MÃOS.</text:p>
          </table:table-cell>
          <table:table-cell office:value-type="string" table:style-name="ce8">
            <text:p>R$ <text:s text:c="4"/>77,88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WILSON AKIO TAKEUTI</text:p>
          </table:table-cell>
          <table:table-cell office:value-type="string" table:style-name="ce6">
            <text:p><text:s/>047.795.108-21</text:p>
          </table:table-cell>
          <table:table-cell office:value-type="string" table:style-name="ce6">
            <text:p>13/03/20 a 12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SHOPPING DA LIMPEZA START LTDA - UBERABA</text:p>
          </table:table-cell>
          <table:table-cell office:value-type="string" table:style-name="ce6">
            <text:p>20.443.251/0002-39</text:p>
          </table:table-cell>
          <table:table-cell office:value-type="string" table:style-name="ce6">
            <text:p>UTILIZAÇÃO NAS DEPENDÊNCIAS DA PRM-UBERABA PARA HIGIENIZAÇÃO DE MÃOS.</text:p>
          </table:table-cell>
          <table:table-cell office:value-type="string" table:style-name="ce8">
            <text:p>R$ <text:s text:c="4"/>41,4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WILSON AKIO TAKEUTI</text:p>
          </table:table-cell>
          <table:table-cell office:value-type="string" table:style-name="ce6">
            <text:p><text:s/>047.795.108-21</text:p>
          </table:table-cell>
          <table:table-cell office:value-type="string" table:style-name="ce6">
            <text:p>26/03/20 a 25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4/2020</text:p>
          </table:table-cell>
          <table:table-cell office:value-type="string" table:style-name="ce6">
            <text:p>MARIO CESAR DA SILVA</text:p>
          </table:table-cell>
          <table:table-cell office:value-type="string" table:style-name="ce6">
            <text:p>033.562.416-21</text:p>
          </table:table-cell>
          <table:table-cell office:value-type="string" table:style-name="ce6">
            <text:p>ESTANCAR VAZAMENTO DE ÁGUA QUE ESTÁ BROTANDO DO CHÃO JUNTO À PORTA DE ENTRADA DA PRM.</text:p>
          </table:table-cell>
          <table:table-cell office:value-type="string" table:style-name="ce8">
            <text:p>R$ <text:s text:c="3"/>116,28<text:s/></text:p>
          </table:table-cell>
          <table:table-cell table:number-columns-repeated="16373"/>
        </table:table-row>
        <table:table-row table:style-name="ro9">
          <table:table-cell office:value-type="string" table:number-columns-spanned="1" table:number-rows-spanned="18" table:style-name="ce17">
            <text:p>PR-MT</text:p>
          </table:table-cell>
          <table:table-cell office:value-type="float" office:value="2020" table:number-columns-spanned="1" table:number-rows-spanned="18" table:style-name="ce18">
            <text:p>2020</text:p>
          </table:table-cell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4/2020</text:p>
          </table:table-cell>
          <table:table-cell office:value-type="string" table:style-name="ce6">
            <text:p>REFRIGERACAO RELETRON LTDA</text:p>
          </table:table-cell>
          <table:table-cell office:value-type="string" table:style-name="ce6">
            <text:p>03.944.659/0001-94</text:p>
          </table:table-cell>
          <table:table-cell office:value-type="string" table:style-name="ce6">
            <text:p>AQUISIÇÃO DE JARRAS DE INOX PARA ATENDER A NECESSIDADE DA COPA DA PRM-RONDONÓPOLIS. DESPESAS DE PEQUENO VULTO.<text:s/></text:p>
          </table:table-cell>
          <table:table-cell office:value-type="string" table:style-name="ce8">
            <text:p>R$ <text:s text:c="3"/>215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F.E. PEDROSO ME</text:p>
          </table:table-cell>
          <table:table-cell office:value-type="string" table:style-name="ce6">
            <text:p>19.544.641/0001-35</text:p>
          </table:table-cell>
          <table:table-cell office:value-type="string" table:style-name="ce6">
            <text:p>COMPRA DE XÍCARAS DE CAFÉ COM PIRES E XÍCARAS DE CHÁ COM PIRES PARA ATENDER A NECESSIDADE DA PRM-RONDONÓPOLIS. DESPESAS DE PEQUENO VULTO.</text:p>
          </table:table-cell>
          <table:table-cell office:value-type="string" table:style-name="ce8">
            <text:p>R$ <text:s text:c="3"/>154,8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3/2020</text:p>
          </table:table-cell>
          <table:table-cell office:value-type="string" table:style-name="ce6">
            <text:p>RONDOPRINT COMUNICACAO VISUAL E IMPORTADORA LTDA - EPP</text:p>
          </table:table-cell>
          <table:table-cell office:value-type="string" table:style-name="ce6">
            <text:p>25.266.280/0001-05</text:p>
          </table:table-cell>
          <table:table-cell office:value-type="string" table:style-name="ce6">
            <text:p>AQUISIÇÃO DE PLACA DE PVC ADESIVADA PARA O ESTACIONAMENTO E TAMBÉM PARA A ASSESSORIA E GABINETE DO 1° OFÍCIO, EM VIRTUDE DA CHEGADA DO NOVO PROCURADOR.</text:p>
          </table:table-cell>
          <table:table-cell office:value-type="string" table:style-name="ce8">
            <text:p>R$ <text:s text:c="4"/>6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3/2020</text:p>
          </table:table-cell>
          <table:table-cell office:value-type="string" table:style-name="ce6">
            <text:p>TROPICAL SUPERMERCADOS LTDA</text:p>
          </table:table-cell>
          <table:table-cell office:value-type="string" table:style-name="ce6">
            <text:p>23.014.826/0003-77</text:p>
          </table:table-cell>
          <table:table-cell office:value-type="string" table:style-name="ce6">
            <text:p>COMPRA DE ACÚCAR PARA ATENDER A NECESSIDADE DA PRM-RONDONÓPOLIS. AUSÊNCIA DE ESTOQUE E DESPESA DE PEQUENO VULTO.</text:p>
          </table:table-cell>
          <table:table-cell office:value-type="string" table:style-name="ce8">
            <text:p>R$ <text:s text:c="4"/>25,9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ASSAÍ ATACADISTA</text:p>
          </table:table-cell>
          <table:table-cell office:value-type="string" table:style-name="ce6">
            <text:p>06.057.223/0290-72</text:p>
          </table:table-cell>
          <table:table-cell office:value-type="string" table:style-name="ce6">
            <text:p>COMPRA DE CONJUNTO DE COPO, COADOR, FLANELA E AÇÚCAR PARA ATENDER A PRM-RONDONÓPOLIS. DESPESAS DE PEQUENO VULTO E AUSÊNCIA DE ESTOQUE.</text:p>
          </table:table-cell>
          <table:table-cell office:value-type="string" table:style-name="ce8">
            <text:p>R$ <text:s text:c="4"/>56,92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AGRO FERRAGENS LUIZAO LTDA</text:p>
          </table:table-cell>
          <table:table-cell office:value-type="string" table:style-name="ce6">
            <text:p>24.774.390/0001-15</text:p>
          </table:table-cell>
          <table:table-cell office:value-type="string" table:style-name="ce6">
            <text:p>AQUISIÇÃO DE 01 REGULADOR PARA GÁS COM MANGUEIRA PARA A PRM-RONDONÓPOLIS.</text:p>
            <text:p>DESPESA DE PEQUENO VULTO <text:s/>SEM COBERTURA CONTRATUAL E AUSÊNCIA DE ESTOQUE PARA ATENDER A DEMANDA DA UNIDADE.</text:p>
            <text:p/>
          </table:table-cell>
          <table:table-cell office:value-type="string" table:style-name="ce8">
            <text:p>R$ <text:s text:c="4"/>3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RONDOFONE INFORMÁTICA E TELECOMUNICAÇÕES LTDA - EPP</text:p>
          </table:table-cell>
          <table:table-cell office:value-type="string" table:style-name="ce6">
            <text:p>06.951.520/0001-66</text:p>
          </table:table-cell>
          <table:table-cell office:value-type="string" table:style-name="ce6">
            <text:p>VISITA TÉCNICA PARA MANUTENÇÃO EM 02 RAMAIS DE TELEFONES <text:s/>DA PRM-RONDONÓPOLIS.</text:p>
          </table:table-cell>
          <table:table-cell office:value-type="string" table:style-name="ce8">
            <text:p>R$ <text:s text:c="3"/>150,00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style-name="ce6">
            <text:p>GICELIA AMARANTE MOTA</text:p>
          </table:table-cell>
          <table:table-cell office:value-type="string" table:style-name="ce6">
            <text:p><text:s/>964.653.791-04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LUCIMAR NADAL EIRELI</text:p>
          </table:table-cell>
          <table:table-cell office:value-type="string" table:style-name="ce6">
            <text:p>09.327.580/0001-09</text:p>
          </table:table-cell>
          <table:table-cell office:value-type="string" table:style-name="ce6">
            <text:p>AQUISIÇÃO DE CARIMBO E BORRACHA CARIMBO PARA A PRM-RONDONÓPOLIS.</text:p>
            <text:p>DESPESAS DE PEQUENO VULTO SEM COBERTURA CONTRATUAL E AUSÊNCIA NO ESTOQUE, COMPRADO PARA ATENDER A NECESSIDADE DA PRM-RONDONÓPOLIS.</text:p>
          </table:table-cell>
          <table:table-cell office:value-type="string" table:style-name="ce8">
            <text:p>R$ <text:s text:c="4"/>75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JAIR FONSECA GONZAGA</text:p>
          </table:table-cell>
          <table:table-cell office:value-type="string" table:style-name="ce6">
            <text:p><text:s/>371.336.321-87</text:p>
          </table:table-cell>
          <table:table-cell office:value-type="string" table:style-name="ce6">
            <text:p>20/03/20 a 29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JEFFERSON MARQUES ROSA PASSOS</text:p>
          </table:table-cell>
          <table:table-cell office:value-type="string" table:style-name="ce6">
            <text:p><text:s/>018.924.371-63</text:p>
          </table:table-cell>
          <table:table-cell office:value-type="string" table:style-name="ce6">
            <text:p>26/03/20 a 29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6">
            <text:p>JOAO PAULO GOUVEIA PEREIRA</text:p>
          </table:table-cell>
          <table:table-cell office:value-type="string" table:style-name="ce6">
            <text:p><text:s/>013.023.841-47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DIAMANTE PRODUTOS PARA FESTAS</text:p>
          </table:table-cell>
          <table:table-cell office:value-type="string" table:style-name="ce6">
            <text:p>26.583.510/0001-22</text:p>
          </table:table-cell>
          <table:table-cell office:value-type="string" table:style-name="ce6">
            <text:p>AQUISIÇÃO DE BALÃO PARA COMEMORAÇÃO DO DIA INTERNACIONAL DA MULHER NA PROCURADORIA DA REPÚBLICA EM BARRA DO GARÇAS-MT.</text:p>
          </table:table-cell>
          <table:table-cell office:value-type="string" table:style-name="ce8">
            <text:p>R$ <text:s text:c="4"/>12,58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JOAO PAULO GOUVEIA PEREIRA</text:p>
          </table:table-cell>
          <table:table-cell office:value-type="string" table:style-name="ce6">
            <text:p><text:s/>013.023.841-47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VALE FORMOSO COMERCIO DE ALIMENTOS LTDA</text:p>
          </table:table-cell>
          <table:table-cell office:value-type="string" table:style-name="ce6">
            <text:p>07.718.845/0002-47</text:p>
          </table:table-cell>
          <table:table-cell office:value-type="string" table:style-name="ce6">
            <text:p>AQUISIÇÃO DE AÇÚCAR PAR SUPRIR A COPA DA PRM-BARRA DO GARÇAS-MT</text:p>
          </table:table-cell>
          <table:table-cell office:value-type="string" table:style-name="ce8">
            <text:p>R$ <text:s text:c="4"/>55,77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6">
            <text:p>JOAO PAULO GOUVEIA PEREIRA</text:p>
          </table:table-cell>
          <table:table-cell office:value-type="string" table:style-name="ce6">
            <text:p><text:s/>013.023.841-47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GRÁFICA MULTICOR LTDA</text:p>
          </table:table-cell>
          <table:table-cell office:value-type="string" table:style-name="ce6">
            <text:p>14.931.018/0001-11</text:p>
          </table:table-cell>
          <table:table-cell office:value-type="string" table:style-name="ce6">
            <text:p>DISPONIBILIZAÇÃO DE FUNDO COM LOGOMARCA DA PROCURADORIA DA REPUBLICA EM BARRA DO GARÇAS EM ATENDIMENTO A DEFLAGRAÇÃO DE OPERAÇÕES E ATENDIMENTO À MÍDIA LOCAL.</text:p>
          </table:table-cell>
          <table:table-cell office:value-type="string" table:style-name="ce8">
            <text:p>R$ <text:s text:c="3"/>550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JOAO PAULO GOUVEIA PEREIRA</text:p>
          </table:table-cell>
          <table:table-cell office:value-type="string" table:style-name="ce6">
            <text:p><text:s/>013.023.841-47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ARAGAS COMERCIO DE GAS LTDA - EPP</text:p>
          </table:table-cell>
          <table:table-cell office:value-type="string" table:style-name="ce6">
            <text:p>04.180.371/0001-53</text:p>
          </table:table-cell>
          <table:table-cell office:value-type="string" table:style-name="ce6">
            <text:p>AQUISIÇÃO DE GAS GLP PARA SUPRIR A COPA DA PRM-BARRA DO GARÇAS-MT.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JOAO PAULO GOUVEIA PEREIRA</text:p>
          </table:table-cell>
          <table:table-cell office:value-type="string" table:style-name="ce6">
            <text:p><text:s/>013.023.841-47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VALE FORMOSO COMERCIO DE ALIMENTOS LTDA</text:p>
          </table:table-cell>
          <table:table-cell office:value-type="string" table:style-name="ce6">
            <text:p>07.718.845/0002-47</text:p>
          </table:table-cell>
          <table:table-cell office:value-type="string" table:style-name="ce6">
            <text:p>AQUISIÇÃO DE INSUMOS PARA USO NA COPA DA PROCURADORIA DA REPÚBLICA EM BARRA DO GARÇAS-MT.</text:p>
          </table:table-cell>
          <table:table-cell office:value-type="string" table:style-name="ce8">
            <text:p>R$ <text:s text:c="4"/>49,95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2" table:style-name="ce18">
            <text:p>JORGE ANDRE SCHNEIDER</text:p>
          </table:table-cell>
          <table:table-cell office:value-type="string" table:number-columns-spanned="1" table:number-rows-spanned="2" table:style-name="ce18">
            <text:p><text:s/>907.950.751-20</text:p>
          </table:table-cell>
          <table:table-cell office:value-type="string" table:style-name="ce6">
            <text:p>10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SANGALETTI SANGALETTI E CIA LTDA</text:p>
          </table:table-cell>
          <table:table-cell office:value-type="string" table:style-name="ce6">
            <text:p>26.777.276/0003-36</text:p>
          </table:table-cell>
          <table:table-cell office:value-type="string" table:style-name="ce6">
            <text:p>NECESSIDADE DE AQUISIÇÃO DE PRODUTOS COM VALOR DE PEQUENO VULTO. JÁ NÃO HAVIA ESTOQUE NA PRM E NEM NA PRMT</text:p>
          </table:table-cell>
          <table:table-cell office:value-type="string" table:style-name="ce8">
            <text:p>R$ <text:s text:c="4"/>57,97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6">
            <text:p>10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2/2020</text:p>
          </table:table-cell>
          <table:table-cell office:value-type="string" table:style-name="ce6">
            <text:p>SANGALETTI SANGALETTI E CIA LTDA</text:p>
          </table:table-cell>
          <table:table-cell office:value-type="string" table:style-name="ce6">
            <text:p>26.777.276/0003-36</text:p>
          </table:table-cell>
          <table:table-cell office:value-type="string" table:style-name="ce6">
            <text:p>NECESSIDADE DE AQUISIÇÃO DE PRODUTO. DESPESAS DE PEQUENO VULTO. SITUAÇÃO EM QUE JÁ NÃO HAVIA ESTOQUE NA PRM, NEM NA PRMT.</text:p>
          </table:table-cell>
          <table:table-cell office:value-type="string" table:style-name="ce8">
            <text:p>R$ <text:s text:c="4"/>54,36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JORGE ANDRE SCHNEIDER</text:p>
          </table:table-cell>
          <table:table-cell office:value-type="string" table:style-name="ce6">
            <text:p><text:s/>907.950.751-20</text:p>
          </table:table-cell>
          <table:table-cell office:value-type="string" table:style-name="ce6">
            <text:p>10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CASA DOS CARIMBOS</text:p>
          </table:table-cell>
          <table:table-cell office:value-type="string" table:style-name="ce6">
            <text:p>11.525.843/0001-28</text:p>
          </table:table-cell>
          <table:table-cell office:value-type="string" table:style-name="ce6">
            <text:p>NECESSIDADE DE CONFECÇÃO DE NOVAS BORRACHAS DE CARIMBOS.<text:s/></text:p>
          </table:table-cell>
          <table:table-cell office:value-type="string" table:style-name="ce8">
            <text:p>R$ <text:s text:c="4"/>25,00<text:s/></text:p>
          </table:table-cell>
          <table:table-cell table:number-columns-repeated="16373"/>
        </table:table-row>
        <table:table-row table:style-name="ro6">
          <table:table-cell office:value-type="string" table:number-columns-spanned="1" table:number-rows-spanned="9" table:style-name="ce17">
            <text:p>PR-MT</text:p>
          </table:table-cell>
          <table:table-cell office:value-type="float" office:value="2020" table:number-columns-spanned="1" table:number-rows-spanned="9" table:style-name="ce18">
            <text:p>2020</text:p>
          </table:table-cell>
          <table:table-cell office:value-type="string" table:style-name="ce6">
            <text:p>JORGE ANDRE SCHNEIDER</text:p>
          </table:table-cell>
          <table:table-cell office:value-type="string" table:style-name="ce6">
            <text:p><text:s/>907.950.751-20</text:p>
          </table:table-cell>
          <table:table-cell office:value-type="string" table:style-name="ce6">
            <text:p>10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2/2020</text:p>
          </table:table-cell>
          <table:table-cell office:value-type="string" table:style-name="ce6">
            <text:p>HD CHAPEAÇÃO, FUNILARIA E ESTETICA AUTOMOTIVA</text:p>
          </table:table-cell>
          <table:table-cell office:value-type="string" table:style-name="ce6">
            <text:p>28.537.463/0001-06</text:p>
          </table:table-cell>
          <table:table-cell office:value-type="string" table:style-name="ce6">
            <text:p>NECESSIDADE DE LAVAR OS VEÍCULOS DA PRM-SINOP, TANTO PARA A VIATURA TOYOTA SW4 QUANTO A VIATURA FIAT PÁLIO.</text:p>
          </table:table-cell>
          <table:table-cell office:value-type="string" table:style-name="ce8">
            <text:p>R$ <text:s text:c="3"/>27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JOSE SALOMAO FERNANDES PEREIRA</text:p>
          </table:table-cell>
          <table:table-cell office:value-type="string" table:style-name="ce6">
            <text:p><text:s/>390.501.572-20</text:p>
          </table:table-cell>
          <table:table-cell office:value-type="string" table:style-name="ce6">
            <text:p>20/03/20 a 2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RODRIGO MOREIRA DE SOUZA ROCHA</text:p>
          </table:table-cell>
          <table:table-cell office:value-type="string" table:style-name="ce6">
            <text:p><text:s/>030.091.236-63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7/04/2020</text:p>
          </table:table-cell>
          <table:table-cell office:value-type="string" table:style-name="ce6">
            <text:p>PLACÃO COMUNICAÇÃO VISUAL</text:p>
          </table:table-cell>
          <table:table-cell office:value-type="string" table:style-name="ce6">
            <text:p>04.935.036/0001-18</text:p>
          </table:table-cell>
          <table:table-cell office:value-type="string" table:style-name="ce6">
            <text:p>SINALIZAÇÃO NA PRM - HORÁRIO DE ATENDIMENTO</text:p>
          </table:table-cell>
          <table:table-cell office:value-type="string" table:style-name="ce8">
            <text:p>R$ <text:s text:c="4"/>1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RODRIGO MOREIRA DE SOUZA ROCHA</text:p>
          </table:table-cell>
          <table:table-cell office:value-type="string" table:style-name="ce6">
            <text:p><text:s/>030.091.236-63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7/04/2020</text:p>
          </table:table-cell>
          <table:table-cell office:value-type="string" table:style-name="ce6">
            <text:p>SUPERMERCADO MIURA LTDA</text:p>
          </table:table-cell>
          <table:table-cell office:value-type="string" table:style-name="ce6">
            <text:p>33.695.388/0001-41</text:p>
          </table:table-cell>
          <table:table-cell office:value-type="string" table:style-name="ce6">
            <text:p>AQUISIÇÃO DE AÇUCAR PARA CONSUMO NA PRM</text:p>
          </table:table-cell>
          <table:table-cell office:value-type="string" table:style-name="ce8">
            <text:p>R$ <text:s text:c="4"/>14,1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table-cell office:value-type="string" table:style-name="ce6">
            <text:p>RODRIGO MOREIRA DE SOUZA ROCHA</text:p>
          </table:table-cell>
          <table:table-cell office:value-type="string" table:style-name="ce6">
            <text:p><text:s/>030.091.236-63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KARIMA DUARTE NUSA CANUTO EIRELI ME</text:p>
          </table:table-cell>
          <table:table-cell office:value-type="string" table:style-name="ce6">
            <text:p>28.278.342/0001-97</text:p>
          </table:table-cell>
          <table:table-cell office:value-type="string" table:style-name="ce6">
            <text:p>CONSIDERANDO QUE A VIGENCIA DO CONTRATO PARA FORNECIMENTO DE ÁGUA MINERAL SE DEU EM 29 -01 -2020 - PGEA ¿ 1.20.000.000083/2020-41 - , O CONSUMO DE JANEIRO ATÉ A ASSINATURA FOI PAGO COM SUPRIMENTO</text:p>
            <text:p/>
          </table:table-cell>
          <table:table-cell office:value-type="string" table:style-name="ce8">
            <text:p>R$ <text:s text:c="3"/>104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8">
            <text:p>RODRIGO MOREIRA DE SOUZA ROCHA</text:p>
          </table:table-cell>
          <table:table-cell office:value-type="string" table:number-columns-spanned="1" table:number-rows-spanned="2" table:style-name="ce18">
            <text:p><text:s/>030.091.236-63</text:p>
          </table:table-cell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SUPERMERCADO MIURA LTDA</text:p>
          </table:table-cell>
          <table:table-cell office:value-type="string" table:style-name="ce6">
            <text:p>33.695.388/0001-41</text:p>
          </table:table-cell>
          <table:table-cell office:value-type="string" table:style-name="ce6">
            <text:p>AQUISIÇÃO DE AÇUCAR PARA USO NA PRM</text:p>
          </table:table-cell>
          <table:table-cell office:value-type="string" table:style-name="ce8">
            <text:p>R$ <text:s text:c="4"/>23,5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6">
            <text:p>07/02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2/2020</text:p>
          </table:table-cell>
          <table:table-cell office:value-type="string" table:style-name="ce6">
            <text:p>HIPER JN<text:s/></text:p>
          </table:table-cell>
          <table:table-cell office:value-type="string" table:style-name="ce6">
            <text:p>02.359.273/0002-33</text:p>
          </table:table-cell>
          <table:table-cell office:value-type="string" table:style-name="ce6">
            <text:p>AQUISIÇÃO DE MATERIAIS DE CONSUMO PARA USO NA PRM - ABRAÇADEIRA PARA FIXAÇÃO DE PLACA NA PRM E PILHA PARA OS EQUIPAMENTOS DE AR CONDICONADO</text:p>
          </table:table-cell>
          <table:table-cell office:value-type="string" table:style-name="ce8">
            <text:p>R$ <text:s text:c="4"/>19,5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CARIMBOS MATO GROSSO LTDA</text:p>
          </table:table-cell>
          <table:table-cell office:value-type="string" table:style-name="ce6">
            <text:p>00.439.831/0001-64</text:p>
          </table:table-cell>
          <table:table-cell office:value-type="string" table:style-name="ce6">
            <text:p>MATERIAIS NÃO CONSTANTES NO ALMOXARIFADO DA PRMT.</text:p>
          </table:table-cell>
          <table:table-cell office:value-type="string" table:style-name="ce8">
            <text:p>R$ <text:s text:c="4"/>13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DOLCE AROMA COMERCIO DE ALIMENTOS LTDA - ME</text:p>
          </table:table-cell>
          <table:table-cell office:value-type="string" table:style-name="ce6">
            <text:p>17.193.196/0001-80</text:p>
          </table:table-cell>
          <table:table-cell office:value-type="string" table:style-name="ce6">
            <text:p>MATERIAIS NÃO CONSTANTES NO ALMOXARIFADO DA PRMT.</text:p>
          </table:table-cell>
          <table:table-cell office:value-type="string" table:style-name="ce8">
            <text:p>R$ <text:s text:c="3"/>210,00<text:s/></text:p>
          </table:table-cell>
          <table:table-cell table:number-columns-repeated="16373"/>
        </table:table-row>
        <table:table-row table:style-name="ro15">
          <table:table-cell office:value-type="string" table:number-columns-spanned="1" table:number-rows-spanned="4" table:style-name="ce17">
            <text:p>PR-MT</text:p>
          </table:table-cell>
          <table:table-cell office:value-type="float" office:value="2020" table:number-columns-spanned="1" table:number-rows-spanned="4" table:style-name="ce18">
            <text:p>2020</text:p>
          </table:table-cell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JR JUNIOR REFRIGERAÇÕES GELAR</text:p>
          </table:table-cell>
          <table:table-cell office:value-type="string" table:style-name="ce6">
            <text:p>34.963.859/0001-18</text:p>
          </table:table-cell>
          <table:table-cell office:value-type="string" table:style-name="ce6">
            <text:p>A DATA DO PEDIDO E DA COMPRA FORAM 13/03/2020, CONFORME CONSTA NA NOTA, PORÉM POR ESTAR EM TELETRABALHO POR CAUSA DA PANDEMIA DO COVID 19 - O SISTEMA NÃO ACEITOU DATA RETROATIVA AO MÊS CORRENTE, POR ISSO COLOQUEI DIA 01/05/2020. A MENSAGEM É "O ACESSO A ESSE RECURSO ATUALMENTE NÃO ESTÁ DISPONÍVEL NO PORTAL DE ACESSO EXTERNO"</text:p>
          </table:table-cell>
          <table:table-cell office:value-type="string" table:style-name="ce8">
            <text:p>R$ <text:s text:c="3"/>724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MACRO CENTER INFORMATICA E SERVICO LTDA</text:p>
          </table:table-cell>
          <table:table-cell office:value-type="string" table:style-name="ce6">
            <text:p>01.266.063/0001-57</text:p>
          </table:table-cell>
          <table:table-cell office:value-type="string" table:style-name="ce6">
            <text:p>COMPRA SOLICITADA POR NÃO TERMOS ESSE SERVIÇO NA PRMT</text:p>
          </table:table-cell>
          <table:table-cell office:value-type="string" table:style-name="ce8">
            <text:p>R$ <text:s text:c="4"/>14,42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MAKRO ATACADISTA SA (CUIABA-MT)</text:p>
          </table:table-cell>
          <table:table-cell office:value-type="string" table:style-name="ce6">
            <text:p>47.427.653/0048-89</text:p>
          </table:table-cell>
          <table:table-cell office:value-type="string" table:style-name="ce6">
            <text:p>MATERIAIS NÃO CONSTANTES NO ALMOXARIFADO</text:p>
          </table:table-cell>
          <table:table-cell office:value-type="string" table:style-name="ce8">
            <text:p>R$ <text:s text:c="3"/>167,9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MAKRO ATACADISTA SA (CUIABA-MT)</text:p>
          </table:table-cell>
          <table:table-cell office:value-type="string" table:style-name="ce6">
            <text:p>47.427.653/0048-89</text:p>
          </table:table-cell>
          <table:table-cell office:value-type="string" table:style-name="ce6">
            <text:p>MATERIAIS NÃO CONSTANTES NO ALMOXARIFADO DA PRMT</text:p>
          </table:table-cell>
          <table:table-cell office:value-type="string" table:style-name="ce8">
            <text:p>R$ <text:s text:c="3"/>251,21<text:s/></text:p>
          </table:table-cell>
          <table:table-cell table:number-columns-repeated="16373"/>
        </table:table-row>
        <table:table-row table:style-name="ro16">
          <table:table-cell office:value-type="string" table:number-columns-spanned="1" table:number-rows-spanned="20" table:style-name="ce17">
            <text:p>PR-MT</text:p>
          </table:table-cell>
          <table:table-cell office:value-type="float" office:value="2020" table:number-columns-spanned="1" table:number-rows-spanned="20" table:style-name="ce18">
            <text:p>2020</text:p>
          </table:table-cell>
          <table:table-cell office:value-type="string" table:style-name="ce6">
            <text:p>RONALDO DA CRUZ SILVA</text:p>
          </table:table-cell>
          <table:table-cell office:value-type="string" table:style-name="ce6">
            <text:p><text:s/>135.399.748-06</text:p>
          </table:table-cell>
          <table:table-cell office:value-type="string" table:style-name="ce6">
            <text:p>11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5/2020</text:p>
          </table:table-cell>
          <table:table-cell office:value-type="string" table:style-name="ce6">
            <text:p>SP ALBUQUERQUE BARBOSA</text:p>
          </table:table-cell>
          <table:table-cell office:value-type="string" table:style-name="ce6">
            <text:p>16.734.039/0001-72</text:p>
          </table:table-cell>
          <table:table-cell office:value-type="string" table:style-name="ce6">
            <text:p>MATERIAIS NÃO CONSTANTES NO ALMOXARIFADO DA PRMT.</text:p>
          </table:table-cell>
          <table:table-cell office:value-type="string" table:style-name="ce8">
            <text:p>R$ <text:s text:c="3"/>15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ANTONIO CARLOS ANDRADE DA SILVA</text:p>
          </table:table-cell>
          <table:table-cell office:value-type="string" table:style-name="ce6">
            <text:p><text:s/>089.557.974-00</text:p>
          </table:table-cell>
          <table:table-cell office:value-type="string" table:style-name="ce6">
            <text:p>13/01/20 a 11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04/03/20 a 01/06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FIT INFORMATICA LTDA - ME</text:p>
          </table:table-cell>
          <table:table-cell office:value-type="string" table:style-name="ce6">
            <text:p>14.529.732/0001-88</text:p>
          </table:table-cell>
          <table:table-cell office:value-type="string" table:style-name="ce6">
            <text:p>INSTALAÇÃO DE CFTV NA PRM MONTEIRO.</text:p>
          </table:table-cell>
          <table:table-cell office:value-type="string" table:style-name="ce8">
            <text:p>R$ <text:s text:c="3"/>604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04/05/20 a 01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2/2020</text:p>
          </table:table-cell>
          <table:table-cell office:value-type="string" table:style-name="ce6">
            <text:p>L L A COMÉRCIO DE GÁS LTDA</text:p>
          </table:table-cell>
          <table:table-cell office:value-type="string" table:style-name="ce6">
            <text:p>31.651.392/0001-82</text:p>
          </table:table-cell>
          <table:table-cell office:value-type="string" table:style-name="ce6">
            <text:p>COMPRA DE GÁS DE COZINHA PARA A PRM MONTEIRO.</text:p>
          </table:table-cell>
          <table:table-cell office:value-type="string" table:style-name="ce8">
            <text:p>R$ <text:s text:c="3"/>222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2/2020</text:p>
          </table:table-cell>
          <table:table-cell office:value-type="string" table:style-name="ce6">
            <text:p>RMC COMÉRCIO DE MATERIAIS DE CONSTRUÇÃO LTDA - CARVALHO</text:p>
          </table:table-cell>
          <table:table-cell office:value-type="string" table:style-name="ce6">
            <text:p>94.865.706/0001-60</text:p>
          </table:table-cell>
          <table:table-cell office:value-type="string" table:style-name="ce6">
            <text:p>COMPRA DE MATERIAL DIVERSO PARA A PRM MONTEIRO.</text:p>
          </table:table-cell>
          <table:table-cell office:value-type="string" table:style-name="ce8">
            <text:p>R$ <text:s text:c="3"/>107,96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FIT INFORMATICA LTDA - ME</text:p>
          </table:table-cell>
          <table:table-cell office:value-type="string" table:style-name="ce6">
            <text:p>14.529.732/0001-88</text:p>
          </table:table-cell>
          <table:table-cell office:value-type="string" table:style-name="ce6">
            <text:p>COMPRA DE MATERIAL DIVERSO PARA A PRM MONTEIRO.</text:p>
          </table:table-cell>
          <table:table-cell office:value-type="string" table:style-name="ce8">
            <text:p>R$ <text:s text:c="4"/>2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RMC COMÉRCIO DE MATERIAIS DE CONSTRUÇÃO LTDA - CARVALHO</text:p>
          </table:table-cell>
          <table:table-cell office:value-type="string" table:style-name="ce6">
            <text:p>94.865.706/0001-60</text:p>
          </table:table-cell>
          <table:table-cell office:value-type="string" table:style-name="ce6">
            <text:p>COMPRA DE MATERIAL DIVERSO PARA A PRM MONTEIRO.</text:p>
          </table:table-cell>
          <table:table-cell office:value-type="string" table:style-name="ce8">
            <text:p>R$ <text:s text:c="4"/>89,9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7/02/2020</text:p>
          </table:table-cell>
          <table:table-cell office:value-type="string" table:style-name="ce6">
            <text:p>MARIA DE FATIMA BEZERRA DA SILVA</text:p>
          </table:table-cell>
          <table:table-cell office:value-type="string" table:style-name="ce6">
            <text:p>02.413.880/0001-53</text:p>
          </table:table-cell>
          <table:table-cell office:value-type="string" table:style-name="ce6">
            <text:p>COMPRA DE MATERIAL DIVERSO PARA A PRM MONTEIRO.</text:p>
          </table:table-cell>
          <table:table-cell office:value-type="string" table:style-name="ce8">
            <text:p>R$ <text:s text:c="4"/>29,5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4/2020</text:p>
          </table:table-cell>
          <table:table-cell office:value-type="string" table:style-name="ce6">
            <text:p>FIT INFORMATICA LTDA - ME</text:p>
          </table:table-cell>
          <table:table-cell office:value-type="string" table:style-name="ce6">
            <text:p>14.529.732/0001-88</text:p>
          </table:table-cell>
          <table:table-cell office:value-type="string" table:style-name="ce6">
            <text:p>COMPRA DE MATERIAL DIVERSO PARA A PRM MONTEIRO.</text:p>
          </table:table-cell>
          <table:table-cell office:value-type="string" table:style-name="ce8">
            <text:p>R$ <text:s text:c="4"/>26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CAROLINA AZEVEDO TORRES DELGADO</text:p>
          </table:table-cell>
          <table:table-cell office:value-type="string" table:style-name="ce6">
            <text:p><text:s/>930.615.444-53</text:p>
          </table:table-cell>
          <table:table-cell office:value-type="string" table:style-name="ce6">
            <text:p>28/01/20 a 2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JUCILIO FERREIRA BARBOSA</text:p>
          </table:table-cell>
          <table:table-cell office:value-type="string" table:style-name="ce6">
            <text:p>08.263.396/0001-71</text:p>
          </table:table-cell>
          <table:table-cell office:value-type="string" table:style-name="ce6">
            <text:p>COMPRA DE MATERIAL DIVERSO PARA A PRM MONTEIRO.</text:p>
          </table:table-cell>
          <table:table-cell office:value-type="string" table:style-name="ce8">
            <text:p>R$ <text:s text:c="3"/>10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GRACE GALVAO RIBEIRO</text:p>
          </table:table-cell>
          <table:table-cell office:value-type="string" table:style-name="ce6">
            <text:p><text:s/>759.447.584-49</text:p>
          </table:table-cell>
          <table:table-cell office:value-type="string" table:style-name="ce6">
            <text:p>23/01/20 a 21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GRACE GALVAO RIBEIRO</text:p>
          </table:table-cell>
          <table:table-cell office:value-type="string" table:style-name="ce6">
            <text:p><text:s/>759.447.584-49</text:p>
          </table:table-cell>
          <table:table-cell office:value-type="string" table:style-name="ce6">
            <text:p>28/02/20 a 27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6" table:style-name="ce18">
            <text:p>GUSTAVO CLARINDO GOMES</text:p>
          </table:table-cell>
          <table:table-cell office:value-type="string" table:number-columns-spanned="1" table:number-rows-spanned="6" table:style-name="ce18">
            <text:p><text:s/>023.988.804-94</text:p>
          </table:table-cell>
          <table:table-cell office:value-type="string" table:style-name="ce6">
            <text:p>04/02/20 a 03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1" table:number-rows-spanned="5" table:style-name="ce18">
            <text:p>10/01/20 a 08/04/20</text:p>
          </table:table-cell>
          <table:table-cell office:value-type="string" table:number-columns-spanned="1" table:number-rows-spanned="5" table:style-name="ce18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number-rows-repeated="4"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JACKSON JANE AGUIAR SANTOS</text:p>
          </table:table-cell>
          <table:table-cell office:value-type="string" table:style-name="ce6">
            <text:p><text:s/>013.915.973-89</text:p>
          </table:table-cell>
          <table:table-cell office:value-type="string" table:style-name="ce6">
            <text:p>27/04/20 a 23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20" table:style-name="ce17">
            <text:p>PR-PI</text:p>
          </table:table-cell>
          <table:table-cell office:value-type="float" office:value="2020" table:number-columns-spanned="1" table:number-rows-spanned="20" table:style-name="ce18">
            <text:p>2020</text:p>
          </table:table-cell>
          <table:table-cell office:value-type="string" table:style-name="ce6">
            <text:p>JOSE AREOLINO ALVES MAIA DE CARVALHO</text:p>
          </table:table-cell>
          <table:table-cell office:value-type="string" table:style-name="ce6">
            <text:p><text:s/>757.604.013-00</text:p>
          </table:table-cell>
          <table:table-cell office:value-type="string" table:style-name="ce6">
            <text:p>03/02/20 a 1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LINO ICARO MOURA HOMONNAI REIS</text:p>
          </table:table-cell>
          <table:table-cell office:value-type="string" table:style-name="ce6">
            <text:p><text:s/>025.017.633-51</text:p>
          </table:table-cell>
          <table:table-cell office:value-type="string" table:style-name="ce6">
            <text:p>18/02/20 a 01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LUCIANO MOURA SANTOS</text:p>
          </table:table-cell>
          <table:table-cell office:value-type="string" table:style-name="ce6">
            <text:p><text:s/>003.024.563-09</text:p>
          </table:table-cell>
          <table:table-cell office:value-type="string" table:style-name="ce6">
            <text:p>20/02/20 a 01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URO BEZERRA CASSIANO DA SILVA</text:p>
          </table:table-cell>
          <table:table-cell office:value-type="string" table:style-name="ce6">
            <text:p><text:s/>810.109.663-91</text:p>
          </table:table-cell>
          <table:table-cell office:value-type="string" table:style-name="ce6">
            <text:p>27/01/20 a 26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MAURO BEZERRA CASSIANO DA SILVA</text:p>
          </table:table-cell>
          <table:table-cell office:value-type="string" table:style-name="ce6">
            <text:p><text:s/>810.109.663-91</text:p>
          </table:table-cell>
          <table:table-cell office:value-type="string" table:style-name="ce6">
            <text:p>27/04/20 a 23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THIAGO PATRICK ROSA BRITO</text:p>
          </table:table-cell>
          <table:table-cell office:value-type="string" table:style-name="ce6">
            <text:p><text:s/>006.592.253-01</text:p>
          </table:table-cell>
          <table:table-cell office:value-type="string" table:style-name="ce6">
            <text:p>16/03/20 a 05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number-columns-spanned="1" table:number-rows-spanned="8" table:style-name="ce18">
            <text:p>THIAGO PATRICK ROSA BRITO</text:p>
          </table:table-cell>
          <table:table-cell office:value-type="string" table:number-columns-spanned="1" table:number-rows-spanned="8" table:style-name="ce18">
            <text:p><text:s/>006.592.253-01</text:p>
          </table:table-cell>
          <table:table-cell office:value-type="string" table:style-name="ce6">
            <text:p>18/02/20 a 01/05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3/2020</text:p>
          </table:table-cell>
          <table:table-cell office:value-type="string" table:style-name="ce6">
            <text:p>RAIMUNDO NONATO DE LIMA</text:p>
          </table:table-cell>
          <table:table-cell office:value-type="string" table:style-name="ce6">
            <text:p>29.103.220/0001-22</text:p>
          </table:table-cell>
          <table:table-cell office:value-type="string" table:style-name="ce6">
            <text:p>CONSERTO DE VAZAMENTO EM SPLIT INSTALADO NA COORD ADM PRM SÃO RAIMUNDO - TROCA DE TUBULAÇÃO ACESSÓRIA E REPARO NO SISTEMA HIDRÁULICO.</text:p>
          </table:table-cell>
          <table:table-cell office:value-type="string" table:style-name="ce8">
            <text:p>R$ <text:s text:c="4"/>5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number-columns-spanned="1" table:number-rows-spanned="7" table:style-name="ce18">
            <text:p>18/02/20 a 01/05/20</text:p>
          </table:table-cell>
          <table:table-cell office:value-type="string" table:number-columns-spanned="1" table:number-rows-spanned="7" table:style-name="ce18">
            <text:p>SIM</text:p>
          </table:table-cell>
          <table:table-cell office:value-type="string" table:number-columns-spanned="1" table:number-rows-spanned="2" table:style-name="ce19">
            <text:p>20/02/2020</text:p>
          </table:table-cell>
          <table:table-cell office:value-type="string" table:style-name="ce6">
            <text:p>ARICLAUDIO DE OLIVEIRA SOARES - ME</text:p>
          </table:table-cell>
          <table:table-cell office:value-type="string" table:style-name="ce6">
            <text:p>11.024.099/0001-88</text:p>
          </table:table-cell>
          <table:table-cell office:value-type="string" table:style-name="ce6">
            <text:p>REPARO EM MOTOR DE PORTÃO AUTOMÁTICO - TROCA DE CAPA PROTETORA E REPARO EM PLACA DANIFICADA.</text:p>
          </table:table-cell>
          <table:table-cell office:value-type="string" table:style-name="ce8">
            <text:p>R$ <text:s text:c="3"/>160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RAIMUNDO NONATO DE LIMA</text:p>
          </table:table-cell>
          <table:table-cell office:value-type="string" table:style-name="ce6">
            <text:p>29.103.220/0001-22</text:p>
          </table:table-cell>
          <table:table-cell office:value-type="string" table:style-name="ce6">
            <text:p>CONSERTO DE VAZAMENTO HIDRÁULICO EM APARELHO SPLIT INSTALADO NA SALA DO CPD.</text:p>
          </table:table-cell>
          <table:table-cell office:value-type="string" table:style-name="ce8">
            <text:p>R$ <text:s text:c="3"/>150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07/04/2020</text:p>
          </table:table-cell>
          <table:table-cell office:value-type="string" table:style-name="ce6">
            <text:p>IRMÃOS MUFFATO E CIA LTDA - PARANAVAÍ</text:p>
          </table:table-cell>
          <table:table-cell office:value-type="string" table:style-name="ce6">
            <text:p>76.430.438/0061-02</text:p>
          </table:table-cell>
          <table:table-cell office:value-type="string" table:style-name="ce6">
            <text:p>FALTA DE MATERIAL DE LIMPEZA EM VIRTUDE DO ATRASO NA ENTREGA DE MATERIAIS DE LIMPEZA PELA EMPRESA AIRONSERV (DESDE MARÇO/2020). NECESSIDADE <text:s/>EM <text:s/>SE <text:s/>PROCEDER <text:s/>A <text:s/>LIMPEZA <text:s/>ADEQUADA <text:s/>DOS <text:s/>AMBIENTES <text:s/>DA <text:s/>PRM-PARANAVAÍ, <text:s/>MORMENTE <text:s/>EM <text:s/>RAZÃO <text:s/>DA <text:s/>SITUAÇÃO <text:s/>ATUALMENTE <text:s/>ENFRENTADA <text:s/>PARA <text:s/>PREVENÇÃO <text:s/>AO CONTÁGIO DO VÍRUS COVID-19.</text:p>
          </table:table-cell>
          <table:table-cell office:value-type="string" table:style-name="ce8">
            <text:p>R$ <text:s text:c="4"/>78,66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9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C D CAMPOS ELETRONICA ME</text:p>
          </table:table-cell>
          <table:table-cell office:value-type="string" table:style-name="ce6">
            <text:p>02.479.425/0001-50</text:p>
          </table:table-cell>
          <table:table-cell office:value-type="string" table:style-name="ce6">
            <text:p>REFERENTE AQUISIÇÃO EMERGENCIAL DE UM CONTROLE REMOTO PARA UTILIZAÇÃO NO PORTÃO ELETRÔNICO DE ACESSO À GARAGEM DA UNIDADE EM SUBSTITUIÇÃO AO ANTERIOR QUE APRESENTOU DEFEITO IRRECUPERÁVEL.</text:p>
          </table:table-cell>
          <table:table-cell office:value-type="string" table:style-name="ce8">
            <text:p>R$ <text:s text:c="4"/>6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ZAVILENSKI E ZAVILENSKI LTDA</text:p>
          </table:table-cell>
          <table:table-cell office:value-type="string" table:style-name="ce6">
            <text:p>75.859.355/0001-30</text:p>
          </table:table-cell>
          <table:table-cell office:value-type="string" table:style-name="ce6">
            <text:p>REFERENTE CONSERTO EMERGENCIAL DE FIXAÇÃO DO POTENCIOMETRO DO FOGÃO COOKTOP DE INDUÇÃO, PATRIMONIADO SOB 25-019.051, UTILIZADO NA COPA DA UNIDADE.</text:p>
            <text:p/>
          </table:table-cell>
          <table:table-cell office:value-type="string" table:style-name="ce8">
            <text:p>R$ <text:s text:c="4"/>3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29/01/2020</text:p>
          </table:table-cell>
          <table:table-cell office:value-type="string" table:style-name="ce6">
            <text:p>FREDERICO NASCIMENTO DE MENDONÇA - MEI</text:p>
          </table:table-cell>
          <table:table-cell office:value-type="string" table:style-name="ce6">
            <text:p>19.128.403/0001-49</text:p>
          </table:table-cell>
          <table:table-cell office:value-type="string" table:style-name="ce6">
            <text:p>SERVIÇO EMERGENCIAL DE REPARO E REGULAGEM EM DUAS CAIXAS DE DESCARGA ACOPLADAS INSTALADAS NOS BANHEIROS DA PRM/UMUARAMA.</text:p>
          </table:table-cell>
          <table:table-cell office:value-type="string" table:style-name="ce8">
            <text:p>R$ <text:s text:c="3"/>10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EDER DOS SANTOS BUENO</text:p>
          </table:table-cell>
          <table:table-cell office:value-type="string" table:style-name="ce6">
            <text:p><text:s/>604.602.539-72</text:p>
          </table:table-cell>
          <table:table-cell office:value-type="string" table:style-name="ce6">
            <text:p>06/04/20 a 26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6">
            <text:p>EDER DOS SANTOS BUENO</text:p>
          </table:table-cell>
          <table:table-cell office:value-type="string" table:style-name="ce6">
            <text:p><text:s/>604.602.539-72</text:p>
          </table:table-cell>
          <table:table-cell office:value-type="string" table:style-name="ce6">
            <text:p>07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MENDES &amp; MORESCO LTDA - ME</text:p>
          </table:table-cell>
          <table:table-cell office:value-type="string" table:style-name="ce6">
            <text:p>02.594.210/0001-80</text:p>
          </table:table-cell>
          <table:table-cell office:value-type="string" table:style-name="ce6">
            <text:p>NECESSIDADE DE CONFECÇÃO DE CARTAZES PARA DIVULGAÇÃO DE PROCESSO SELETIVO UNIFICADO DE ESTÁGIO VISANDO INTERESSE DA PRM/CASCAVEL.</text:p>
          </table:table-cell>
          <table:table-cell office:value-type="string" table:style-name="ce8">
            <text:p>R$ <text:s text:c="4"/>72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6">
            <text:p>EDER DOS SANTOS BUENO</text:p>
          </table:table-cell>
          <table:table-cell office:value-type="string" table:style-name="ce6">
            <text:p><text:s/>604.602.539-72</text:p>
          </table:table-cell>
          <table:table-cell office:value-type="string" table:style-name="ce6">
            <text:p>07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M.A. BORGES COMÉRCIO DE MEDICAMENTOS LTDA.</text:p>
          </table:table-cell>
          <table:table-cell office:value-type="string" table:style-name="ce6">
            <text:p>09.085.717/0006-62</text:p>
          </table:table-cell>
          <table:table-cell office:value-type="string" table:style-name="ce6">
            <text:p>AQUISIÇÃO DE ALCOOL GEL PARA USO DE SERVIDORES DA UNIDADE CONFORME ORIENTAÇÃO DA PR/PR, EM RAZÃO DE PANDEMIA DO CORONA VIRUS.</text:p>
          </table:table-cell>
          <table:table-cell office:value-type="string" table:style-name="ce8">
            <text:p>R$ <text:s text:c="3"/>159,18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2" table:style-name="ce18">
            <text:p>EDER DOS SANTOS BUENO</text:p>
          </table:table-cell>
          <table:table-cell office:value-type="string" table:number-columns-spanned="1" table:number-rows-spanned="2" table:style-name="ce18">
            <text:p><text:s/>604.602.539-72</text:p>
          </table:table-cell>
          <table:table-cell office:value-type="string" table:style-name="ce6">
            <text:p>07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ESTACILIO JOSE CARDOSO E CIA LTDA.</text:p>
          </table:table-cell>
          <table:table-cell office:value-type="string" table:style-name="ce6">
            <text:p>95.447.330/0001-36</text:p>
          </table:table-cell>
          <table:table-cell office:value-type="string" table:style-name="ce6">
            <text:p>TROCA DE LAMPADAS QUEIMADAS-ÁREA INTERNA.<text:s/></text:p>
            <text:p>TROCA DE PILHAS DE COFRE DE GUARDA DE ARMAS-RECEPÇÃO.</text:p>
          </table:table-cell>
          <table:table-cell office:value-type="string" table:style-name="ce8">
            <text:p>R$ <text:s text:c="3"/>224,17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6">
            <text:p>22/01/20 a 23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NELSEN &amp; CIA. LTDA.</text:p>
          </table:table-cell>
          <table:table-cell office:value-type="string" table:style-name="ce6">
            <text:p>77.577.336/0001-46</text:p>
          </table:table-cell>
          <table:table-cell office:value-type="string" table:style-name="ce6">
            <text:p>PRESTAÇÃO DE SERVIÇOS DE PLASTIFICAÇÃO DE 25 PÁGINAS A4, DE MATERIAL DE DIVULGAÇÃO DA SETRAN, QUE FICARÁ DISPONÍVEL NO INTERIOR DE CADA VEÍCULO DO MPF/PR, COM ORIENTAÇÕES EM CASO DE ACIDENTE DE TRÂNSITO.</text:p>
          </table:table-cell>
          <table:table-cell office:value-type="string" table:style-name="ce8">
            <text:p>R$ <text:s text:c="3"/>10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ERNESTO OLIVEIRA BENTO DE MELO SEGUNDO</text:p>
          </table:table-cell>
          <table:table-cell office:value-type="string" table:style-name="ce6">
            <text:p><text:s/>589.195.382-04</text:p>
          </table:table-cell>
          <table:table-cell office:value-type="string" table:style-name="ce6">
            <text:p>01/04/20 a 27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6">
          <table:table-cell office:value-type="string" table:number-columns-spanned="1" table:number-rows-spanned="2" table:style-name="ce17">
            <text:p>PR-PR</text:p>
          </table:table-cell>
          <table:table-cell office:value-type="float" office:value="2020" table:number-columns-spanned="1" table:number-rows-spanned="2" table:style-name="ce18">
            <text:p>2020</text:p>
          </table:table-cell>
          <table:table-cell office:value-type="string" table:style-name="ce6">
            <text:p>ERNESTO OLIVEIRA BENTO DE MELO SEGUNDO</text:p>
          </table:table-cell>
          <table:table-cell office:value-type="string" table:style-name="ce6">
            <text:p><text:s/>589.195.382-04</text:p>
          </table:table-cell>
          <table:table-cell office:value-type="string" table:style-name="ce6">
            <text:p>15/01/20 a 23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CENTER MARINGÁ MAT. CONST. LTDA.</text:p>
          </table:table-cell>
          <table:table-cell office:value-type="string" table:style-name="ce6">
            <text:p>73.841.975/0001-16</text:p>
          </table:table-cell>
          <table:table-cell office:value-type="string" table:style-name="ce6">
            <text:p>COMPRA DE UMA UNIDADE DE LÂMPADA LED 9W PARA TROCA DE OUTRA PEÇA QUEIMADA NA SEDE DA PRM-LONDRINA</text:p>
          </table:table-cell>
          <table:table-cell office:value-type="string" table:style-name="ce8">
            <text:p>R$ <text:s text:c="5"/>9,9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ERNESTO OLIVEIRA BENTO DE MELO SEGUNDO</text:p>
          </table:table-cell>
          <table:table-cell office:value-type="string" table:style-name="ce6">
            <text:p><text:s/>589.195.382-04</text:p>
          </table:table-cell>
          <table:table-cell office:value-type="string" table:style-name="ce6">
            <text:p>15/01/20 a 23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AUTOPLACAS INDUSTRIA E COMERCIO DE PLACAS LTDA EPP</text:p>
          </table:table-cell>
          <table:table-cell office:value-type="string" table:style-name="ce6">
            <text:p>78.946.845/0001-61</text:p>
          </table:table-cell>
          <table:table-cell office:value-type="string" table:style-name="ce6">
            <text:p>CONFECÇÃO DE UMA PLACA PARA IDENTIFICAÇÃO DO GABINETE DO DR. DIOGO CASTOR DE MATOS.</text:p>
          </table:table-cell>
          <table:table-cell office:value-type="string" table:style-name="ce8">
            <text:p>R$ <text:s text:c="4"/>10,00<text:s/></text:p>
          </table:table-cell>
          <table:table-cell table:number-columns-repeated="16373"/>
        </table:table-row>
        <table:table-row table:style-name="ro8">
          <table:table-cell office:value-type="string" table:number-columns-spanned="1" table:number-rows-spanned="58" table:style-name="ce17">
            <text:p>PR-PR</text:p>
          </table:table-cell>
          <table:table-cell office:value-type="float" office:value="2020" table:number-columns-spanned="1" table:number-rows-spanned="58" table:style-name="ce18">
            <text:p>2020</text:p>
          </table:table-cell>
          <table:table-cell office:value-type="string" table:number-columns-spanned="1" table:number-rows-spanned="36" table:style-name="ce18">
            <text:p>ERNESTO OLIVEIRA BENTO DE MELO SEGUNDO</text:p>
          </table:table-cell>
          <table:table-cell office:value-type="string" table:number-columns-spanned="1" table:number-rows-spanned="36" table:style-name="ce18">
            <text:p><text:s/>589.195.382-04</text:p>
          </table:table-cell>
          <table:table-cell office:value-type="string" table:number-columns-spanned="1" table:number-rows-spanned="35" table:style-name="ce18">
            <text:p>15/01/20 a 23/03/20</text:p>
          </table:table-cell>
          <table:table-cell office:value-type="string" table:number-columns-spanned="1" table:number-rows-spanned="35" table:style-name="ce18">
            <text:p>SIM</text:p>
          </table:table-cell>
          <table:table-cell office:value-type="string" table:number-columns-spanned="1" table:number-rows-spanned="2" table:style-name="ce19">
            <text:p>24/01/2020</text:p>
          </table:table-cell>
          <table:table-cell office:value-type="string" table:style-name="ce6">
            <text:p>DUQUE LUZ LTDA ME</text:p>
          </table:table-cell>
          <table:table-cell office:value-type="string" table:style-name="ce6">
            <text:p>22.235.609/0001-82</text:p>
          </table:table-cell>
          <table:table-cell office:value-type="string" table:style-name="ce6">
            <text:p>COMPRA DE PILHAS ALCALINAS AA (DUAS UNIDADES) E AAA 1,5 (SEIS UNIDADES) PARA ATENDER DEMANDA DA PRM-LONDRINA, POIS TAL PRODUTO NÃO ERA ENCONTRADO NO ALMOXARIFADO DA PR/PR.</text:p>
          </table:table-cell>
          <table:table-cell office:value-type="string" table:style-name="ce8">
            <text:p>R$ <text:s text:c="4"/>45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JUSCELINO NUNES DE LIMA</text:p>
          </table:table-cell>
          <table:table-cell office:value-type="string" table:style-name="ce6">
            <text:p>22.769.552/0001-00</text:p>
          </table:table-cell>
          <table:table-cell office:value-type="string" table:style-name="ce6">
            <text:p>SERVIÇO DE CÓPIA DE CHAVE DE UMA SALA DA PRM-LONDRINA PARA ENTREGAR AO PROCURADOR DIOGO CASTOR DE MATOS.</text:p>
          </table:table-cell>
          <table:table-cell office:value-type="string" table:style-name="ce8">
            <text:p>R$ <text:s text:c="4"/>10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30/01/2020</text:p>
          </table:table-cell>
          <table:table-cell office:value-type="string" table:style-name="ce6">
            <text:p>JUSCELINO NUNES DE LIMA</text:p>
          </table:table-cell>
          <table:table-cell office:value-type="string" table:style-name="ce6">
            <text:p>22.769.552/0001-00</text:p>
          </table:table-cell>
          <table:table-cell office:value-type="string" table:style-name="ce6">
            <text:p>COMPRA DE UM REFIL PARA CARIMBO AUTOMÁTICO, SEGUINDO ORIENTAÇÃO DA PR/PR PARA COMPRAR TAL MATERIAL COM SUPRIMENTO DE FUNDOS POIS NÃO HÁ MAIS CONTRATO PARA TAL SERVIÇO.</text:p>
          </table:table-cell>
          <table:table-cell office:value-type="string" table:style-name="ce8">
            <text:p>R$ <text:s text:c="4"/>28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9">
            <text:p>02/03/2020</text:p>
          </table:table-cell>
          <table:table-cell office:value-type="string" table:number-columns-spanned="1" table:number-rows-spanned="2" table:style-name="ce18">
            <text:p>A. G. DECORAÇÕES PLUMA LTDA - ME</text:p>
          </table:table-cell>
          <table:table-cell office:value-type="string" table:number-columns-spanned="1" table:number-rows-spanned="2" table:style-name="ce18">
            <text:p>10.013.640/0001-90</text:p>
          </table:table-cell>
          <table:table-cell office:value-type="string" table:style-name="ce6">
            <text:p>CONTRATAÇÃO EMERGENCIAL DE SERVIÇO DE CONSERTO DE PERSIANAS, CONFORME SOLICITAÇÃO DA COORDENADORIA DE ADMINISTRAÇÃO DESTA PR<text:s/></text:p>
          </table:table-cell>
          <table:table-cell office:value-type="string" table:style-name="ce8">
            <text:p>R$ <text:s text:c="4"/>55,00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CONTRATAÇÃO EMERGENCIAL DE SERVIÇO DE MANUTENÇÃO/CONSERTO DE FECHADURA ELETRÔNICA PARA A PORTA DE ACESSO AO EDIFÍCIO NAGIB NAME, CONFORME SOLICITADO PELA COORDENADORIA DE ADMINISTRAÇÃO DESTA PRM<text:s/>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9">
            <text:p>21/01/2020</text:p>
          </table:table-cell>
          <table:table-cell office:value-type="string" table:number-columns-spanned="1" table:number-rows-spanned="5" table:style-name="ce18">
            <text:p>KOJO COM. DE JOIAS E RELÓGIOS LTDA</text:p>
          </table:table-cell>
          <table:table-cell office:value-type="string" table:style-name="ce6">
            <text:p>75.997.171/0001-36</text:p>
          </table:table-cell>
          <table:table-cell office:value-type="string" table:style-name="ce6">
            <text:p>AQUISIÇÃO DE 01 RELÓGIO DE PAREDE, CONFORME SOLICITAÇÃO DO SERVIDOR PAULO SERGIO HANNISCH À COORDENADORIA DE ADMINISTRAÇÃO DESTA PRM<text:s/></text:p>
          </table:table-cell>
          <table:table-cell office:value-type="string" table:style-name="ce8">
            <text:p>R$ <text:s text:c="4"/>58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02.022.418/0001-25</text:p>
          </table:table-cell>
          <table:table-cell office:value-type="string" table:style-name="ce6">
            <text:p>AQUISIÇÃO DE 01 TORNEIRA PARA FILTRO DE ÁGUA (MATERIAL DE PLÁSTICO) COM RECURSO DE SUPRIMENTO DE FUNDOS, CONFORME SOLICITAÇÃO DA COORDENADORIA DE ADMINISTRAÇÃO DESTA PRM</text:p>
          </table:table-cell>
          <table:table-cell office:value-type="string" table:style-name="ce8">
            <text:p>R$ <text:s text:c="5"/>6,0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04.415.781/0001-36</text:p>
          </table:table-cell>
          <table:table-cell office:value-type="string" table:style-name="ce6">
            <text:p>AQUISIÇÃO DE 01 DISPENSER (SABONETEIRA) + 01 RESERVATÓRIO PARA ÁLCOOL GEL, CONFORME SOLICITAÇÃO DA COORDENADORIA DE ADMINISTRAÇÃO DESTA PRM</text:p>
          </table:table-cell>
          <table:table-cell office:value-type="string" table:style-name="ce8">
            <text:p>R$ <text:s text:c="4"/>32,8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08.236.025/0001-09</text:p>
          </table:table-cell>
          <table:table-cell office:value-type="string" table:style-name="ce6">
            <text:p>AQUISIÇÃO DE 03 FUSÍVEIS PEQUENOS 15 AMPERES, CONFORME SOLICITAÇÃO DO SERVIDOR FLÁVIO A. FERNANDES DA SILVA À COORDENADORIA DE ADMINISTRAÇÃO DESTA PRM</text:p>
          </table:table-cell>
          <table:table-cell office:value-type="string" table:style-name="ce8">
            <text:p>R$ <text:s text:c="5"/>3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08.236.025/0001-09</text:p>
          </table:table-cell>
          <table:table-cell office:value-type="string" table:style-name="ce6">
            <text:p>AQUISIÇÃO DE 01 FUSÍVEL PEQUENO 15 AMPERES, CONFORME SOLICITAÇÃO DA COORDENADORIA DE ADMINISTRAÇÃO DESTA PRM</text:p>
          </table:table-cell>
          <table:table-cell office:value-type="string" table:style-name="ce8">
            <text:p>R$ <text:s text:c="5"/>1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LOJAS LIPE ELETRONICA LTDA</text:p>
          </table:table-cell>
          <table:table-cell office:value-type="string" table:style-name="ce6">
            <text:p>08.236.025/0001-09</text:p>
          </table:table-cell>
          <table:table-cell office:value-type="string" table:style-name="ce6">
            <text:p>AQUISIÇÃO DE 01 ROLO DE FITA DUPLA FACE, CONFORME SOLICITAÇÃO DA COORDENADORIA DE ADMINISTRAÇÃO DESTA PRM</text:p>
          </table:table-cell>
          <table:table-cell office:value-type="string" table:style-name="ce8">
            <text:p>R$ <text:s text:c="4"/>19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9">
            <text:p>N/A</text:p>
          </table:table-cell>
          <table:table-cell office:value-type="string" table:number-columns-spanned="1" table:number-rows-spanned="5" table:style-name="ce18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80.342.330/0001-02</text:p>
          </table:table-cell>
          <table:table-cell office:value-type="string" table:style-name="ce6">
            <text:p>NECESSIDADE DE REALIZAR CONSERTO DE APARELHO DE AR CONDICIONADO SPLIT INSTALADO NA SALA DA SUBCOORDENADORIA JURÍDICA DO PRÉDIO DA RPM FOZ DO IGUAÇU.</text:p>
          </table:table-cell>
          <table:table-cell office:value-type="string" table:style-name="ce8">
            <text:p>R$ <text:s text:c="4"/>57,0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04.287.832/0001-91</text:p>
          </table:table-cell>
          <table:table-cell office:value-type="string" table:style-name="ce6">
            <text:p>NECESSIDADE DE CONSERTO EMERGENCIAL DO APARELHO DE AR CONDICIONADO SPLIT INSTALADO NA SALA DA ASSESSORIA DO GABINETE DO PROCURADOR DA REPÚBLICA, DR. LUCAS BERTINATO MARON.<text:s/>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76.430.438/0018-10</text:p>
          </table:table-cell>
          <table:table-cell office:value-type="string" table:style-name="ce6">
            <text:p>ALCOOL EM GEL PARA UTILIZAÇÃO PELOS TÉCNICOS DE SEGURANÇA INSTITUCIONAL E TRANSPORTE DA PRM FOZ DO IGUAÇU PARA HIGIENIZAÇÃO DOS VEÍCULOS OFICIAIS E UTILIZAÇÃO PELOS MEMBROS E SERVIDORES DA UNIDADE DURANTE O PERÍODO DE PANDEMIA CAUSADO PELA COVID-19.</text:p>
          </table:table-cell>
          <table:table-cell office:value-type="string" table:style-name="ce8">
            <text:p>R$ <text:s text:c="4"/>99,9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10.736.854/0001-94</text:p>
          </table:table-cell>
          <table:table-cell office:value-type="string" table:style-name="ce6">
            <text:p>AQUISIÇÃO DE 04 CHAVES DE PORTA PARA USO NA SEDE DA PROCURADORIA (SALA DA DRA LYANA, ENTRADA DO SEGUNDO ANDAR).</text:p>
          </table:table-cell>
          <table:table-cell office:value-type="string" table:style-name="ce8">
            <text:p>R$ <text:s text:c="4"/>28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FARMACIAS FLEMING LTDA</text:p>
          </table:table-cell>
          <table:table-cell office:value-type="string" table:style-name="ce6">
            <text:p>79.444.717/0003-44</text:p>
          </table:table-cell>
          <table:table-cell office:value-type="string" table:style-name="ce6">
            <text:p>COMPRA EMERGENCIAL DE 03 LITROS DE ÁLCOOL GEL MANIPULADO EM LABORATÓRIO.</text:p>
          </table:table-cell>
          <table:table-cell office:value-type="string" table:style-name="ce8">
            <text:p>R$ <text:s text:c="3"/>157,50<text:s/></text:p>
          </table:table-cell>
          <table:table-cell table:number-columns-repeated="16373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9">
            <text:p>13/03/2020</text:p>
          </table:table-cell>
          <table:table-cell office:value-type="string" table:number-columns-spanned="1" table:number-rows-spanned="2" table:style-name="ce18">
            <text:p>JOÃO KAVA PONTA GROSSA</text:p>
          </table:table-cell>
          <table:table-cell office:value-type="string" table:number-columns-spanned="1" table:number-rows-spanned="2" table:style-name="ce18">
            <text:p>10.736.854/0001-94</text:p>
          </table:table-cell>
          <table:table-cell office:value-type="string" table:style-name="ce6">
            <text:p>COMPRA DE DUAS CHAVES PARA O ARMÁRIO DE AÇO QUE É GUARDADO OS PROCEDIMENTOS SIGILOSOS NO GABINETE DA DRA LYANA</text:p>
          </table:table-cell>
          <table:table-cell office:value-type="string" table:style-name="ce8">
            <text:p>R$ <text:s text:c="4"/>2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40 BUCHAS COM PARAFUSOS PARA FIXAÇÃO DAS CÂMARAS DE VIGILÂNCIA NA PRM PONTA GROSSA</text:p>
          </table:table-cell>
          <table:table-cell office:value-type="string" table:style-name="ce8">
            <text:p>R$ <text:s text:c="4"/>21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9">
            <text:p>03/03/2020</text:p>
          </table:table-cell>
          <table:table-cell office:value-type="string" table:number-columns-spanned="1" table:number-rows-spanned="3" table:style-name="ce18">
            <text:p>SANIMED PRODUTOS HOSPITALARES</text:p>
          </table:table-cell>
          <table:table-cell office:value-type="string" table:number-columns-spanned="1" table:number-rows-spanned="3" table:style-name="ce18">
            <text:p>05.129.835/0001-60</text:p>
          </table:table-cell>
          <table:table-cell office:value-type="string" table:style-name="ce6">
            <text:p>AQUISIÇÃO DE UMA CAIXA DE LUVAS DE PROCEDIMENTO E TRINTA MASCARAS RESPIRATÓRIAS PARA USO DA ANALISTA DE SAÚDE DA PR/PR.</text:p>
          </table:table-cell>
          <table:table-cell office:value-type="string" table:style-name="ce8">
            <text:p>R$ <text:s text:c="3"/>199,7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FLOREIRA PARA USO NO SEGUNDO ANDAR DO PRÉDIO SEDE DA PR/PR.</text:p>
          </table:table-cell>
          <table:table-cell office:value-type="string" table:style-name="ce8">
            <text:p>R$ <text:s text:c="3"/>46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POTE, CASCA DE PINUS E GRAMA COM POTE PARA USO EM VASO NO SEGUNDO ANDAR DO PRÉDIO SEDE DA PR/PR.</text:p>
          </table:table-cell>
          <table:table-cell office:value-type="string" table:style-name="ce8">
            <text:p>R$ <text:s text:c="3"/>363,3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4" table:style-name="ce19">
            <text:p>05/03/2020</text:p>
          </table:table-cell>
          <table:table-cell office:value-type="string" table:number-columns-spanned="1" table:number-rows-spanned="4" table:style-name="ce18">
            <text:p>BALAROTI COM DE MATS DE CONSTRUCAO S.A.</text:p>
          </table:table-cell>
          <table:table-cell office:value-type="string" table:number-columns-spanned="1" table:number-rows-spanned="4" table:style-name="ce18">
            <text:p>77.044.618/0033-65</text:p>
          </table:table-cell>
          <table:table-cell office:value-type="string" table:style-name="ce6">
            <text:p>AQUISIÇÃO DE TRÊS SACOS DE 20 KG DE ARGAMASSA TIPO AC3 PARA TROCA DO PISO DO PRIMEIRO ANDAR DO PRÉDIO SEDE DA PR/PR.</text:p>
          </table:table-cell>
          <table:table-cell office:value-type="string" table:style-name="ce8">
            <text:p>R$ <text:s text:c="4"/>94,35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PILHAS E BATERIAS PARA USO DA INFORMÁTICA DA PR/PR.</text:p>
          </table:table-cell>
          <table:table-cell office:value-type="string" table:style-name="ce8">
            <text:p>R$ <text:s text:c="3"/>139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5 KG DE REJUNTE PARA USO NO PISO DO 1º ANDAR DO PRÉDIO SEDE DA PR/PR.</text:p>
          </table:table-cell>
          <table:table-cell office:value-type="string" table:style-name="ce8">
            <text:p>R$ <text:s text:c="4"/>24,6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TRÊS PACOTES DE MÁSCARA CIRÚRGICA PARA USO PELA ANALISTA DE SAÚDE DA PR/PR.</text:p>
          </table:table-cell>
          <table:table-cell office:value-type="string" table:style-name="ce8">
            <text:p>R$ <text:s text:c="4"/>27,6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9">
            <text:p>11/03/2020</text:p>
          </table:table-cell>
          <table:table-cell office:value-type="string" table:number-columns-spanned="1" table:number-rows-spanned="3" table:style-name="ce18">
            <text:p>FILTROS CURITIBA LTDA</text:p>
          </table:table-cell>
          <table:table-cell office:value-type="string" table:number-columns-spanned="1" table:number-rows-spanned="3" table:style-name="ce18">
            <text:p>18.539.019/0001-76</text:p>
          </table:table-cell>
          <table:table-cell office:value-type="string" table:style-name="ce6">
            <text:p>AQUISIÇÃO DE UM REFIL PARA FILTRO DE ÁGUA PARA BEBEDOURO NA FORÇA TAREFA.</text:p>
          </table:table-cell>
          <table:table-cell office:value-type="string" table:style-name="ce8">
            <text:p>R$ <text:s text:c="4"/>23,16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UM VENTILADOR PARA USO NO AMPLIFICADOR DO AUDITÓRIO DA PR/PR.</text:p>
          </table:table-cell>
          <table:table-cell office:value-type="string" table:style-name="ce8">
            <text:p>R$ <text:s text:c="4"/>23,00<text:s/></text:p>
          </table:table-cell>
          <table:table-cell table:number-columns-repeated="16373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RECONHECIMENTO DE FIRMA EM DOCUMENTO VISANDO A DOAÇÃO DE VEÍCULO.</text:p>
          </table:table-cell>
          <table:table-cell office:value-type="string" table:style-name="ce8">
            <text:p>R$ <text:s text:c="4"/>12,06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9">
            <text:p>13/03/2020</text:p>
          </table:table-cell>
          <table:table-cell office:value-type="string" table:number-columns-spanned="1" table:number-rows-spanned="3" table:style-name="ce18">
            <text:p>REFRIGERAÇÃO DUFRIO COMÉRCIO IMPORTAÇÃO LTDA</text:p>
          </table:table-cell>
          <table:table-cell office:value-type="string" table:number-columns-spanned="1" table:number-rows-spanned="3" table:style-name="ce18">
            <text:p>01.754.239/0001-10</text:p>
          </table:table-cell>
          <table:table-cell office:value-type="string" table:style-name="ce6">
            <text:p>AQUISIÇÃO DE MATERIAIS PARA INSTALAÇÃO DE AR CONDICIONADO SPLIT DO MONITORAMENTO.</text:p>
          </table:table-cell>
          <table:table-cell office:value-type="string" table:style-name="ce8">
            <text:p>R$ <text:s text:c="3"/>134,43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AQUISIÇÃO DE REPARO PARA VÁLVULA DO SISTEMA DE INCÊNDIO DO PRÉDIO SEDE DA PR/PR.</text:p>
          </table:table-cell>
          <table:table-cell office:value-type="string" table:style-name="ce8">
            <text:p>R$ <text:s text:c="4"/>79,00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SERVIÇO DE CHAVEIRO PARA ABERTURA DE COFRE LOCALIZADO NO 5º ANDAR DO EDIFICIO SEDE DA PR/PR.</text:p>
          </table:table-cell>
          <table:table-cell office:value-type="string" table:style-name="ce8">
            <text:p>R$ <text:s text:c="3"/>25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9">
            <text:p>21/02/2020</text:p>
          </table:table-cell>
          <table:table-cell office:value-type="string" table:number-columns-spanned="1" table:number-rows-spanned="3" table:style-name="ce18">
            <text:p>DATAMELO ELETROELETRÔNICO LTDA.</text:p>
          </table:table-cell>
          <table:table-cell office:value-type="string" table:number-columns-spanned="1" table:number-rows-spanned="3" table:style-name="ce18">
            <text:p>78.110.608/0001-66</text:p>
          </table:table-cell>
          <table:table-cell office:value-type="string" table:style-name="ce6">
            <text:p>AQUISIÇÃO DE DUAS CHAVES DE TECLA REDONDA BRANCA</text:p>
          </table:table-cell>
          <table:table-cell office:value-type="string" table:style-name="ce8">
            <text:p>R$ <text:s text:c="4"/>2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SUBSTITUIÇÃO DA MANGUEIRA DO EXTINTOR DE CO2.</text:p>
          </table:table-cell>
          <table:table-cell office:value-type="string" table:style-name="ce8">
            <text:p>R$ <text:s text:c="4"/>50,0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3/03/20 a 27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number-columns-spanned="1" table:number-rows-spanned="2" table:style-name="ce18">
            <text:p>SILVANA SOUZA DA SILVA</text:p>
          </table:table-cell>
          <table:table-cell office:value-type="string" table:number-columns-spanned="1" table:number-rows-spanned="2" table:style-name="ce18">
            <text:p><text:s/>925.736.739-87</text:p>
          </table:table-cell>
          <table:table-cell office:value-type="string" table:number-columns-spanned="1" table:number-rows-spanned="2" table:style-name="ce18">
            <text:p>06/04/20 a 26/06/20</text:p>
          </table:table-cell>
          <table:table-cell office:value-type="string" table:number-columns-spanned="1" table:number-rows-spanned="2" table:style-name="ce18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05/03/2020</text:p>
          </table:table-cell>
          <table:table-cell office:value-type="string" table:style-name="ce6">
            <text:p>LEANDRO ANTONIO DO ROZARIO</text:p>
          </table:table-cell>
          <table:table-cell office:value-type="string" table:style-name="ce6">
            <text:p>31.462.371/0001-19</text:p>
          </table:table-cell>
          <table:table-cell office:value-type="string" table:style-name="ce6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office:value-type="string" table:style-name="ce8">
            <text:p>R$ <text:s text:c="3"/>200,00<text:s/></text:p>
          </table:table-cell>
          <table:table-cell table:number-columns-repeated="16373"/>
        </table:table-row>
        <table:table-row table:style-name="ro19">
          <table:covered-table-cell/>
          <table:covered-table-cell/>
          <table:table-cell office:value-type="string" table:style-name="ce6">
            <text:p>SILVANA SOUZA DA SILVA</text:p>
          </table:table-cell>
          <table:table-cell office:value-type="string" table:style-name="ce6">
            <text:p><text:s/>925.736.739-87</text:p>
          </table:table-cell>
          <table:table-cell office:value-type="string" table:style-name="ce6">
            <text:p>15/01/20 a 23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LEANDRO ANTONIO DO ROZARIO</text:p>
          </table:table-cell>
          <table:table-cell office:value-type="string" table:style-name="ce6">
            <text:p>31.462.371/0001-19</text:p>
          </table:table-cell>
          <table:table-cell office:value-type="string" table:style-name="ce6">
            <text:p>JUSTIFICA-SE A NECESSIDADE DO CONSERTO NO APARELHO DE AR CONDICIONADO, LIGAÇÃO ELÉTRICA E DISJUNTOR DA ASSESSORIA DE GABINETE, TENDO EM VISTA QUE O TÉCNICO VERIFICOU AS FUNÇÕES DO APARELHO E CONSTATOU-SE FALHA NO CAPACITOR DE PARTIDA DO MOTOR, O MESMO NÃO APRESENTAVA A CAPACIDADE NECESSÁRIA PARA O FUNCIONAMENTO DO COMPRESSOR, ESSA SITUAÇÃO FEZ COM QUE OCORRESSE UMA SOBRECARGA DE CORRENTE VINDO A DANIFICAR ATÉ MESMO A FIAÇÃO ELÉTRICA. O CONSERTO FOI REALIZADO PARA FINS DE SEGURANÇA E TAMBÉM PARA ATENDER A BEM ESTAR DOS SERVIDORES E ESTAGIÁRIOS NO AMBIENTE,SÓ TEM UM EQUIPAMENTO NA SALA.</text:p>
          </table:table-cell>
          <table:table-cell office:value-type="string" table:style-name="ce8">
            <text:p>R$ <text:s text:c="3"/>215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SILVANA SOUZA DA SILVA</text:p>
          </table:table-cell>
          <table:table-cell office:value-type="string" table:style-name="ce6">
            <text:p><text:s/>925.736.739-87</text:p>
          </table:table-cell>
          <table:table-cell office:value-type="string" table:style-name="ce6">
            <text:p>15/01/20 a 23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FARMACIA FARMANOSSA LTDA</text:p>
          </table:table-cell>
          <table:table-cell office:value-type="string" table:style-name="ce6">
            <text:p>05.250.785/0001-74</text:p>
          </table:table-cell>
          <table:table-cell office:value-type="string" table:style-name="ce6">
            <text:p>AQUISIÇÃO DE DUAS UNIDADES DE ÁLCOOL EM GEL, PARA PREVENÇÃO PARA COVID-19, PAGAMENTO COM CARTÃO DE CRÉDITO</text:p>
          </table:table-cell>
          <table:table-cell office:value-type="string" table:style-name="ce8">
            <text:p>R$ <text:s text:c="4"/>19,98<text:s/></text:p>
          </table:table-cell>
          <table:table-cell table:number-columns-repeated="16373"/>
        </table:table-row>
        <table:table-row table:style-name="ro12">
          <table:covered-table-cell/>
          <table:covered-table-cell/>
          <table:table-cell office:value-type="string" table:number-columns-spanned="1" table:number-rows-spanned="2" table:style-name="ce18">
            <text:p>WILSON JOSE DEMORI</text:p>
          </table:table-cell>
          <table:table-cell office:value-type="string" table:number-columns-spanned="1" table:number-rows-spanned="2" table:style-name="ce18">
            <text:p><text:s/>834.044.909-59</text:p>
          </table:table-cell>
          <table:table-cell office:value-type="string" table:style-name="ce6">
            <text:p>05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4/2020</text:p>
          </table:table-cell>
          <table:table-cell office:value-type="string" table:style-name="ce6">
            <text:p>MARQUIMICA MARINGA INDUSTRIA QUIMICA LTDA</text:p>
          </table:table-cell>
          <table:table-cell office:value-type="string" table:style-name="ce6">
            <text:p>82.452.012/0001-11</text:p>
          </table:table-cell>
          <table:table-cell office:value-type="string" table:style-name="ce6">
            <text:p>AQUISIÇAO DE 4 LTS DE ÁLCOOL EM GEL EMERGENCIAL PARA PREVENÇÃO CONTRA O CORONAVÍRUS.</text:p>
            <text:p>OBS. FOI FEITO O SAQUE EM DINHEIRO POIS A EMPRESA NÃO TINHA MÁQUINA DE CARTÃO.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05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MAURO SERGIO PENER CHAVEIRO</text:p>
          </table:table-cell>
          <table:table-cell office:value-type="string" table:style-name="ce6">
            <text:p>07.519.114/0001-91</text:p>
          </table:table-cell>
          <table:table-cell office:value-type="string" table:style-name="ce6">
            <text:p>AQUISIÇÃO DE 3 CÓPIAS DE CHAVES PARA O GABINETE 5.<text:s/></text:p>
          </table:table-cell>
          <table:table-cell office:value-type="string" table:style-name="ce8">
            <text:p>R$ <text:s text:c="4"/>21,0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WILSON JOSE DEMORI</text:p>
          </table:table-cell>
          <table:table-cell office:value-type="string" table:style-name="ce6">
            <text:p><text:s/>834.044.909-59</text:p>
          </table:table-cell>
          <table:table-cell office:value-type="string" table:style-name="ce6">
            <text:p>05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S.A.R. LAVALHOS EPP</text:p>
          </table:table-cell>
          <table:table-cell office:value-type="string" table:style-name="ce6">
            <text:p>01.446.497/0001-39</text:p>
          </table:table-cell>
          <table:table-cell office:value-type="string" table:style-name="ce6">
            <text:p>AQUISIÇÃO DE UMA TORNEIRA PLÁSTICA PARA O BEBEDOURO.</text:p>
          </table:table-cell>
          <table:table-cell office:value-type="string" table:style-name="ce8">
            <text:p>R$ <text:s text:c="5"/>4,98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6">
            <text:p>WILSON JOSE DEMORI</text:p>
          </table:table-cell>
          <table:table-cell office:value-type="string" table:style-name="ce6">
            <text:p><text:s/>834.044.909-59</text:p>
          </table:table-cell>
          <table:table-cell office:value-type="string" table:style-name="ce6">
            <text:p>05/02/20 a 2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5/04/2020</text:p>
          </table:table-cell>
          <table:table-cell office:value-type="string" table:style-name="ce6">
            <text:p>FARMACIA UNIAO DE MARINGA LTDA</text:p>
          </table:table-cell>
          <table:table-cell office:value-type="string" table:style-name="ce6">
            <text:p>78.771.185/0001-25</text:p>
          </table:table-cell>
          <table:table-cell office:value-type="string" table:style-name="ce6">
            <text:p>AQUISIÇAO DE MÁSCARAS PARA PROTEÇÃO CONTRA O COVID-19 PARA O SETOR DE SEGURANÇA INSTITUCIONAL.</text:p>
          </table:table-cell>
          <table:table-cell office:value-type="string" table:style-name="ce8">
            <text:p>R$ <text:s text:c="4"/>87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2" table:style-name="ce18">
            <text:p>WILSON JOSE DEMORI</text:p>
          </table:table-cell>
          <table:table-cell office:value-type="string" table:number-columns-spanned="1" table:number-rows-spanned="2" table:style-name="ce18">
            <text:p><text:s/>834.044.909-59</text:p>
          </table:table-cell>
          <table:table-cell office:value-type="string" table:number-columns-spanned="1" table:number-rows-spanned="2" table:style-name="ce18">
            <text:p>05/02/20 a 24/04/20</text:p>
          </table:table-cell>
          <table:table-cell office:value-type="string" table:number-columns-spanned="1" table:number-rows-spanned="2" table:style-name="ce18">
            <text:p>SIM</text:p>
          </table:table-cell>
          <table:table-cell office:value-type="string" table:number-columns-spanned="1" table:number-rows-spanned="2" table:style-name="ce19">
            <text:p>18/03/2020</text:p>
          </table:table-cell>
          <table:table-cell office:value-type="string" table:style-name="ce6">
            <text:p>MAURO SERGIO PENER CHAVEIRO</text:p>
          </table:table-cell>
          <table:table-cell office:value-type="string" table:style-name="ce6">
            <text:p>07.519.114/0001-91</text:p>
          </table:table-cell>
          <table:table-cell office:value-type="string" table:style-name="ce6">
            <text:p>AQUISIÇÃO DE UM CADEADO PARA COLOCAR NA CORRENTE QUE DÁ ACESSO AO ESTACIONAMENTO DA PROCURADORIA.</text:p>
          </table:table-cell>
          <table:table-cell office:value-type="string" table:style-name="ce8">
            <text:p>R$ <text:s text:c="4"/>16,00<text:s/></text:p>
          </table:table-cell>
          <table:table-cell table:number-columns-repeated="16373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COMERCIAL VINI PRIMEIRO PRODUTOS ALIMENTICIOS LTDA</text:p>
          </table:table-cell>
          <table:table-cell office:value-type="string" table:style-name="ce6">
            <text:p>03.528.813/0001-47</text:p>
          </table:table-cell>
          <table:table-cell office:value-type="string" table:style-name="ce6">
            <text:p>CONSIDERANDO A INEXISTÊNCIA DE NOTA DE EMPENHO REGULAR PARA O FORNECIMENTO DE ÁGUA MINERAL EM FUNÇÃO DA NÃO LIBERAÇÃO DO ORÇAMENTO;SOLICITO SEJAM ADQUIRIDOS OS MATERIAIS <text:s/>COM O OBJETIVO DE SUPRIR AS NECESSIDADES DESTE PRÉDIO.</text:p>
            <text:p/>
          </table:table-cell>
          <table:table-cell office:value-type="string" table:style-name="ce8">
            <text:p>R$ <text:s text:c="3"/>16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ALEXANDER AFFONSO</text:p>
          </table:table-cell>
          <table:table-cell office:value-type="string" table:style-name="ce6">
            <text:p><text:s/>069.561.567-09</text:p>
          </table:table-cell>
          <table:table-cell office:value-type="string" table:style-name="ce6">
            <text:p>16/01/20 a 1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ESPAÇO LIMPEZA DISTRIB. DE DESCARTE E MAT. DE LIMPEZA</text:p>
          </table:table-cell>
          <table:table-cell office:value-type="string" table:style-name="ce6">
            <text:p>22.431.573/0001-02</text:p>
          </table:table-cell>
          <table:table-cell office:value-type="string" table:style-name="ce6">
            <text:p>SOLICITO SEJAM ADQUIRIDOS OS MATERIAIS <text:s/>COM O OBJETIVO DE MANUTENÇÃO NAS INSTALAÇÕES DESTE PRÉDIO.</text:p>
          </table:table-cell>
          <table:table-cell office:value-type="string" table:style-name="ce8">
            <text:p>R$ <text:s text:c="4"/>49,50<text:s/></text:p>
          </table:table-cell>
          <table:table-cell table:number-columns-repeated="16373"/>
        </table:table-row>
        <table:table-row table:style-name="ro11">
          <table:covered-table-cell/>
          <table:covered-table-cell/>
          <table:table-cell office:value-type="string" table:style-name="ce6">
            <text:p>ALEXANDER AFFONSO</text:p>
          </table:table-cell>
          <table:table-cell office:value-type="string" table:style-name="ce6">
            <text:p><text:s/>069.561.567-09</text:p>
          </table:table-cell>
          <table:table-cell office:value-type="string" table:style-name="ce6">
            <text:p>16/01/20 a 1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ESTORIL DE NITEROI MATERIAIS DE CONSTRUÇAO LTDA ME</text:p>
          </table:table-cell>
          <table:table-cell office:value-type="string" table:style-name="ce6">
            <text:p>00.091.673/0001-02</text:p>
          </table:table-cell>
          <table:table-cell office:value-type="string" table:style-name="ce6">
            <text:p>SOLICITO SEJA ADQUIRIDO O MATERIAL <text:s/>COM O OBJETIVO DE AUXILIAR O SERVIÇO DE MANUTENÇÃO NAS INSTALAÇÕES HIDRÁULICAS DESTE PRÉDIO.</text:p>
            <text:p/>
          </table:table-cell>
          <table:table-cell office:value-type="string" table:style-name="ce8">
            <text:p>R$ <text:s text:c="4"/>72,36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ALEXANDER AFFONSO</text:p>
          </table:table-cell>
          <table:table-cell office:value-type="string" table:style-name="ce6">
            <text:p><text:s/>069.561.567-09</text:p>
          </table:table-cell>
          <table:table-cell office:value-type="string" table:style-name="ce6">
            <text:p>16/01/20 a 1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ESPAÇO LIMPEZA DISTRIB. DE DESCARTE E MAT. DE LIMPEZA</text:p>
          </table:table-cell>
          <table:table-cell office:value-type="string" table:style-name="ce6">
            <text:p>22.431.573/0001-02</text:p>
          </table:table-cell>
          <table:table-cell office:value-type="string" table:style-name="ce6">
            <text:p>SOLICITO SEJAM ADQUIRIDOS OS MATERIAIS <text:s/>COM O OBJETIVO DE MANUTENÇÃO NAS INSTALAÇÕES DESTE PRÉDIO.</text:p>
          </table:table-cell>
          <table:table-cell office:value-type="string" table:style-name="ce8">
            <text:p>R$ <text:s text:c="4"/>38,7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ALEXANDER AFFONSO</text:p>
          </table:table-cell>
          <table:table-cell office:value-type="string" table:style-name="ce6">
            <text:p><text:s/>069.561.567-09</text:p>
          </table:table-cell>
          <table:table-cell office:value-type="string" table:style-name="ce6">
            <text:p>16/01/20 a 1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LEROY MERLIN CIA BRASILEIRA DE BRICOLAGEM</text:p>
          </table:table-cell>
          <table:table-cell office:value-type="string" table:style-name="ce6">
            <text:p>01.438.784/0023-02</text:p>
          </table:table-cell>
          <table:table-cell office:value-type="string" table:style-name="ce6">
            <text:p>SOLICITO SEJAM ADQUIRIDOS OS MATERIAIS <text:s/>COM O OBJETIVO DE MANUTENÇÃO NAS COPAS DESTE PRÉDIO.</text:p>
            <text:p/>
          </table:table-cell>
          <table:table-cell office:value-type="string" table:style-name="ce8">
            <text:p>R$ <text:s text:c="4"/>99,95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number-columns-spanned="1" table:number-rows-spanned="5" table:style-name="ce18">
            <text:p>ALEXANDER AFFONSO</text:p>
          </table:table-cell>
          <table:table-cell office:value-type="string" table:number-columns-spanned="1" table:number-rows-spanned="5" table:style-name="ce18">
            <text:p><text:s/>069.561.567-09</text:p>
          </table:table-cell>
          <table:table-cell office:value-type="string" table:number-columns-spanned="1" table:number-rows-spanned="5" table:style-name="ce18">
            <text:p>16/01/20 a 14/04/20</text:p>
          </table:table-cell>
          <table:table-cell office:value-type="string" table:number-columns-spanned="1" table:number-rows-spanned="5" table:style-name="ce18">
            <text:p>SIM</text:p>
          </table:table-cell>
          <table:table-cell office:value-type="string" table:style-name="ce7">
            <text:p>12/02/2020</text:p>
          </table:table-cell>
          <table:table-cell office:value-type="string" table:style-name="ce6">
            <text:p>ESTORIL DE NITEROI MATERIAIS DE CONSTRUÇAO LTDA ME</text:p>
          </table:table-cell>
          <table:table-cell office:value-type="string" table:style-name="ce6">
            <text:p>00.091.673/0001-02</text:p>
          </table:table-cell>
          <table:table-cell office:value-type="string" table:style-name="ce6">
            <text:p>SOLICITO SEJAM ADQUIRIDOS OS MATERIAIS <text:s/>COM O OBJETIVO DE MANUTENÇÃO NAS INSTALAÇÕES DESTE PRÉDIO.</text:p>
          </table:table-cell>
          <table:table-cell office:value-type="string" table:style-name="ce8">
            <text:p>R$ <text:s text:c="4"/>58,77<text:s/></text:p>
          </table:table-cell>
          <table:table-cell table:number-columns-repeated="16373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13/02/2020</text:p>
          </table:table-cell>
          <table:table-cell office:value-type="string" table:style-name="ce6">
            <text:p>ESTORIL DE NITEROI MATERIAIS DE CONSTRUÇAO LTDA ME</text:p>
          </table:table-cell>
          <table:table-cell office:value-type="string" table:style-name="ce6">
            <text:p>00.091.673/0001-02</text:p>
          </table:table-cell>
          <table:table-cell office:value-type="string" table:style-name="ce6">
            <text:p>COMPRA DE MATERIAIS COM O OBJETIVO DE MANUTENÇÃO NAS INSTALAÇÕES DO PRÉDIO.</text:p>
          </table:table-cell>
          <table:table-cell office:value-type="string" table:style-name="ce8">
            <text:p>R$ <text:s text:c="5"/>8,2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9">
            <text:p>13/03/2020</text:p>
          </table:table-cell>
          <table:table-cell office:value-type="string" table:style-name="ce6">
            <text:p>BOTTINO MATERIAIS DE CONSTRUÇAO LTDA</text:p>
          </table:table-cell>
          <table:table-cell office:value-type="string" table:style-name="ce6">
            <text:p>05.879.152/0013-63</text:p>
          </table:table-cell>
          <table:table-cell office:value-type="string" table:style-name="ce6">
            <text:p>SOLICITO SEJAM ADQUIRIDOS OS MATERIAIS <text:s text:c="2"/>COM O OBJETIVO DE MANUTENÇÃO NAS INSTALAÇÕES DESTE PRÉDIO:</text:p>
            <text:p/>
          </table:table-cell>
          <table:table-cell office:value-type="string" table:style-name="ce8">
            <text:p>R$ <text:s text:c="3"/>290,30<text:s/>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VIDRAÇARIA E ESQUADRIA DE ALUMÍNIO SÃO PAULO</text:p>
          </table:table-cell>
          <table:table-cell office:value-type="string" table:style-name="ce6">
            <text:p>15.193.472/0001-85</text:p>
          </table:table-cell>
          <table:table-cell office:value-type="string" table:style-name="ce6">
            <text:p>SOLICITO SEJA CONTRATADO O SERVIÇO DE CONFECÇÃO DE TAMPO DE VIDRO DE 10 MM PARA A MESA DO PROCURADOR WANDERLEY SANAN DANTAS, QUE RACHOU.</text:p>
            <text:p/>
          </table:table-cell>
          <table:table-cell office:value-type="string" table:style-name="ce8">
            <text:p>R$ <text:s text:c="3"/>470,00<text:s/>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20/02/2020</text:p>
          </table:table-cell>
          <table:table-cell office:value-type="string" table:style-name="ce6">
            <text:p>VIDRAÇARIA E ESQUADRIA DE ALUMÍNIO SÃO PAULO</text:p>
          </table:table-cell>
          <table:table-cell office:value-type="string" table:style-name="ce6">
            <text:p>15.193.472/0001-85</text:p>
          </table:table-cell>
          <table:table-cell office:value-type="string" table:style-name="ce6">
            <text:p>CONSIDERANDO A OCORRÊNCIA DE AVARIA NO VÃO DE BLINDEX E A NECESSIDADE DA MANUTENÇÃO EM TODAS AS FERRAGENS QUE FIXAM SUA ESTRUTURA, NA RECEPÇÃO DESTE PRÉDIO;SOLICITO SEJA CONTRATADO O SERVIÇO DE REPARO IMEDIATO, TENDO EM VISTA O RISCO À SEGURAÇÃO DOS QUE TRANSITAM PELO REFERIDO EDIFÍCIO.</text:p>
            <text:p><text:s/></text:p>
          </table:table-cell>
          <table:table-cell office:value-type="string" table:style-name="ce8">
            <text:p>R$ <text:s text:c="3"/>270,00<text:s/></text:p>
          </table:table-cell>
          <table:table-cell table:number-columns-repeated="16373"/>
        </table:table-row>
        <table:table-row table:style-name="ro13">
          <table:covered-table-cell/>
          <table:covered-table-cell/>
          <table:table-cell office:value-type="string" table:style-name="ce6">
            <text:p>ALEXANDER AFFONSO</text:p>
          </table:table-cell>
          <table:table-cell office:value-type="string" table:style-name="ce6">
            <text:p><text:s/>069.561.567-09</text:p>
          </table:table-cell>
          <table:table-cell office:value-type="string" table:style-name="ce6">
            <text:p>16/01/20 a 1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VIDRAÇARIA E ESQUADRIA DE ALUMÍNIO SÃO PAULO</text:p>
          </table:table-cell>
          <table:table-cell office:value-type="string" table:style-name="ce6">
            <text:p>15.193.472/0001-85</text:p>
          </table:table-cell>
          <table:table-cell office:value-type="string" table:style-name="ce6">
            <text:p>CONSIDERANDO A OCORRÊNCIA DE AVARIA NO VÃO DE BLINDEX NA RECEPÇÃO DESTE</text:p>
            <text:p>PRÉDIO;SOLICITO SEJA CONTRATADO O SERVIÇO DE REPARO IMEDIATO, TENDO EM VISTA O RISCO À SEGURAÇA DOS QUE TRANSITAM PELO REFERIDO EDIFÍCIO.</text:p>
            <text:p/>
          </table:table-cell>
          <table:table-cell office:value-type="string" table:style-name="ce8">
            <text:p>R$ <text:s text:c="3"/>260,00<text:s/></text:p>
          </table:table-cell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6">
            <text:p>ALEXANDER AFFONSO</text:p>
          </table:table-cell>
          <table:table-cell office:value-type="string" table:style-name="ce6">
            <text:p><text:s/>069.561.567-09</text:p>
          </table:table-cell>
          <table:table-cell office:value-type="string" table:style-name="ce6">
            <text:p>16/01/20 a 14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3/01/2020</text:p>
          </table:table-cell>
          <table:table-cell office:value-type="string" table:style-name="ce6">
            <text:p>LEROY MERLIN CIA BRASILEIRA DE BRICOLAGEM</text:p>
          </table:table-cell>
          <table:table-cell office:value-type="string" table:style-name="ce6">
            <text:p>01.438.784/0023-02</text:p>
          </table:table-cell>
          <table:table-cell office:value-type="string" table:style-name="ce6">
            <text:p>SOLICITO SEJAM ADQUIRIDOS OS MATERIAIS <text:s/>COM O OBJETIVO DE MANUTENÇÃO NAS INSTALAÇÕES HIDRÁULICAS DESTE PRÉDIO.</text:p>
          </table:table-cell>
          <table:table-cell office:value-type="string" table:style-name="ce8">
            <text:p>R$ <text:s text:c="4"/>36,90<text:s/></text:p>
          </table:table-cell>
          <table:table-cell table:number-columns-repeated="16373"/>
        </table:table-row>
        <table:table-row table:style-name="ro2">
          <table:covered-table-cell/>
          <table:covered-table-cell/>
          <table:table-cell office:value-type="string" table:style-name="ce6">
            <text:p>ANGELO STROLIGO PECLY</text:p>
          </table:table-cell>
          <table:table-cell office:value-type="string" table:style-name="ce6">
            <text:p><text:s/>041.839.667-10</text:p>
          </table:table-cell>
          <table:table-cell office:value-type="string" table:style-name="ce6">
            <text:p>07/02/20 a 06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17">
            <text:p>PR-RJ</text:p>
          </table:table-cell>
          <table:table-cell office:value-type="float" office:value="2020" table:number-columns-spanned="1" table:number-rows-spanned="3" table:style-name="ce18">
            <text:p>2020</text:p>
          </table:table-cell>
          <table:table-cell office:value-type="string" table:number-columns-spanned="1" table:number-rows-spanned="2" table:style-name="ce18">
            <text:p>ANICELIO TAVARES MARTINS</text:p>
          </table:table-cell>
          <table:table-cell office:value-type="string" table:number-columns-spanned="1" table:number-rows-spanned="2" table:style-name="ce18">
            <text:p><text:s/>397.497.707-49</text:p>
          </table:table-cell>
          <table:table-cell office:value-type="string" table:style-name="ce6">
            <text:p>23/01/20 a 21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REQUINTE COMÉRCIO DE FRIOS LTDA ME</text:p>
          </table:table-cell>
          <table:table-cell office:value-type="string" table:style-name="ce6">
            <text:p>09.578.795/0001-94</text:p>
          </table:table-cell>
          <table:table-cell office:value-type="string" table:style-name="ce6">
            <text:p>GARRAFÕES DE ÁGUA MINERAL PARA ABASTECER A SEDE DA PRM RESENDE ENQUANTO O NOVO PGEA PARA AQUISIÇÃO DE ÁGUA MINERAL ESTAVA EM ANÁLISE PELO SETOR RESPONSÁVEL DA PRRJ.</text:p>
          </table:table-cell>
          <table:table-cell office:value-type="string" table:style-name="ce8">
            <text:p>R$ <text:s text:c="3"/>129,74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CARINA FAULSTICH NEVES JOSIAS</text:p>
          </table:table-cell>
          <table:table-cell office:value-type="string" table:style-name="ce6">
            <text:p><text:s/>070.495.407-90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8/04/2020</text:p>
          </table:table-cell>
          <table:table-cell office:value-type="string" table:style-name="ce6">
            <text:p>HX BRASIL FLORICULTURA EIRELLI</text:p>
          </table:table-cell>
          <table:table-cell office:value-type="string" table:style-name="ce6">
            <text:p>30.614.607/0001-22</text:p>
          </table:table-cell>
          <table:table-cell office:value-type="string" table:style-name="ce6">
            <text:p>CAPINA E RETIRADA DO LIXO VERDE NA ÁREA EXTERNA DA SEDE DA PRM</text:p>
          </table:table-cell>
          <table:table-cell office:value-type="string" table:style-name="ce8">
            <text:p>R$ <text:s text:c="3"/>170,00<text:s/>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2" table:style-name="ce17">
            <text:p>PR-RJ</text:p>
          </table:table-cell>
          <table:table-cell office:value-type="float" office:value="2020" table:number-columns-spanned="1" table:number-rows-spanned="2" table:style-name="ce18">
            <text:p>2020</text:p>
          </table:table-cell>
          <table:table-cell office:value-type="string" table:style-name="ce6">
            <text:p>CARINA FAULSTICH NEVES JOSIAS</text:p>
          </table:table-cell>
          <table:table-cell office:value-type="string" table:style-name="ce6">
            <text:p><text:s/>070.495.407-90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COPY ART DE RESENDE LTDA ME</text:p>
          </table:table-cell>
          <table:table-cell office:value-type="string" table:style-name="ce6">
            <text:p>00.840.730/0001-09</text:p>
          </table:table-cell>
          <table:table-cell office:value-type="string" table:style-name="ce6">
            <text:p>ATENDER O GABINETE DO 2º OFÍCIO</text:p>
          </table:table-cell>
          <table:table-cell office:value-type="string" table:style-name="ce8">
            <text:p>R$ <text:s text:c="4"/>32,85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style-name="ce6">
            <text:p>CARINA FAULSTICH NEVES JOSIAS</text:p>
          </table:table-cell>
          <table:table-cell office:value-type="string" table:style-name="ce6">
            <text:p><text:s/>070.495.407-90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MARIA MARIAH PAPELARIA E PRESENTES LTDA</text:p>
          </table:table-cell>
          <table:table-cell office:value-type="string" table:style-name="ce6">
            <text:p>04.065.365/0001-55</text:p>
          </table:table-cell>
          <table:table-cell office:value-type="string" table:style-name="ce6">
            <text:p>SEM ESTOQUE DE GRAMPOS NA PRM RESENDE E NO SISTEMA ASI-WEB.</text:p>
          </table:table-cell>
          <table:table-cell office:value-type="string" table:style-name="ce8">
            <text:p>R$ <text:s text:c="4"/>29,50<text:s/></text:p>
          </table:table-cell>
          <table:table-cell table:number-columns-repeated="16373"/>
        </table:table-row>
        <table:table-row table:style-name="ro9">
          <table:table-cell office:value-type="string" table:number-columns-spanned="1" table:number-rows-spanned="7" table:style-name="ce17">
            <text:p>PR-RJ</text:p>
          </table:table-cell>
          <table:table-cell office:value-type="float" office:value="2020" table:number-columns-spanned="1" table:number-rows-spanned="7" table:style-name="ce18">
            <text:p>2020</text:p>
          </table:table-cell>
          <table:table-cell office:value-type="string" table:style-name="ce6">
            <text:p>CARINA FAULSTICH NEVES JOSIAS</text:p>
          </table:table-cell>
          <table:table-cell office:value-type="string" table:style-name="ce6">
            <text:p><text:s/>070.495.407-90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LUNOS MAT.CONST. E FERRAGEM LTDA</text:p>
          </table:table-cell>
          <table:table-cell office:value-type="string" table:style-name="ce6">
            <text:p>12.502.692/0001-55</text:p>
          </table:table-cell>
          <table:table-cell office:value-type="string" table:style-name="ce6">
            <text:p>PARA SER FIXADA NA PORTA DA COPA, EVITANDO O RETORNO DA ÁGUA DE CHUVAS DA PARTE EXTERNA DA SACADA PARA DENTRO DA COPA.</text:p>
          </table:table-cell>
          <table:table-cell office:value-type="string" table:style-name="ce8">
            <text:p>R$ <text:s text:c="5"/>9,6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8">
            <text:p>CARINA FAULSTICH NEVES JOSIAS</text:p>
          </table:table-cell>
          <table:table-cell office:value-type="string" table:number-columns-spanned="1" table:number-rows-spanned="2" table:style-name="ce18">
            <text:p><text:s/>070.495.407-90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2/2020</text:p>
          </table:table-cell>
          <table:table-cell office:value-type="string" table:style-name="ce6">
            <text:p>COPY ART DE RESENDE LTDA ME</text:p>
          </table:table-cell>
          <table:table-cell office:value-type="string" table:style-name="ce6">
            <text:p>00.840.730/0001-09</text:p>
          </table:table-cell>
          <table:table-cell office:value-type="string" table:style-name="ce6">
            <text:p>ATENDER AO GABINETE DO 1º OFÍCIO</text:p>
          </table:table-cell>
          <table:table-cell office:value-type="string" table:style-name="ce8">
            <text:p>R$ <text:s text:c="5"/>7,00<text:s/></text:p>
          </table:table-cell>
          <table:table-cell table:number-columns-repeated="16373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MARQUES LOPES PEREIRA PAPELARIA LTDA</text:p>
          </table:table-cell>
          <table:table-cell office:value-type="string" table:style-name="ce6">
            <text:p>07.233.376/0001-95</text:p>
          </table:table-cell>
          <table:table-cell office:value-type="string" table:style-name="ce6">
            <text:p>O QUADRO FOI COMPRADO PARA ATENDER O PROCURADOR DO 2º OFÍCIO E OS CD¿S PARA USO GERAL EM VIRTUDE DOS PROCEDIMENTOS ELETRÔNICOS, UMA VEZ QUE O SETOR DE MATERIAL DA PRRJ NÃO PODE NOS ATENDER.</text:p>
          </table:table-cell>
          <table:table-cell office:value-type="string" table:style-name="ce8">
            <text:p>R$ <text:s text:c="4"/>99,80<text:s/></text:p>
          </table:table-cell>
          <table:table-cell table:number-columns-repeated="1637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">
            <text:p>CARINA FAULSTICH NEVES JOSIAS</text:p>
          </table:table-cell>
          <table:table-cell office:value-type="string" table:number-columns-spanned="1" table:number-rows-spanned="2" table:style-name="ce18">
            <text:p><text:s/>070.495.407-90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MAVY UTILIDADES DO LAR ME</text:p>
          </table:table-cell>
          <table:table-cell office:value-type="string" table:style-name="ce6">
            <text:p>22.581.598/0001-92</text:p>
          </table:table-cell>
          <table:table-cell office:value-type="string" table:style-name="ce6">
            <text:p>PARA REPOR OS ADAPTADORES DEFEITUOSOS DA SEDE DA PRM RESENDE.</text:p>
          </table:table-cell>
          <table:table-cell office:value-type="string" table:style-name="ce8">
            <text:p>R$ <text:s text:c="4"/>19,95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4/01/2020</text:p>
          </table:table-cell>
          <table:table-cell office:value-type="string" table:style-name="ce6">
            <text:p>HX BRASIL FLORICULTURA EIRELLI</text:p>
          </table:table-cell>
          <table:table-cell office:value-type="string" table:style-name="ce6">
            <text:p>30.614.607/0001-22</text:p>
          </table:table-cell>
          <table:table-cell office:value-type="string" table:style-name="ce6">
            <text:p>CAPINA DA ÁREA EXTERNA E RETIRADA DO LIXO VERDE</text:p>
          </table:table-cell>
          <table:table-cell office:value-type="string" table:style-name="ce8">
            <text:p>R$ <text:s text:c="3"/>200,00<text:s/>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CARLOS JORGE NUNES PEDREIRA</text:p>
          </table:table-cell>
          <table:table-cell office:value-type="string" table:style-name="ce6">
            <text:p><text:s/>769.377.047-04</text:p>
          </table:table-cell>
          <table:table-cell office:value-type="string" table:style-name="ce6">
            <text:p>28/01/20 a 2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6">
            <text:p>CELSO AUGUSTO DE FREITAS BENTES</text:p>
          </table:table-cell>
          <table:table-cell office:value-type="string" table:style-name="ce6">
            <text:p><text:s/>032.837.247-17</text:p>
          </table:table-cell>
          <table:table-cell office:value-type="string" table:style-name="ce6">
            <text:p>30/04/20 a 28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3" table:style-name="ce17">
            <text:p>PR-RJ</text:p>
          </table:table-cell>
          <table:table-cell office:value-type="float" office:value="2020" table:number-columns-spanned="1" table:number-rows-spanned="3" table:style-name="ce18">
            <text:p>2020</text:p>
          </table:table-cell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AMC HARDWARE INFORMATICA EIRELI - ME</text:p>
          </table:table-cell>
          <table:table-cell office:value-type="string" table:style-name="ce6">
            <text:p>20.302.975/0001-81</text:p>
          </table:table-cell>
          <table:table-cell office:value-type="string" table:style-name="ce6">
            <text:p>AQUISIÇÃO DE PEN DRIVE PRA ATENDER AS NECESSIDADES DESTA PR-RJ.</text:p>
          </table:table-cell>
          <table:table-cell office:value-type="string" table:style-name="ce8">
            <text:p>R$ <text:s text:c="3"/>40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IVM CELL COMERCIO E <text:s/>SERVIÇO DE INFORMATICA EIRELI</text:p>
          </table:table-cell>
          <table:table-cell office:value-type="string" table:style-name="ce6">
            <text:p>30.998.426/0002-28</text:p>
          </table:table-cell>
          <table:table-cell office:value-type="string" table:style-name="ce6">
            <text:p>AQUISIÇÃO DE DVD-R GRAVAVEL PARA ATENDER AS NECESSIDADES DESTA PRRJ, INFORMO QUE NÃO POSSUÍMOS ESTE MATERIAL EM NOSSO ALMOXARIFADO.</text:p>
          </table:table-cell>
          <table:table-cell office:value-type="string" table:style-name="ce8">
            <text:p>R$ <text:s text:c="3"/>140,00<text:s/></text:p>
          </table:table-cell>
          <table:table-cell table:number-columns-repeated="16373"/>
        </table:table-row>
        <table:table-row table:style-name="ro9">
          <table:covered-table-cell/>
          <table:covered-table-cell/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1/2020</text:p>
          </table:table-cell>
          <table:table-cell office:value-type="string" table:style-name="ce6">
            <text:p>CIMENTERRA MAT. CONSTRUÇÃO LTDA</text:p>
          </table:table-cell>
          <table:table-cell office:value-type="string" table:style-name="ce6">
            <text:p>03.687.718/0001-96</text:p>
          </table:table-cell>
          <table:table-cell office:value-type="string" table:style-name="ce6">
            <text:p>AQUISIÇÃO DE MATERIAL PARA SERVIÇO DE REFORMA DO FOYER DESTA PR-RJ, EM RAZÃO DE NÃO POSSUIRMOS ESTES MATERIAIS EM NOSSO ALMOXARIFADO.</text:p>
          </table:table-cell>
          <table:table-cell office:value-type="string" table:style-name="ce8">
            <text:p>R$ <text:s text:c="3"/>177,3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3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AQUISIÇÃO DE MATERIAL PARA SUBSTITUIÇÃO DO CABEAMENTO DAS CÂMERAS DA PR-RJ.<text:s/></text:p>
          </table:table-cell>
          <table:table-cell office:value-type="string" table:style-name="ce8">
            <text:p>R$ <text:s text:c="3"/>312,5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1/2020</text:p>
          </table:table-cell>
          <table:table-cell office:value-type="string" table:style-name="ce6">
            <text:p>VITAL FONTOURA ELETRONICA LTDA</text:p>
          </table:table-cell>
          <table:table-cell office:value-type="string" table:style-name="ce6">
            <text:p>42.454.546/0001-62</text:p>
          </table:table-cell>
          <table:table-cell office:value-type="string" table:style-name="ce6">
            <text:p>SERVIÇO DE CONSERTO DO APARELHO MICRO-ONDAS LOCALIZADO NA SOBRE-LOJA DESTA PR-RJ, EM RAZÃO DO MESMO TER APRESENTADO DEFEITO.</text:p>
          </table:table-cell>
          <table:table-cell office:value-type="string" table:style-name="ce8">
            <text:p>R$ <text:s text:c="3"/>120,00<text:s/></text:p>
          </table:table-cell>
          <table:table-cell table:number-columns-repeated="16373"/>
        </table:table-row>
        <table:table-row table:style-name="ro11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2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AQUISIÇÃO DE MATERIAIS PARA ATENDER REPARO NA INSTALAÇÃO HIDRÁULICA E FECHADURA PARA BANHEIRO PNE PARA ESTA PRRJ, EM RAZÃO DE NÃO POSSUIRMOS EM NOSSO ALMOXARIFADO.</text:p>
          </table:table-cell>
          <table:table-cell office:value-type="string" table:style-name="ce8">
            <text:p>R$ <text:s text:c="3"/>134,69<text:s/></text:p>
          </table:table-cell>
          <table:table-cell table:number-columns-repeated="16373"/>
        </table:table-row>
        <table:table-row table:style-name="ro8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08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AQUISIÇÃO DE MATERIAL PARA A SUBSTITUIÇÃO DA TORNEIRA DA COPA DO 4º PAVIMENTO DESTA PR-RJ, EM RAZÃO DA ANTERIOR ESTAR COM DEFEITO, E NÃO POSSUIRMOS ESTE MATERIAL EM NOSSO ALMOXARIFADO.<text:s/></text:p>
          </table:table-cell>
          <table:table-cell office:value-type="string" table:style-name="ce8">
            <text:p>R$ <text:s text:c="3"/>149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ISY DE AZEVEDO SIQUEIRA SANTOS</text:p>
          </table:table-cell>
          <table:table-cell office:value-type="string" table:style-name="ce6">
            <text:p><text:s/>890.424.257-68</text:p>
          </table:table-cell>
          <table:table-cell office:value-type="string" table:style-name="ce6">
            <text:p>22/04/20 a 21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YAN REYNIER DIB FERREIRA</text:p>
          </table:table-cell>
          <table:table-cell office:value-type="string" table:style-name="ce6">
            <text:p><text:s/>076.325.777-00</text:p>
          </table:table-cell>
          <table:table-cell office:value-type="string" table:style-name="ce6">
            <text:p>14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ELETRO LUMIAR LTDA</text:p>
          </table:table-cell>
          <table:table-cell office:value-type="string" table:style-name="ce6">
            <text:p>27.721.323/0001-20</text:p>
          </table:table-cell>
          <table:table-cell office:value-type="string" table:style-name="ce6">
            <text:p>SUBSTITUIÇÃO DE LÂMPADAS QUEIMADAS</text:p>
          </table:table-cell>
          <table:table-cell office:value-type="string" table:style-name="ce8">
            <text:p>R$ <text:s text:c="3"/>229,5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2/2020</text:p>
          </table:table-cell>
          <table:table-cell office:value-type="string" table:style-name="ce6">
            <text:p>MARCAM GRANDE NACAO DE DEUS MATERIAIS DE CONSTRUCAO EIRELI - ME</text:p>
          </table:table-cell>
          <table:table-cell office:value-type="string" table:style-name="ce6">
            <text:p>22.920.542/0001-15</text:p>
          </table:table-cell>
          <table:table-cell office:value-type="string" table:style-name="ce6">
            <text:p>PARA ATENDER AO FECHAMENTO DAS PORTARIAS 23 E 31 DA PRRJ NO PERÍODO DE CARNAVAL</text:p>
          </table:table-cell>
          <table:table-cell office:value-type="string" table:style-name="ce8">
            <text:p>R$ <text:s text:c="4"/>18,9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2/2020</text:p>
          </table:table-cell>
          <table:table-cell office:value-type="string" table:style-name="ce6">
            <text:p>MEDEIROS DE MORAES MT. DE CONSTRUCAO LTDA</text:p>
          </table:table-cell>
          <table:table-cell office:value-type="string" table:style-name="ce6">
            <text:p>42.536.573/0001-84</text:p>
          </table:table-cell>
          <table:table-cell office:value-type="string" table:style-name="ce6">
            <text:p>PARA ATENDER AO FECHAMENTO DAS PORTARIAS 23 E 31 DA PRRJ NO PERÍODO DO CARNAVAL</text:p>
          </table:table-cell>
          <table:table-cell office:value-type="string" table:style-name="ce8">
            <text:p>R$ <text:s text:c="3"/>250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ADESIVO DE CONTATO PARA FIXAÇÃO DE PISO NA SALA 1021 DA PRRJ; CAIXA DE PARAFUSOS PARA EXECUTAR SERVIÇOS EM PORTAS E DIVISÓRIAS DA PRRJ</text:p>
          </table:table-cell>
          <table:table-cell office:value-type="string" table:style-name="ce8">
            <text:p>R$ <text:s text:c="4"/>92,9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PAPELARIA MÉXICO RIO LTDA</text:p>
          </table:table-cell>
          <table:table-cell office:value-type="string" table:style-name="ce6">
            <text:p>39.071.931/0001-16</text:p>
          </table:table-cell>
          <table:table-cell office:value-type="string" table:style-name="ce6">
            <text:p>PARA ATENDER A FORÇA-TAREFA LAVA JATO NA PRRJ</text:p>
          </table:table-cell>
          <table:table-cell office:value-type="string" table:style-name="ce8">
            <text:p>R$ <text:s text:c="3"/>45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2/2020</text:p>
          </table:table-cell>
          <table:table-cell office:value-type="string" table:style-name="ce6">
            <text:p>PAPELARIA MÉXICO RIO LTDA</text:p>
          </table:table-cell>
          <table:table-cell office:value-type="string" table:style-name="ce6">
            <text:p>39.071.931/0001-16</text:p>
          </table:table-cell>
          <table:table-cell office:value-type="string" table:style-name="ce6">
            <text:p>PARA ATENDER A FORÇA-TAREFA DA LAVA JATO</text:p>
          </table:table-cell>
          <table:table-cell office:value-type="string" table:style-name="ce8">
            <text:p>R$ <text:s text:c="4"/>95,2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FEPAR COMERCIO DE PARAFUSOS LTDA</text:p>
          </table:table-cell>
          <table:table-cell office:value-type="string" table:style-name="ce6">
            <text:p>33.621.137/0001-12</text:p>
          </table:table-cell>
          <table:table-cell office:value-type="string" table:style-name="ce6">
            <text:p>PARA EXECUTAR SERVIÇOS EM PORTAS E DIVISÓRIAS DA PRRJ</text:p>
          </table:table-cell>
          <table:table-cell office:value-type="string" table:style-name="ce8">
            <text:p>R$ <text:s text:c="5"/>5,2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7/02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PARA ATENDER À PORTA DE TAPUMES DA PORTARIA 31, CONFECCIONADA PARA PROTEÇÃO DURANTE O PERÍODO CARNAVALESCO</text:p>
          </table:table-cell>
          <table:table-cell office:value-type="string" table:style-name="ce8">
            <text:p>R$ <text:s text:c="4"/>16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7/02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PARA REALIZAÇÃO DO SERVIÇO DE COLETA DA ÁGUA DOS DRENOS DOS APARELHOS DE AR-CONDICIONADO DA PRRJ</text:p>
          </table:table-cell>
          <table:table-cell office:value-type="string" table:style-name="ce8">
            <text:p>R$ <text:s text:c="4"/>95,2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2/2020</text:p>
          </table:table-cell>
          <table:table-cell office:value-type="string" table:style-name="ce6">
            <text:p>PAPELARIA MÉXICO RIO LTDA</text:p>
          </table:table-cell>
          <table:table-cell office:value-type="string" table:style-name="ce6">
            <text:p>39.071.931/0001-16</text:p>
          </table:table-cell>
          <table:table-cell office:value-type="string" table:style-name="ce6">
            <text:p>PARA ATENDER AOS MICROFONES LOCALIZADOS NA PRRJ</text:p>
          </table:table-cell>
          <table:table-cell office:value-type="string" table:style-name="ce8">
            <text:p>R$ <text:s text:c="4"/>17,9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CASA NORDESTINA ELET E HID LTDA</text:p>
          </table:table-cell>
          <table:table-cell office:value-type="string" table:style-name="ce6">
            <text:p>34.039.594/0001-66</text:p>
          </table:table-cell>
          <table:table-cell office:value-type="string" table:style-name="ce6">
            <text:p>COLOCAÇÃO DE CABOS NOS ANDARES DA PRRJ</text:p>
          </table:table-cell>
          <table:table-cell office:value-type="string" table:style-name="ce8">
            <text:p>R$ <text:s text:c="4"/>40,5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ELETRO HANDAN LTDA</text:p>
          </table:table-cell>
          <table:table-cell office:value-type="string" table:style-name="ce6">
            <text:p>05.263.924/0001-02</text:p>
          </table:table-cell>
          <table:table-cell office:value-type="string" table:style-name="ce6">
            <text:p>COLOCAÇÃO DE CABOS NOS ANDARES DA PRRJ</text:p>
          </table:table-cell>
          <table:table-cell office:value-type="string" table:style-name="ce8">
            <text:p>R$ <text:s text:c="4"/>10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PALACIO DA FERRAMENTA MAQUINAS LTDA</text:p>
          </table:table-cell>
          <table:table-cell office:value-type="string" table:style-name="ce6">
            <text:p>42.101.436/0005-40</text:p>
          </table:table-cell>
          <table:table-cell office:value-type="string" table:style-name="ce6">
            <text:p>NECESSIDADE DE REFORÇO DOS ARMÁRIOS DE MADEIRA DA SALA 301 DA PRRJ, BEM COMO EVENTUAIS AJUSTES E REFORÇOS EM OUTROS ARMÁRIOS E ESTANTES</text:p>
          </table:table-cell>
          <table:table-cell office:value-type="string" table:style-name="ce8">
            <text:p>R$ <text:s text:c="4"/>7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TESOURO LASER COPIAS E COMERCIO LTDA</text:p>
          </table:table-cell>
          <table:table-cell office:value-type="string" table:style-name="ce6">
            <text:p>06.945.522/0001-42</text:p>
          </table:table-cell>
          <table:table-cell office:value-type="string" table:style-name="ce6">
            <text:p>ADESIVOS PARA FOMENTAR A COLETA SELETIVA DE LIXO</text:p>
          </table:table-cell>
          <table:table-cell office:value-type="string" table:style-name="ce8">
            <text:p>R$ <text:s text:c="4"/>26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MGT MAGNOS S COMERCIO E TECNOLOGIA EIRELI</text:p>
          </table:table-cell>
          <table:table-cell office:value-type="string" table:style-name="ce6">
            <text:p>34.884.079/0001-82</text:p>
          </table:table-cell>
          <table:table-cell office:value-type="string" table:style-name="ce6">
            <text:p>O LEITOR DE CARTÃO DE MEMÓRIA QUE ESTAVA SENDO UTILIZADO NO ARMAZENAMENTO E CÓPIA DE GRAVAÇÕES DE AUDIÊNCIAS APRESENTOU MAU CONTATO.</text:p>
          </table:table-cell>
          <table:table-cell office:value-type="string" table:style-name="ce8">
            <text:p>R$ <text:s text:c="4"/>1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10/01/20 a 08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LUDI DISTRIBUIDORA DE MAT DE LIMPEZA LTD</text:p>
          </table:table-cell>
          <table:table-cell office:value-type="string" table:style-name="ce6">
            <text:p>40.303.927/0001-15</text:p>
          </table:table-cell>
          <table:table-cell office:value-type="string" table:style-name="ce6">
            <text:p>PARA COLOCAÇÃO NOS HALLS DOS ANDARES, EM COMPLEMENTO AO DA EMPRESA DE LIMPEZA</text:p>
          </table:table-cell>
          <table:table-cell office:value-type="string" table:style-name="ce8">
            <text:p>R$ <text:s text:c="3"/>280,6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GUSTAVO FRANCA MORAIS COELHO</text:p>
          </table:table-cell>
          <table:table-cell office:value-type="string" table:style-name="ce6">
            <text:p><text:s/>058.838.947-12</text:p>
          </table:table-cell>
          <table:table-cell office:value-type="string" table:style-name="ce6">
            <text:p>24/04/20 a 23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AROLDO DE ALMEIDA RANGEL JUNIOR</text:p>
          </table:table-cell>
          <table:table-cell office:value-type="string" table:style-name="ce6">
            <text:p><text:s/>990.741.767-04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EFFERSON DA SILVA PIRES</text:p>
          </table:table-cell>
          <table:table-cell office:value-type="string" table:style-name="ce6">
            <text:p><text:s/>021.795.877-08</text:p>
          </table:table-cell>
          <table:table-cell office:value-type="string" table:style-name="ce6">
            <text:p>20/02/20 a 19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LIDIA MARIA CORREA MACEDO</text:p>
          </table:table-cell>
          <table:table-cell office:value-type="string" table:style-name="ce6">
            <text:p><text:s/>003.348.417-12</text:p>
          </table:table-cell>
          <table:table-cell office:value-type="string" table:style-name="ce6">
            <text:p>27/01/20 a 2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LIVIA NUNES RODRIGUES LEME</text:p>
          </table:table-cell>
          <table:table-cell office:value-type="string" table:style-name="ce6">
            <text:p><text:s/>091.279.167-58</text:p>
          </table:table-cell>
          <table:table-cell office:value-type="string" table:style-name="ce6">
            <text:p>28/01/20 a 2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RIA DE JESUS DOS SANTOS CARVALHO</text:p>
          </table:table-cell>
          <table:table-cell office:value-type="string" table:style-name="ce6">
            <text:p><text:s/>872.163.967-15</text:p>
          </table:table-cell>
          <table:table-cell office:value-type="string" table:style-name="ce6">
            <text:p>19/02/20 a 18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OBERTO DA SILVA VIDAL</text:p>
          </table:table-cell>
          <table:table-cell office:value-type="string" table:style-name="ce6">
            <text:p><text:s/>032.150.187-05</text:p>
          </table:table-cell>
          <table:table-cell office:value-type="string" table:style-name="ce6">
            <text:p>28/01/20 a 2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UBEM TOSTES PEREIRA</text:p>
          </table:table-cell>
          <table:table-cell office:value-type="string" table:style-name="ce6">
            <text:p><text:s/>903.151.897-20</text:p>
          </table:table-cell>
          <table:table-cell office:value-type="string" table:style-name="ce6">
            <text:p>10/02/20 a 09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BAZAR PONTO CERTO DE VILAR LTDA</text:p>
          </table:table-cell>
          <table:table-cell office:value-type="string" table:style-name="ce6">
            <text:p>22.420.069/0001-07</text:p>
          </table:table-cell>
          <table:table-cell office:value-type="string" table:style-name="ce6">
            <text:p>TORNEIRA PARA INSTALAÇÃO NO ESTACIONAMENTO DA PRM.</text:p>
          </table:table-cell>
          <table:table-cell office:value-type="string" table:style-name="ce8">
            <text:p>R$ <text:s text:c="4"/>21,9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TA KELL SERVIÇOS GRAFICOS EM GERAL EIRELI ME</text:p>
          </table:table-cell>
          <table:table-cell office:value-type="string" table:style-name="ce6">
            <text:p>25.032.042/0001-35</text:p>
          </table:table-cell>
          <table:table-cell office:value-type="string" table:style-name="ce6">
            <text:p>CONFECÇÃO DE PLACA DE IDENTIFICAÇÃO DO GABINETE DA DRA MARCELA HARUMI BIAGIOLI<text:s/>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2/2020</text:p>
          </table:table-cell>
          <table:table-cell office:value-type="string" table:style-name="ce6">
            <text:p>OVERDRIVEFLEX A GRAFICA EIRELI</text:p>
          </table:table-cell>
          <table:table-cell office:value-type="string" table:style-name="ce6">
            <text:p>30.701.390/0001-98</text:p>
          </table:table-cell>
          <table:table-cell office:value-type="string" table:style-name="ce6">
            <text:p>SERVIÇO DE CONFECÇÃO DE PLACA DE IDENTIFICAÇÃO DOS SETORES DA PRM PARA SER COLOCADA NA ENTRADA DO PRÉDIO.</text:p>
          </table:table-cell>
          <table:table-cell office:value-type="string" table:style-name="ce8">
            <text:p>R$ <text:s text:c="4"/>5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DROGARIA COUTINHO DE MERITI</text:p>
          </table:table-cell>
          <table:table-cell office:value-type="string" table:style-name="ce6">
            <text:p>30.247.811/0004-03</text:p>
          </table:table-cell>
          <table:table-cell office:value-type="string" table:style-name="ce6">
            <text:p>PILHAS PARA OS COFRES<text:s/></text:p>
          </table:table-cell>
          <table:table-cell office:value-type="string" table:style-name="ce8">
            <text:p>R$ <text:s text:c="4"/>97,5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LUZ DO SOL COMÉRCIO DE PLÁSTICOS E DESCARTÁVEIS LTDA ME.</text:p>
          </table:table-cell>
          <table:table-cell office:value-type="string" table:style-name="ce6">
            <text:p>14.152.711/0001-96</text:p>
          </table:table-cell>
          <table:table-cell office:value-type="string" table:style-name="ce6">
            <text:p>COPOS DE CAFÉ E MEXEDORES DE CAFÉ PARA SEREM USADOS EM AUDIÊNCIA PÚBLICA.</text:p>
          </table:table-cell>
          <table:table-cell office:value-type="string" table:style-name="ce8">
            <text:p>R$ <text:s text:c="4"/>25,4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PARCO PAPELARIA LTDA</text:p>
          </table:table-cell>
          <table:table-cell office:value-type="string" table:style-name="ce6">
            <text:p>05.214.053/0009-86</text:p>
          </table:table-cell>
          <table:table-cell office:value-type="string" table:style-name="ce6">
            <text:p>EXTENSÃO ELÉTRICA PARA O DATA SHOW; FITA ADESIVA PARA EMBALAGENS</text:p>
          </table:table-cell>
          <table:table-cell office:value-type="string" table:style-name="ce8">
            <text:p>R$ <text:s text:c="4"/>90,9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J.O.J PEREIRA ELETRÔNICA-ME</text:p>
          </table:table-cell>
          <table:table-cell office:value-type="string" table:style-name="ce6">
            <text:p>04.628.066/0001-81</text:p>
          </table:table-cell>
          <table:table-cell office:value-type="string" table:style-name="ce6">
            <text:p>SERVIÇO DE CONSERTO DE 2 MICRO-ONDAS</text:p>
          </table:table-cell>
          <table:table-cell office:value-type="string" table:style-name="ce8">
            <text:p>R$ <text:s text:c="3"/>316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2/2020</text:p>
          </table:table-cell>
          <table:table-cell office:value-type="string" table:style-name="ce6">
            <text:p>BAZAR PONTO CERTO DE VILAR LTDA</text:p>
          </table:table-cell>
          <table:table-cell office:value-type="string" table:style-name="ce6">
            <text:p>22.420.069/0001-07</text:p>
          </table:table-cell>
          <table:table-cell office:value-type="string" table:style-name="ce6">
            <text:p>MATERIAL NECESSÁRIO PARA REPOSIÇÃO NA SALA DOS ANALISTAS.</text:p>
          </table:table-cell>
          <table:table-cell office:value-type="string" table:style-name="ce8">
            <text:p>R$ <text:s text:c="4"/>10,9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1/2020</text:p>
          </table:table-cell>
          <table:table-cell office:value-type="string" table:style-name="ce6">
            <text:p>PARCO COMÉRCIO E SERVIÇOS LTDA</text:p>
          </table:table-cell>
          <table:table-cell office:value-type="string" table:style-name="ce6">
            <text:p>05.214.053/0010-10</text:p>
          </table:table-cell>
          <table:table-cell office:value-type="string" table:style-name="ce6">
            <text:p>MATERIAL DE EXPEDIENTE QUE NÃO HÁ EM ESTOQUE NO ALMOXARIFADO DA PRRJ</text:p>
          </table:table-cell>
          <table:table-cell office:value-type="string" table:style-name="ce8">
            <text:p>R$ <text:s text:c="4"/>64,63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1/2020</text:p>
          </table:table-cell>
          <table:table-cell office:value-type="string" table:style-name="ce6">
            <text:p>CASA E VÍDEO RIO DE JANEIRO S/A</text:p>
          </table:table-cell>
          <table:table-cell office:value-type="string" table:style-name="ce6">
            <text:p>11.114.284/0103-98</text:p>
          </table:table-cell>
          <table:table-cell office:value-type="string" table:style-name="ce6">
            <text:p>REPOSIÇÃO DE TELEFONE PARA A SALA DO DR. JULIO JOSÉ ARAUJO JUNIOR.</text:p>
          </table:table-cell>
          <table:table-cell office:value-type="string" table:style-name="ce8">
            <text:p>R$ <text:s text:c="3"/>129,9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2/2020</text:p>
          </table:table-cell>
          <table:table-cell office:value-type="string" table:style-name="ce6">
            <text:p>BAZAR PONTO CERTO DE VILAR LTDA</text:p>
          </table:table-cell>
          <table:table-cell office:value-type="string" table:style-name="ce6">
            <text:p>22.420.069/0001-07</text:p>
          </table:table-cell>
          <table:table-cell office:value-type="string" table:style-name="ce6">
            <text:p>MATERIAL QUE NÃO CONSTA EM NOSSO SETOR DE MATERIAL.</text:p>
          </table:table-cell>
          <table:table-cell office:value-type="string" table:style-name="ce8">
            <text:p>R$ <text:s text:c="4"/>42,65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C.A. PEREIRA VIDRAÇARIA E SERRALHERIA LTDA.</text:p>
          </table:table-cell>
          <table:table-cell office:value-type="string" table:style-name="ce6">
            <text:p>07.560.911/0001-12</text:p>
          </table:table-cell>
          <table:table-cell office:value-type="string" table:style-name="ce6">
            <text:p>SERVIÇO DE VIDRACEIRO PARA TROCAR UM VIDRO DA JANELA DA SALA DOS TERCEIRIZADOS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MEGA MAX DROGARIA LTDA</text:p>
          </table:table-cell>
          <table:table-cell office:value-type="string" table:style-name="ce6">
            <text:p>10.548.027/0001-77</text:p>
          </table:table-cell>
          <table:table-cell office:value-type="string" table:style-name="ce6">
            <text:p>COMPRA DE ALCOOL GEL PARA DISTRIBUIR NOS GABINETES, COPAS, CARTÓRIO E ADMINISTRAÇÃO.</text:p>
          </table:table-cell>
          <table:table-cell office:value-type="string" table:style-name="ce8">
            <text:p>R$ <text:s text:c="3"/>178,8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1/2020</text:p>
          </table:table-cell>
          <table:table-cell office:value-type="string" table:style-name="ce6">
            <text:p>CASA E VÍDEO RIO DE JANEIRO S/A</text:p>
          </table:table-cell>
          <table:table-cell office:value-type="string" table:style-name="ce6">
            <text:p>11.114.284/0103-98</text:p>
          </table:table-cell>
          <table:table-cell office:value-type="string" table:style-name="ce6">
            <text:p>COMPRA DE 2 APARELHOS DE TELEFONE PARA REPOSIÇÃO NO CARTÓRIO.</text:p>
          </table:table-cell>
          <table:table-cell office:value-type="string" table:style-name="ce8">
            <text:p>R$ <text:s text:c="4"/>99,98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9/01/2020</text:p>
          </table:table-cell>
          <table:table-cell office:value-type="string" table:style-name="ce6">
            <text:p>BAZAR PONTO CERTO DE VILAR LTDA</text:p>
          </table:table-cell>
          <table:table-cell office:value-type="string" table:style-name="ce6">
            <text:p>22.420.069/0001-07</text:p>
          </table:table-cell>
          <table:table-cell office:value-type="string" table:style-name="ce6">
            <text:p>BATERIAS PARA O BASTÃO IDENTIFICADOR DE METAIS.</text:p>
          </table:table-cell>
          <table:table-cell office:value-type="string" table:style-name="ce8">
            <text:p>R$ <text:s text:c="4"/>44,7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14/02/20 a 13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O FERREIRA TAVARES</text:p>
          </table:table-cell>
          <table:table-cell office:value-type="string" table:style-name="ce6">
            <text:p><text:s/>023.072.807-31</text:p>
          </table:table-cell>
          <table:table-cell office:value-type="string" table:style-name="ce6">
            <text:p>29/04/20 a 28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REZA CRISTINA DE SOUZA SOLANO</text:p>
          </table:table-cell>
          <table:table-cell office:value-type="string" table:style-name="ce6">
            <text:p><text:s/>731.368.247-68</text:p>
          </table:table-cell>
          <table:table-cell office:value-type="string" table:style-name="ce6">
            <text:p>29/04/20 a 28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J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ULISSES MANHAES DA SILVA</text:p>
          </table:table-cell>
          <table:table-cell office:value-type="string" table:style-name="ce6">
            <text:p><text:s/>072.199.917-46</text:p>
          </table:table-cell>
          <table:table-cell office:value-type="string" table:style-name="ce6">
            <text:p>12/02/20 a 11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HIARLAN EMERCIRIANO SILVA ARAUJO</text:p>
          </table:table-cell>
          <table:table-cell office:value-type="string" table:style-name="ce6">
            <text:p><text:s/>024.934.414-94</text:p>
          </table:table-cell>
          <table:table-cell office:value-type="string" table:style-name="ce6">
            <text:p>10/01/20 a 1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HIARLAN EMERCIRIANO SILVA ARAUJO</text:p>
          </table:table-cell>
          <table:table-cell office:value-type="string" table:style-name="ce6">
            <text:p><text:s/>024.934.414-94</text:p>
          </table:table-cell>
          <table:table-cell office:value-type="string" table:style-name="ce6">
            <text:p>27/04/20 a 26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ABIO ROBERTO DE SOUZA FREIRE</text:p>
          </table:table-cell>
          <table:table-cell office:value-type="string" table:style-name="ce6">
            <text:p><text:s/>075.732.504-10</text:p>
          </table:table-cell>
          <table:table-cell office:value-type="string" table:style-name="ce6">
            <text:p>15/01/20 a 1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ABIO ROBERTO DE SOUZA FREIRE</text:p>
          </table:table-cell>
          <table:table-cell office:value-type="string" table:style-name="ce6">
            <text:p><text:s/>075.732.504-10</text:p>
          </table:table-cell>
          <table:table-cell office:value-type="string" table:style-name="ce6">
            <text:p>23/04/20 a 22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RANCISCO COSME NERIS DE MELO</text:p>
          </table:table-cell>
          <table:table-cell office:value-type="string" table:style-name="ce6">
            <text:p><text:s/>155.982.844-72</text:p>
          </table:table-cell>
          <table:table-cell office:value-type="string" table:style-name="ce6">
            <text:p>17/01/20 a 16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RANCISCO COSME NERIS DE MELO</text:p>
          </table:table-cell>
          <table:table-cell office:value-type="string" table:style-name="ce6">
            <text:p><text:s/>155.982.844-72</text:p>
          </table:table-cell>
          <table:table-cell office:value-type="string" table:style-name="ce6">
            <text:p>28/04/20 a 27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E NIVALDO DA SILVA</text:p>
          </table:table-cell>
          <table:table-cell office:value-type="string" table:style-name="ce6">
            <text:p><text:s/>342.583.614-53</text:p>
          </table:table-cell>
          <table:table-cell office:value-type="string" table:style-name="ce6">
            <text:p>15/01/20 a 26/03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E NIVALDO DA SILVA</text:p>
          </table:table-cell>
          <table:table-cell office:value-type="string" table:style-name="ce6">
            <text:p><text:s/>342.583.614-53</text:p>
          </table:table-cell>
          <table:table-cell office:value-type="string" table:style-name="ce6">
            <text:p>27/04/20 a 26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LEONARDO PAES BRAGA</text:p>
          </table:table-cell>
          <table:table-cell office:value-type="string" table:style-name="ce6">
            <text:p><text:s/>840.048.273-53</text:p>
          </table:table-cell>
          <table:table-cell office:value-type="string" table:style-name="ce6">
            <text:p>15/01/20 a 1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LEONARDO PAES BRAGA</text:p>
          </table:table-cell>
          <table:table-cell office:value-type="string" table:style-name="ce6">
            <text:p><text:s/>840.048.273-53</text:p>
          </table:table-cell>
          <table:table-cell office:value-type="string" table:style-name="ce6">
            <text:p>28/04/20 a 27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NOEL FERNANDO DOS SANTOS MONTEIRO</text:p>
          </table:table-cell>
          <table:table-cell office:value-type="string" table:style-name="ce6">
            <text:p><text:s/>002.803.516-07</text:p>
          </table:table-cell>
          <table:table-cell office:value-type="string" table:style-name="ce6">
            <text:p>02/03/20 a 29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NOEL FERNANDO DOS SANTOS MONTEIRO</text:p>
          </table:table-cell>
          <table:table-cell office:value-type="string" table:style-name="ce6">
            <text:p><text:s/>002.803.516-07</text:p>
          </table:table-cell>
          <table:table-cell office:value-type="string" table:style-name="ce6">
            <text:p>10/01/20 a 1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NOEL FERNANDO DOS SANTOS MONTEIRO</text:p>
          </table:table-cell>
          <table:table-cell office:value-type="string" table:style-name="ce6">
            <text:p><text:s/>002.803.516-07</text:p>
          </table:table-cell>
          <table:table-cell office:value-type="string" table:style-name="ce6">
            <text:p>24/04/20 a 23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NATO LEAL BRASILEIRO</text:p>
          </table:table-cell>
          <table:table-cell office:value-type="string" table:style-name="ce6">
            <text:p><text:s/>090.501.074-43</text:p>
          </table:table-cell>
          <table:table-cell office:value-type="string" table:style-name="ce6">
            <text:p>22/01/20 a 21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NATO LEAL BRASILEIRO</text:p>
          </table:table-cell>
          <table:table-cell office:value-type="string" table:style-name="ce6">
            <text:p><text:s/>090.501.074-43</text:p>
          </table:table-cell>
          <table:table-cell office:value-type="string" table:style-name="ce6">
            <text:p>24/04/20 a 23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LDEBERGSON LOPES OLIVEIRA</text:p>
          </table:table-cell>
          <table:table-cell office:value-type="string" table:style-name="ce6">
            <text:p><text:s/>841.512.003-63</text:p>
          </table:table-cell>
          <table:table-cell office:value-type="string" table:style-name="ce6">
            <text:p>04/05/20 a 02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N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LDEBERGSON LOPES OLIVEIRA</text:p>
          </table:table-cell>
          <table:table-cell office:value-type="string" table:style-name="ce6">
            <text:p><text:s/>841.512.003-63</text:p>
          </table:table-cell>
          <table:table-cell office:value-type="string" table:style-name="ce6">
            <text:p>22/01/20 a 21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NDERSON VITOR LARA DE ASSIS</text:p>
          </table:table-cell>
          <table:table-cell office:value-type="string" table:style-name="ce6">
            <text:p><text:s/>007.677.082-61</text:p>
          </table:table-cell>
          <table:table-cell office:value-type="string" table:style-name="ce6">
            <text:p>08/05/20 a 06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NDERSON VITOR LARA DE ASSIS</text:p>
          </table:table-cell>
          <table:table-cell office:value-type="string" table:style-name="ce6">
            <text:p><text:s/>007.677.082-61</text:p>
          </table:table-cell>
          <table:table-cell office:value-type="string" table:style-name="ce6">
            <text:p>15/01/20 a 1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LEOMAR LUIZ SAUSEN</text:p>
          </table:table-cell>
          <table:table-cell office:value-type="string" table:style-name="ce6">
            <text:p><text:s/>981.023.709-04</text:p>
          </table:table-cell>
          <table:table-cell office:value-type="string" table:style-name="ce6">
            <text:p>15/01/20 a 1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IAS DA SILVA PEREIRA</text:p>
          </table:table-cell>
          <table:table-cell office:value-type="string" table:style-name="ce6">
            <text:p><text:s/>727.509.952-72</text:p>
          </table:table-cell>
          <table:table-cell office:value-type="string" table:style-name="ce6">
            <text:p>06/02/20 a 05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IAS DA SILVA PEREIRA</text:p>
          </table:table-cell>
          <table:table-cell office:value-type="string" table:style-name="ce6">
            <text:p><text:s/>727.509.952-72</text:p>
          </table:table-cell>
          <table:table-cell office:value-type="string" table:style-name="ce6">
            <text:p>08/05/20 a 06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NILVAN DE OLIVEIRA ALVES</text:p>
          </table:table-cell>
          <table:table-cell office:value-type="string" table:style-name="ce6">
            <text:p><text:s/>592.069.852-72</text:p>
          </table:table-cell>
          <table:table-cell office:value-type="string" table:style-name="ce6">
            <text:p>08/05/20 a 06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R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RANCISCO AURISBERTO ALVES TEIXEIRA</text:p>
          </table:table-cell>
          <table:table-cell office:value-type="string" table:style-name="ce6">
            <text:p><text:s/>644.368.532-68</text:p>
          </table:table-cell>
          <table:table-cell office:value-type="string" table:style-name="ce6">
            <text:p>16/04/20 a 08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LTAMIRO DE LIMA CANEZ</text:p>
          </table:table-cell>
          <table:table-cell office:value-type="string" table:style-name="ce6">
            <text:p><text:s/>336.892.370-68</text:p>
          </table:table-cell>
          <table:table-cell office:value-type="string" table:style-name="ce6">
            <text:p>07/02/20 a 22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LAUDIA FERNANDA MANFRON MORO</text:p>
          </table:table-cell>
          <table:table-cell office:value-type="string" table:style-name="ce6">
            <text:p><text:s/>816.956.400-04</text:p>
          </table:table-cell>
          <table:table-cell office:value-type="string" table:style-name="ce6">
            <text:p>21/01/20 a 05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ELETROSINOS</text:p>
          </table:table-cell>
          <table:table-cell office:value-type="string" table:style-name="ce6">
            <text:p>96.736.939/0001-98</text:p>
          </table:table-cell>
          <table:table-cell office:value-type="string" table:style-name="ce6">
            <text:p>SUBSTITUIR 3 TORNEIRAS DE PURIFICADORES DE ÁGUA, POIS ESTÃO QUEBRADAS.</text:p>
          </table:table-cell>
          <table:table-cell office:value-type="string" table:style-name="ce8">
            <text:p>R$ <text:s text:c="4"/>57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LAUDIA FERNANDA MANFRON MORO</text:p>
          </table:table-cell>
          <table:table-cell office:value-type="string" table:style-name="ce6">
            <text:p><text:s/>816.956.400-04</text:p>
          </table:table-cell>
          <table:table-cell office:value-type="string" table:style-name="ce6">
            <text:p>21/01/20 a 05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ELÉTRICA MORO</text:p>
          </table:table-cell>
          <table:table-cell office:value-type="string" table:style-name="ce6">
            <text:p>07.907.008/0001-85</text:p>
          </table:table-cell>
          <table:table-cell office:value-type="string" table:style-name="ce6">
            <text:p>CAFETEIRA ESTRAGADA (RESISTÊNCIA E TERMOSTATO).</text:p>
          </table:table-cell>
          <table:table-cell office:value-type="string" table:style-name="ce8">
            <text:p>R$ <text:s text:c="4"/>48,0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ERNANDO GABANA</text:p>
          </table:table-cell>
          <table:table-cell office:value-type="string" table:style-name="ce6">
            <text:p><text:s/>656.511.890-68</text:p>
          </table:table-cell>
          <table:table-cell office:value-type="string" table:style-name="ce6">
            <text:p>05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LUIZ FERNANDO THOMAZ</text:p>
          </table:table-cell>
          <table:table-cell office:value-type="string" table:style-name="ce6">
            <text:p><text:s/>006.592.130-52</text:p>
          </table:table-cell>
          <table:table-cell office:value-type="string" table:style-name="ce6">
            <text:p>05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LUIZ FERNANDO THOMAZ</text:p>
          </table:table-cell>
          <table:table-cell office:value-type="string" table:style-name="ce6">
            <text:p><text:s/>006.592.130-52</text:p>
          </table:table-cell>
          <table:table-cell office:value-type="string" table:style-name="ce6">
            <text:p>16/01/20 a 31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COMERCIAL SCHWERZ - CRUZ ALTA/RS</text:p>
          </table:table-cell>
          <table:table-cell office:value-type="string" table:style-name="ce6">
            <text:p>90.969.387/0006-96</text:p>
          </table:table-cell>
          <table:table-cell office:value-type="string" table:style-name="ce6">
            <text:p>NECESSIDADE DE COMPRA DE ALCOOL LÍQUIDO 70% PARA REFORÇO AO COMBATE AO CORONAVÍRUS COVID-19, CONSIDERANDO-SE A ESCASSEZ PRESENTE E PROVAVELMENTE FUTURA DO PRODUTO.</text:p>
          </table:table-cell>
          <table:table-cell office:value-type="string" table:style-name="ce8">
            <text:p>R$ <text:s text:c="4"/>25,16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NATO MENNA DUARTE</text:p>
          </table:table-cell>
          <table:table-cell office:value-type="string" table:style-name="ce6">
            <text:p><text:s/>597.054.500-72</text:p>
          </table:table-cell>
          <table:table-cell office:value-type="string" table:style-name="ce6">
            <text:p>17/01/20 a 01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CLAUDEMIR OLIVEIRA DE SENNA</text:p>
          </table:table-cell>
          <table:table-cell office:value-type="string" table:style-name="ce6">
            <text:p>93.973.634/0001-01</text:p>
          </table:table-cell>
          <table:table-cell office:value-type="string" table:style-name="ce6">
            <text:p>A PORTA DE ENTRADA DA PRM PAROU DE FECHAR, EXPONDO RISCOS AO PATRIMÔNIO E AOS USUÁRIOS. ANÁLISE INDICOU QUE FECHADURA ESTAVA ESTRAGADA.<text:s/></text:p>
          </table:table-cell>
          <table:table-cell office:value-type="string" table:style-name="ce8">
            <text:p>R$ <text:s text:c="4"/>61,00<text:s/></text:p>
          </table:table-cell>
          <table:table-cell table:number-columns-repeated="16373"/>
        </table:table-row>
        <table:table-row table:style-name="ro21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NATO MENNA DUARTE</text:p>
          </table:table-cell>
          <table:table-cell office:value-type="string" table:style-name="ce6">
            <text:p><text:s/>597.054.500-72</text:p>
          </table:table-cell>
          <table:table-cell office:value-type="string" table:style-name="ce6">
            <text:p>17/01/20 a 01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SOM ART FRIO COMERCIO LTDA</text:p>
          </table:table-cell>
          <table:table-cell office:value-type="string" table:style-name="ce6">
            <text:p>02.596.073/0001-13</text:p>
          </table:table-cell>
          <table:table-cell office:value-type="string" table:style-name="ce6">
            <text:p>CONSIDERANDO AS ALTAS TEMPERATURAS QUE TEM OCORRIDO NOS ÚLTIMOS DIAS,</text:p>
            <text:p>BEM COMO O FATO DE QUE A SALA EM QUESTÃO TEM TODA UMA LATERAL ENVIDRAÇADA, COM ALTA INCIDÊNCIA DE<text:s/></text:p>
            <text:p>SOL, OS 3 SERVIDORES QUE ALI ATUAM NÃO ESTÃO CONSEGUINDO TRABALHAR NUM AMBIENTE ADEQUADO E</text:p>
            <text:p>CORRETAMENTE CLIMATIZADO,</text:p>
          </table:table-cell>
          <table:table-cell office:value-type="string" table:style-name="ce8">
            <text:p>R$ <text:s text:c="3"/>210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BERTO MEIRA</text:p>
          </table:table-cell>
          <table:table-cell office:value-type="string" table:style-name="ce6">
            <text:p><text:s/>143.242.610-91</text:p>
          </table:table-cell>
          <table:table-cell office:value-type="string" table:style-name="ce6">
            <text:p>16/01/20 a 31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2/2020</text:p>
          </table:table-cell>
          <table:table-cell office:value-type="string" table:style-name="ce6">
            <text:p>ADROALDO DE MORAES-GÁS MORAES-LIQUIGÁS</text:p>
          </table:table-cell>
          <table:table-cell office:value-type="string" table:style-name="ce6">
            <text:p>95.183.042/0002-00</text:p>
          </table:table-cell>
          <table:table-cell office:value-type="string" table:style-name="ce6">
            <text:p>AQUISIÇÃO DE BOTIJÃO DE GÁS PARA USO NA COZINHA DA PRM, VISTO SER IMPRESCINDÍVEL PARA O FUNCIONAMENTO DO FOGÃO.</text:p>
          </table:table-cell>
          <table:table-cell office:value-type="string" table:style-name="ce8">
            <text:p>R$ <text:s text:c="4"/>7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SELI FRANCISCON VERLINDO</text:p>
          </table:table-cell>
          <table:table-cell office:value-type="string" table:style-name="ce6">
            <text:p><text:s/>588.193.040-15</text:p>
          </table:table-cell>
          <table:table-cell office:value-type="string" table:style-name="ce6">
            <text:p>11/03/20 a 25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ANDER SOARES ZECA</text:p>
          </table:table-cell>
          <table:table-cell office:value-type="string" table:style-name="ce6">
            <text:p><text:s/>971.422.807-78</text:p>
          </table:table-cell>
          <table:table-cell office:value-type="string" table:style-name="ce6">
            <text:p>05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ANESSA PADOIN</text:p>
          </table:table-cell>
          <table:table-cell office:value-type="string" table:style-name="ce6">
            <text:p><text:s/>024.068.860-00</text:p>
          </table:table-cell>
          <table:table-cell office:value-type="string" table:style-name="ce6">
            <text:p>06/05/20 a 04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ANESSA PADOIN</text:p>
          </table:table-cell>
          <table:table-cell office:value-type="string" table:style-name="ce6">
            <text:p><text:s/>024.068.86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LIA BORIN NOAL ME</text:p>
          </table:table-cell>
          <table:table-cell office:value-type="string" table:style-name="ce6">
            <text:p>17.289.516/0001-09</text:p>
          </table:table-cell>
          <table:table-cell office:value-type="string" table:style-name="ce6">
            <text:p>BEBEDOURO <text:s/>ELÉTRICO, <text:s/>QUE <text:s/>ESTÁ <text:s/>APRESENTANDO PROBLEMAS EM SEU FUNCIONAMENTO. ESSE BEBEDOURO ATENDE A SALA DA RECEPÇÃO (LOCAL ONDE</text:p>
            <text:p>PÚBLICO <text:s/>AGUARDA <text:s/>PARA <text:s/>ATENDIMENTO). <text:s/>OS <text:s/>PROBLEMAS <text:s/>APRESENTADOS <text:s/>SÃO <text:s/>DE <text:s/>VAZAMENTO <text:s/>E <text:s/>NÃO REFRIGERAÇÃO DA ÁGUA. O REFERIDO BEBEDOURO FOI LEVADO PARA REALIZAÇÃO DE UMA AVALIAÇÃO E ESTÁ COM PROBLEMAS NAS PLACAS INTERNAS.<text:s/></text:p>
          </table:table-cell>
          <table:table-cell office:value-type="string" table:style-name="ce8">
            <text:p>R$ <text:s text:c="3"/>193,14<text:s/></text:p>
          </table:table-cell>
          <table:table-cell table:number-columns-repeated="16373"/>
        </table:table-row>
        <table:table-row table:style-name="ro20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ANESSA PADOIN</text:p>
          </table:table-cell>
          <table:table-cell office:value-type="string" table:style-name="ce6">
            <text:p><text:s/>024.068.86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BELTRAME COMÉRCIO DE MATERIAIS DE CONSTRUÇÃO LTDA.</text:p>
          </table:table-cell>
          <table:table-cell office:value-type="string" table:style-name="ce6">
            <text:p>87.791.992/0001-09</text:p>
          </table:table-cell>
          <table:table-cell office:value-type="string" table:style-name="ce6">
            <text:p>ROBLEMA <text:s/>NA <text:s/>TORNEIRA <text:s/>ESTÁ <text:s/>IMPOSSIBILITANDO <text:s/>O <text:s/>USO <text:s/>DO <text:s/>BANHEIRO <text:s/>PELOS</text:p>
            <text:p>OCUPANTES DA SALA. FOI REALIZADA UMA AVALIAÇÃO PRELIMINAR NESSA TORNEIRA E VERIFICOU-SE QUE</text:p>
            <text:p>NÃO É POSSÍVEL CONSERTO DA MESMA, POIS O DANO OCORREU EM UMA PEÇA INTERNA DA TORNEIRA EM</text:p>
            <text:p>QUESTÃO</text:p>
          </table:table-cell>
          <table:table-cell office:value-type="string" table:style-name="ce8">
            <text:p>R$ <text:s text:c="4"/>76,23<text:s/></text:p>
          </table:table-cell>
          <table:table-cell table:number-columns-repeated="16373"/>
        </table:table-row>
        <table:table-row table:style-name="ro14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ANESSA PADOIN</text:p>
          </table:table-cell>
          <table:table-cell office:value-type="string" table:style-name="ce6">
            <text:p><text:s/>024.068.86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CLAUDIOMIR ZIEGLER HOFFMEISTER</text:p>
          </table:table-cell>
          <table:table-cell office:value-type="string" table:style-name="ce6">
            <text:p>02.199.002/0001-87</text:p>
          </table:table-cell>
          <table:table-cell office:value-type="string" table:style-name="ce6">
            <text:p>DOIS <text:s/>APARELHOS <text:s/>DE <text:s/>CONTROLE <text:s/>REMOTO <text:s/>APRESENTANDO <text:s/>PROBLEMAS <text:s/>DE</text:p>
            <text:p>FUNCIONAMENTO (OS QUAIS NÃO PERMITEM A TROCA/ALTERAÇÃO DAS TEMPERATURAS, BEM COMO EM</text:p>
            <text:p>ALGUNS <text:s/>MOMENTOS <text:s/>NÃO <text:s/>SE <text:s/>CONSEGUE <text:s/>LIGAR <text:s/>E <text:s/>DESLIGAR <text:s/>O <text:s/>CONDICIONADOR <text:s/>DE <text:s/>AR). <text:s/>OS <text:s/>CONTROLES</text:p>
            <text:p>REMOTOS JÁ FORAM CONSERTADOS E NÃO LOGRAMOS ÊXITO NESTE CONSERTO.</text:p>
          </table:table-cell>
          <table:table-cell office:value-type="string" table:style-name="ce8">
            <text:p>R$ <text:s text:c="4"/>76,0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GNER FERREIRA VALLES</text:p>
          </table:table-cell>
          <table:table-cell office:value-type="string" table:style-name="ce6">
            <text:p><text:s/>809.583.380-00</text:p>
          </table:table-cell>
          <table:table-cell office:value-type="string" table:style-name="ce6">
            <text:p>03/03/20 a 17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GNER FERREIRA VALLES</text:p>
          </table:table-cell>
          <table:table-cell office:value-type="string" table:style-name="ce6">
            <text:p><text:s/>809.583.38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CIA ZAFFARI COM E IND - LOJA 14</text:p>
          </table:table-cell>
          <table:table-cell office:value-type="string" table:style-name="ce6">
            <text:p>93.015.006/0019-42</text:p>
          </table:table-cell>
          <table:table-cell office:value-type="string" table:style-name="ce6">
            <text:p>REPOSIÇÃO DE ESTOQUE DO ALMOXARIFADO DA PR/RS.</text:p>
          </table:table-cell>
          <table:table-cell office:value-type="string" table:style-name="ce8">
            <text:p>R$ <text:s text:c="4"/>77,85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GNER FERREIRA VALLES</text:p>
          </table:table-cell>
          <table:table-cell office:value-type="string" table:style-name="ce6">
            <text:p><text:s/>809.583.38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2/2020</text:p>
          </table:table-cell>
          <table:table-cell office:value-type="string" table:style-name="ce6">
            <text:p>COMERCIAL CAMBOIM LTDA - ME</text:p>
          </table:table-cell>
          <table:table-cell office:value-type="string" table:style-name="ce6">
            <text:p>02.815.531/0001-68</text:p>
          </table:table-cell>
          <table:table-cell office:value-type="string" table:style-name="ce6">
            <text:p>SOLICITAÇÃO DE BIBLIOTECA DA PR/RS.</text:p>
          </table:table-cell>
          <table:table-cell office:value-type="string" table:style-name="ce8">
            <text:p>R$ <text:s text:c="4"/>39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GNER FERREIRA VALLES</text:p>
          </table:table-cell>
          <table:table-cell office:value-type="string" table:style-name="ce6">
            <text:p><text:s/>809.583.38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CIA ZAFFARI COM E IND - LOJA 14</text:p>
          </table:table-cell>
          <table:table-cell office:value-type="string" table:style-name="ce6">
            <text:p>93.015.006/0019-42</text:p>
          </table:table-cell>
          <table:table-cell office:value-type="string" table:style-name="ce6">
            <text:p>REPOSIÇÃO DE ESTOQUE DO ALMOXARIFADO DA PR/RS.</text:p>
          </table:table-cell>
          <table:table-cell office:value-type="string" table:style-name="ce8">
            <text:p>R$ <text:s text:c="3"/>196,2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GNER FERREIRA VALLES</text:p>
          </table:table-cell>
          <table:table-cell office:value-type="string" table:style-name="ce6">
            <text:p><text:s/>809.583.38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3/02/2020</text:p>
          </table:table-cell>
          <table:table-cell office:value-type="string" table:style-name="ce6">
            <text:p>TAVI PAPELARIA MATERIAIS DE ESCRITORIO E INFORMATICA LTDA</text:p>
          </table:table-cell>
          <table:table-cell office:value-type="string" table:style-name="ce6">
            <text:p>92.067.073/0001-19</text:p>
          </table:table-cell>
          <table:table-cell office:value-type="string" table:style-name="ce6">
            <text:p>REPOSIÇÃO DE ESTOQUE DO ALMOXARIFADO DA PR/RS.</text:p>
          </table:table-cell>
          <table:table-cell office:value-type="string" table:style-name="ce8">
            <text:p>R$ <text:s text:c="3"/>240,5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AGNER FERREIRA VALLES</text:p>
          </table:table-cell>
          <table:table-cell office:value-type="string" table:style-name="ce6">
            <text:p><text:s/>809.583.380-00</text:p>
          </table:table-cell>
          <table:table-cell office:value-type="string" table:style-name="ce6">
            <text:p>13/01/20 a 28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1/2020</text:p>
          </table:table-cell>
          <table:table-cell office:value-type="string" table:style-name="ce6">
            <text:p>BELLER COMERCIO DE PAPEIS LTDA</text:p>
          </table:table-cell>
          <table:table-cell office:value-type="string" table:style-name="ce6">
            <text:p>05.563.868/0026-71</text:p>
          </table:table-cell>
          <table:table-cell office:value-type="string" table:style-name="ce6">
            <text:p>SOLICITAÇÃO DA BIBLIOTECA DA PR/RS.</text:p>
          </table:table-cell>
          <table:table-cell office:value-type="string" table:style-name="ce8">
            <text:p>R$ <text:s text:c="4"/>99,94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RS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ILLIAM ROBERTO GOMES SOARES</text:p>
          </table:table-cell>
          <table:table-cell office:value-type="string" table:style-name="ce6">
            <text:p><text:s/>118.974.140-72</text:p>
          </table:table-cell>
          <table:table-cell office:value-type="string" table:style-name="ce6">
            <text:p>29/01/20 a 13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DRIANA FERNANDES GOES</text:p>
          </table:table-cell>
          <table:table-cell office:value-type="string" table:style-name="ce6">
            <text:p><text:s/>563.067.251-72</text:p>
          </table:table-cell>
          <table:table-cell office:value-type="string" table:style-name="ce6">
            <text:p>12/03/20 a 05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LECIO OTAVIO KUZNIARSKI</text:p>
          </table:table-cell>
          <table:table-cell office:value-type="string" table:style-name="ce6">
            <text:p><text:s/>024.032.629-60</text:p>
          </table:table-cell>
          <table:table-cell office:value-type="string" table:style-name="ce6">
            <text:p>21/01/20 a 17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11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4/2020</text:p>
          </table:table-cell>
          <table:table-cell office:value-type="string" table:style-name="ce6">
            <text:p>LOJAS DE DEPARTAMENTOS MILIUM LTDA</text:p>
          </table:table-cell>
          <table:table-cell office:value-type="string" table:style-name="ce6">
            <text:p>83.240.333/0017-82</text:p>
          </table:table-cell>
          <table:table-cell office:value-type="string" table:style-name="ce6">
            <text:p>AQUISIÇÃO DE 1 TESOURÃO DE PODA, 1 TESOURA DE PODA PARA GRAMA E 1 VASSOURA DE AÇO PARA LIMPEZA DE FOLHAS, TODOS PARA USO NA PRM BLUMENAU.<text:s/></text:p>
          </table:table-cell>
          <table:table-cell office:value-type="string" table:style-name="ce8">
            <text:p>R$ <text:s text:c="3"/>131,79<text:s/></text:p>
          </table:table-cell>
          <table:table-cell table:number-columns-repeated="16373"/>
        </table:table-row>
        <table:table-row table:style-name="ro8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3/2020</text:p>
          </table:table-cell>
          <table:table-cell office:value-type="string" table:style-name="ce6">
            <text:p>LOJAS DE DEPARTAMENTOS MILIUM LTDA</text:p>
          </table:table-cell>
          <table:table-cell office:value-type="string" table:style-name="ce6">
            <text:p>83.240.333/0017-82</text:p>
          </table:table-cell>
          <table:table-cell office:value-type="string" table:style-name="ce6">
            <text:p>AQUISIÇÃO DE PARAFUSO 4,5MM, BUCHAS E ARRUELAS, PARA INSTALAÇÃO DE 12 CÂMERAS DE VIGILÂNCIA NA PRM BLUMENAU. AQUISIÇÃO DE 1 FITA BOSCH, DUPLA FACE, PARA REPAROS DIVERSOS NA PRM BLUMENAU.</text:p>
          </table:table-cell>
          <table:table-cell office:value-type="string" table:style-name="ce8">
            <text:p>R$ <text:s text:c="4"/>44,8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LOJAS DE DEPARTAMENTOS MILIUM LTDA</text:p>
          </table:table-cell>
          <table:table-cell office:value-type="string" table:style-name="ce6">
            <text:p>83.240.333/0012-78</text:p>
          </table:table-cell>
          <table:table-cell office:value-type="string" table:style-name="ce6">
            <text:p>AQUISIÇÃO DE 1 KIT LINHA NYLON BRANCA, PARA SUSPENSÃO BANNER INCENTIVO USO CRACHÁ PRM BLUMENAU.</text:p>
          </table:table-cell>
          <table:table-cell office:value-type="string" table:style-name="ce8">
            <text:p>R$ <text:s text:c="5"/>9,9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MISSNER HOSPITALAR EIRELI EPP</text:p>
          </table:table-cell>
          <table:table-cell office:value-type="string" table:style-name="ce6">
            <text:p>02.919.668/0001-62</text:p>
          </table:table-cell>
          <table:table-cell office:value-type="string" table:style-name="ce6">
            <text:p>AQUISIÇÃO DE 1 PACOTE COM 5 UNIDADES DE MÁSCARA TRIPLA C/ELÁSTICO, BRANCA, PARA USO/PREVENÇÃO NO ÂMBITO DA PRM BLUMENAU</text:p>
          </table:table-cell>
          <table:table-cell office:value-type="string" table:style-name="ce8">
            <text:p>R$ <text:s text:c="5"/>3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LOJAS DE DEPARTAMENTOS MILIUM LTDA</text:p>
          </table:table-cell>
          <table:table-cell office:value-type="string" table:style-name="ce6">
            <text:p>83.240.333/0017-82</text:p>
          </table:table-cell>
          <table:table-cell office:value-type="string" table:style-name="ce6">
            <text:p>AQUISIÇÃO DE 20 FACAS DE COZINHA, BANDEJA INOX E 10 COPOS DE VIDRO, PARA USO NA COPA DA PRM BLUMENAU.</text:p>
          </table:table-cell>
          <table:table-cell office:value-type="string" table:style-name="ce8">
            <text:p>R$ <text:s text:c="3"/>291,9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VAZ COMÉRCIO DE UTENSÍLIOS PARA O LAR LTDA</text:p>
          </table:table-cell>
          <table:table-cell office:value-type="string" table:style-name="ce6">
            <text:p>18.891.599/0001-66</text:p>
          </table:table-cell>
          <table:table-cell office:value-type="string" table:style-name="ce6">
            <text:p>AQUISIÇÃO DE 1 FRIGIDEIRA EM ALUMÍNIO PARA FOGÃO POR INDUÇÃO, ALÉM DE 20 GARFOS, PARA USO NA COPA DA PRM BLUMENAU</text:p>
          </table:table-cell>
          <table:table-cell office:value-type="string" table:style-name="ce8">
            <text:p>R$ <text:s text:c="3"/>357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LOJAS DE DEPARTAMENTOS MILIUM LTDA</text:p>
          </table:table-cell>
          <table:table-cell office:value-type="string" table:style-name="ce6">
            <text:p>83.240.333/0017-82</text:p>
          </table:table-cell>
          <table:table-cell office:value-type="string" table:style-name="ce6">
            <text:p>AQUISIÇÃO LATA COLA ADESIVA CONTATO/SEM TOLUOL, 400G, MARCA CASCOLA, PARA COLAGEM DE PISO TÁCTIL GARAGENS</text:p>
          </table:table-cell>
          <table:table-cell office:value-type="string" table:style-name="ce8">
            <text:p>R$ <text:s text:c="4"/>29,9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PAPELARIA CLASSIC LTDA</text:p>
          </table:table-cell>
          <table:table-cell office:value-type="string" table:style-name="ce6">
            <text:p>03.649.093/0001-78</text:p>
          </table:table-cell>
          <table:table-cell office:value-type="string" table:style-name="ce6">
            <text:p>AQUISIÇÃO 1 CARTUCHO FITA ROTULADORA, MARCA BROTHER, MODELO M-K231, MEDIDA 12MM X 0,47"</text:p>
          </table:table-cell>
          <table:table-cell office:value-type="string" table:style-name="ce8">
            <text:p>R$ <text:s text:c="4"/>74,50<text:s/></text:p>
          </table:table-cell>
          <table:table-cell table:number-columns-repeated="16373"/>
        </table:table-row>
        <table:table-row table:style-name="ro8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3/2020</text:p>
          </table:table-cell>
          <table:table-cell office:value-type="string" table:style-name="ce6">
            <text:p>GIASSI E CIA LTDA - LJ09</text:p>
          </table:table-cell>
          <table:table-cell office:value-type="string" table:style-name="ce6">
            <text:p>83.648.477/0018-53</text:p>
          </table:table-cell>
          <table:table-cell office:value-type="string" table:style-name="ce6">
            <text:p>AQUISIÇÃO DE 10 FRASCOS DE ÁLCOOL GEL, 70%, PARA USO NA PRM BLUMENAU. AQUISIÇÃO REALIZADA NO SÁBADO, 28/3/2020, CONSIDERANDO A ESCASSEZ DE ÁLCOOL GEL NA CIDADE DE BLUMENAU.<text:s/></text:p>
          </table:table-cell>
          <table:table-cell office:value-type="string" table:style-name="ce8">
            <text:p>R$ <text:s text:c="4"/>92,8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LOJAS DE DEPARTAMENTOS MILIUM LTDA</text:p>
          </table:table-cell>
          <table:table-cell office:value-type="string" table:style-name="ce6">
            <text:p>83.240.333/0017-82</text:p>
          </table:table-cell>
          <table:table-cell office:value-type="string" table:style-name="ce6">
            <text:p>AQUISIÇÃO DE 1 LÂMPADA ESTILO PAINEL DE LED RD FIT, 18W, 6500K, PARA SUBSTITUIÇÃO DE OUTRA QUEIMADA NO CORREDOR DO 5º ANDAR DA PRM BLUMENAU</text:p>
          </table:table-cell>
          <table:table-cell office:value-type="string" table:style-name="ce8">
            <text:p>R$ <text:s text:c="4"/>39,9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DARIO CAMARGO DE FRANCA</text:p>
          </table:table-cell>
          <table:table-cell office:value-type="string" table:style-name="ce6">
            <text:p><text:s/>662.758.909-59</text:p>
          </table:table-cell>
          <table:table-cell office:value-type="string" table:style-name="ce6">
            <text:p>23/04/20 a 17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ELENA MULLER</text:p>
          </table:table-cell>
          <table:table-cell office:value-type="string" table:style-name="ce6">
            <text:p><text:s/>496.757.880-20</text:p>
          </table:table-cell>
          <table:table-cell office:value-type="string" table:style-name="ce6">
            <text:p>06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GOR ALVES DOS SANTOS</text:p>
          </table:table-cell>
          <table:table-cell office:value-type="string" table:style-name="ce6">
            <text:p><text:s/>220.781.438-63</text:p>
          </table:table-cell>
          <table:table-cell office:value-type="string" table:style-name="ce6">
            <text:p>12/03/20 a 05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06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LOJAS QUERO-QUERO S/A - 0048</text:p>
          </table:table-cell>
          <table:table-cell office:value-type="string" table:style-name="ce6">
            <text:p>96.418.264/0054-40</text:p>
          </table:table-cell>
          <table:table-cell office:value-type="string" table:style-name="ce6">
            <text:p>PARA APLICAÇÃO NAS JANELAS QUE APRESENTARAM INFILTRAÇÃO DURANTE AS CHUVAS OCORRIDAS NO FINAL DE JANEIRO DE 2020</text:p>
          </table:table-cell>
          <table:table-cell office:value-type="string" table:style-name="ce8">
            <text:p>R$ <text:s text:c="4"/>45,78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3/2020</text:p>
          </table:table-cell>
          <table:table-cell office:value-type="string" table:style-name="ce6">
            <text:p>COMERCIAL GIRARDI LTDA</text:p>
          </table:table-cell>
          <table:table-cell office:value-type="string" table:style-name="ce6">
            <text:p>26.289.349/0001-89</text:p>
          </table:table-cell>
          <table:table-cell office:value-type="string" table:style-name="ce6">
            <text:p>INTERRUPTOR DO BANHEIRO FEMININO APRESENTOU DEFEITO, SENDO NECESSÁRIA A SUBSTITUIÇAO</text:p>
          </table:table-cell>
          <table:table-cell office:value-type="string" table:style-name="ce8">
            <text:p>R$ <text:s text:c="5"/>6,9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FAZOLO COMPONENTES ELETRONICOS LTDA</text:p>
          </table:table-cell>
          <table:table-cell office:value-type="string" table:style-name="ce6">
            <text:p>79.822.110/0001-99</text:p>
          </table:table-cell>
          <table:table-cell office:value-type="string" table:style-name="ce6">
            <text:p>SUBSTITUIÇAO DA FONTE DO PORTAL DETECTOR DE METAIS TENDO EM VISTA QUE O ANTIGO(SUBSTITUÍDO) APRESENTOU DEFEITO, TORNANDO-O INUTILIZÁVEL</text:p>
          </table:table-cell>
          <table:table-cell office:value-type="string" table:style-name="ce8">
            <text:p>R$ <text:s text:c="4"/>38,5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LOJAS UTILISSIMA MEGA STORE COMERCIO DE VARIEDADES LTDA</text:p>
          </table:table-cell>
          <table:table-cell office:value-type="string" table:style-name="ce6">
            <text:p>02.440.365/0001-62</text:p>
          </table:table-cell>
          <table:table-cell office:value-type="string" table:style-name="ce6">
            <text:p>AQUISIÇÃO PARA ARMAZENAR ALCOOL EM GEL PARA ESTERILIZAÇÃO DAS MÃOS</text:p>
          </table:table-cell>
          <table:table-cell office:value-type="string" table:style-name="ce8">
            <text:p>R$ <text:s text:c="4"/>48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2/2020</text:p>
          </table:table-cell>
          <table:table-cell office:value-type="string" table:style-name="ce6">
            <text:p>BOARETTO E SIEGA LTDA</text:p>
          </table:table-cell>
          <table:table-cell office:value-type="string" table:style-name="ce6">
            <text:p>30.594.103/0001-98</text:p>
          </table:table-cell>
          <table:table-cell office:value-type="string" table:style-name="ce6">
            <text:p>BANDEJA PARA GABINETE DO DR EDSON RESTANHO</text:p>
          </table:table-cell>
          <table:table-cell office:value-type="string" table:style-name="ce8">
            <text:p>R$ <text:s text:c="4"/>12,99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7/02/2020</text:p>
          </table:table-cell>
          <table:table-cell office:value-type="string" table:style-name="ce6">
            <text:p>LOJAS UTILISSIMA MEGA STORE COMERCIO DE VARIEDADES LTDA</text:p>
          </table:table-cell>
          <table:table-cell office:value-type="string" table:style-name="ce6">
            <text:p>02.440.365/0001-62</text:p>
          </table:table-cell>
          <table:table-cell office:value-type="string" table:style-name="ce6">
            <text:p>JARRA PARA O GABINETE DO DR. EDSON RESTANHO</text:p>
          </table:table-cell>
          <table:table-cell office:value-type="string" table:style-name="ce8">
            <text:p>R$ <text:s text:c="4"/>12,75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GAUDIO MARIO POZZAN ME</text:p>
          </table:table-cell>
          <table:table-cell office:value-type="string" table:style-name="ce6">
            <text:p>04.696.157/0001-54</text:p>
          </table:table-cell>
          <table:table-cell office:value-type="string" table:style-name="ce6">
            <text:p>COPIA DA CHAVE DA ENTRADA DA PROCURADORIA DA REPÚBLICA PARA PROCURADOR ACESSAR NOS DIAS EM QUE NÃO HÁ EXPEDIENTE</text:p>
          </table:table-cell>
          <table:table-cell office:value-type="string" table:style-name="ce8">
            <text:p>R$ <text:s text:c="5"/>8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1/0020</text:p>
          </table:table-cell>
          <table:table-cell office:value-type="string" table:style-name="ce6">
            <text:p>FAZOLO COMPONENTES ELETRONICOS LTDA</text:p>
          </table:table-cell>
          <table:table-cell office:value-type="string" table:style-name="ce6">
            <text:p>79.822.110/0001-99</text:p>
          </table:table-cell>
          <table:table-cell office:value-type="string" table:style-name="ce6">
            <text:p>PARA ISOLAR AS CONEXÕES EFETUADAS EM COMPONENTES ELETRO-ELETRÔNICOS DA PRM CHAPECÓ.</text:p>
          </table:table-cell>
          <table:table-cell office:value-type="string" table:style-name="ce8">
            <text:p>R$ <text:s text:c="5"/>4,9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3/01/2020</text:p>
          </table:table-cell>
          <table:table-cell office:value-type="string" table:style-name="ce6">
            <text:p>LIMA COMERCIO VAREJISTA DE PRODUTOS DE HIGIENE E LIMPEZA LTDA - ME</text:p>
          </table:table-cell>
          <table:table-cell office:value-type="string" table:style-name="ce6">
            <text:p>20.079.962/0001-95</text:p>
          </table:table-cell>
          <table:table-cell office:value-type="string" table:style-name="ce6">
            <text:p>DISPENSER DE PAPEL TOALHA PARA O GABINETE DO PROCURADOR DA REPÚBLICA</text:p>
          </table:table-cell>
          <table:table-cell office:value-type="string" table:style-name="ce8">
            <text:p>R$ <text:s text:c="4"/>29,00<text:s/></text:p>
          </table:table-cell>
          <table:table-cell table:number-columns-repeated="16373"/>
        </table:table-row>
        <table:table-row table:style-name="ro8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3/01/2020</text:p>
          </table:table-cell>
          <table:table-cell office:value-type="string" table:style-name="ce6">
            <text:p>LOJAS QUERO-QUERO S/A - 0048</text:p>
          </table:table-cell>
          <table:table-cell office:value-type="string" table:style-name="ce6">
            <text:p>96.418.264/0054-40</text:p>
          </table:table-cell>
          <table:table-cell office:value-type="string" table:style-name="ce6">
            <text:p>TROCA DE ASSENTO SANITÁRIO TENDO EM VISTA QUE O ANTIGO JÁ NÃO POSSUÍA CONDIÇÕES DE USO E PAPELEIRA(PAPEL HIGIÊNICO) PARA O BANHEIRO DO NOVO GABINETE DE PROCURADOR DA REPÚBLICA</text:p>
          </table:table-cell>
          <table:table-cell office:value-type="string" table:style-name="ce8">
            <text:p>R$ <text:s text:c="4"/>57,38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VAM SHIGUEYUKI SUZUKI</text:p>
          </table:table-cell>
          <table:table-cell office:value-type="string" table:style-name="ce6">
            <text:p><text:s/>313.011.708-36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4/01/2020</text:p>
          </table:table-cell>
          <table:table-cell office:value-type="string" table:style-name="ce6">
            <text:p>COMERCIAL GIRARDI LTDA</text:p>
          </table:table-cell>
          <table:table-cell office:value-type="string" table:style-name="ce6">
            <text:p>26.289.349/0001-89</text:p>
          </table:table-cell>
          <table:table-cell office:value-type="string" table:style-name="ce6">
            <text:p>PAPELEIRA PLASTICA GRANDE PARA SER COLOCADO NO GABINETE DO PROCURADOR DA REPÚBLICA</text:p>
          </table:table-cell>
          <table:table-cell office:value-type="string" table:style-name="ce8">
            <text:p>R$ <text:s text:c="4"/>22,9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RCOS ANTONIO SQUIZATTO DE OLIVEIRA</text:p>
          </table:table-cell>
          <table:table-cell office:value-type="string" table:style-name="ce6">
            <text:p><text:s/>547.793.919-20</text:p>
          </table:table-cell>
          <table:table-cell office:value-type="string" table:style-name="ce6">
            <text:p>07/05/20 a 04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RCOS ANTONIO SQUIZATTO DE OLIVEIRA</text:p>
          </table:table-cell>
          <table:table-cell office:value-type="string" table:style-name="ce6">
            <text:p><text:s/>547.793.919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4/2020</text:p>
          </table:table-cell>
          <table:table-cell office:value-type="string" table:style-name="ce6">
            <text:p>CO-MAND SEGURANÇA AUTOMAÇÃO EIRELI</text:p>
          </table:table-cell>
          <table:table-cell office:value-type="string" table:style-name="ce6">
            <text:p>12.465.267/0001-33</text:p>
          </table:table-cell>
          <table:table-cell office:value-type="string" table:style-name="ce6">
            <text:p>SUBSTITUIÇÃO DA BATERIA DO APARELHO MARCA HENRY, MODELO PRIMME (COLETOR DE DIGITAIS), UTILIZADO PARA ABERTURA DA PORTA PRIVATIVA DA PRM TUBARÃO.</text:p>
          </table:table-cell>
          <table:table-cell office:value-type="string" table:style-name="ce8">
            <text:p>R$ <text:s text:c="4"/>9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RCOS ANTONIO SQUIZATTO DE OLIVEIRA</text:p>
          </table:table-cell>
          <table:table-cell office:value-type="string" table:style-name="ce6">
            <text:p><text:s/>547.793.919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4/2020</text:p>
          </table:table-cell>
          <table:table-cell office:value-type="string" table:style-name="ce6">
            <text:p>GIASSI &amp; CIA LTDA</text:p>
          </table:table-cell>
          <table:table-cell office:value-type="string" table:style-name="ce6">
            <text:p>83.648.477/0013-49</text:p>
          </table:table-cell>
          <table:table-cell office:value-type="string" table:style-name="ce6">
            <text:p>MATERIAL DE PEQUENO VALOR PARA UTILIZAÇÃO NA COPA. NÃO MANTIDO EM ESTOQUE PELA SELOG/PRSC.</text:p>
          </table:table-cell>
          <table:table-cell office:value-type="string" table:style-name="ce8">
            <text:p>R$ <text:s text:c="4"/>49,98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RCOS ANTONIO SQUIZATTO DE OLIVEIRA</text:p>
          </table:table-cell>
          <table:table-cell office:value-type="string" table:style-name="ce6">
            <text:p><text:s/>547.793.919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CASA DAS CHAVES LTDA ME</text:p>
          </table:table-cell>
          <table:table-cell office:value-type="string" table:style-name="ce6">
            <text:p>02.148.373/0001-30</text:p>
          </table:table-cell>
          <table:table-cell office:value-type="string" table:style-name="ce6">
            <text:p>CONFECÇÃO DE CHAVES.<text:s/>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09/03/20 a 05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5/01/2020</text:p>
          </table:table-cell>
          <table:table-cell office:value-type="string" table:style-name="ce6">
            <text:p>CORCRIL</text:p>
          </table:table-cell>
          <table:table-cell office:value-type="string" table:style-name="ce6">
            <text:p>82.556.283/0001-17</text:p>
          </table:table-cell>
          <table:table-cell office:value-type="string" table:style-name="ce6">
            <text:p>AQUISIÇÃO DE FILTROS PARA SUBSTITUIÇÃO NOS PURIFICADORES DE ÁGUA DA PRM-CRICIÚMA/SC.</text:p>
          </table:table-cell>
          <table:table-cell office:value-type="string" table:style-name="ce8">
            <text:p>R$ <text:s text:c="4"/>91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5/01/2020</text:p>
          </table:table-cell>
          <table:table-cell office:value-type="string" table:style-name="ce6">
            <text:p>GIASSI &amp; CIA LTDA</text:p>
          </table:table-cell>
          <table:table-cell office:value-type="string" table:style-name="ce6">
            <text:p>83.648.477/0011-87</text:p>
          </table:table-cell>
          <table:table-cell office:value-type="string" table:style-name="ce6">
            <text:p>AQUISIÇÃO DE FILTRO DE CAFÉ E ADOÇANTE PARA UTILIZAÇÃO NA PRM-CRICIÚMA/SC.</text:p>
          </table:table-cell>
          <table:table-cell office:value-type="string" table:style-name="ce8">
            <text:p>R$ <text:s text:c="4"/>27,46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DISK CARIMBOS INDÚSTRIA E COMÉRCIO LTDA- ME</text:p>
          </table:table-cell>
          <table:table-cell office:value-type="string" table:style-name="ce6">
            <text:p>00.369.029/0001-45</text:p>
          </table:table-cell>
          <table:table-cell office:value-type="string" table:style-name="ce6">
            <text:p>AQUISIÇÃO DE CARIMBOS PARA UTILIZAÇÃO NA PRM-CRICIÚMA/SC.</text:p>
          </table:table-cell>
          <table:table-cell office:value-type="string" table:style-name="ce8">
            <text:p>R$ <text:s text:c="4"/>88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ATIVAMED MATERIAL MEDICOS E ORTOPEDICOS</text:p>
          </table:table-cell>
          <table:table-cell office:value-type="string" table:style-name="ce6">
            <text:p>08.586.731/0001-72</text:p>
          </table:table-cell>
          <table:table-cell office:value-type="string" table:style-name="ce6">
            <text:p>AQUISIÇÃO DE MÁSCARAS DE PROTEÇÃO DESCARTÁVEL PARA PREVENÇÃO DO NOVO CORONAVÍRUS NA PRM-CRICIÚMA.</text:p>
          </table:table-cell>
          <table:table-cell office:value-type="string" table:style-name="ce8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GIASSI &amp; CIA LTDA</text:p>
          </table:table-cell>
          <table:table-cell office:value-type="string" table:style-name="ce6">
            <text:p>83.648.477/0011-87</text:p>
          </table:table-cell>
          <table:table-cell office:value-type="string" table:style-name="ce6">
            <text:p>AQUISIÇÃO DE FILTROS PARA PREPARAÇÃO DO CAFÉ NA PRE-CRICIÚMA/SC.</text:p>
          </table:table-cell>
          <table:table-cell office:value-type="string" table:style-name="ce8">
            <text:p>R$ <text:s text:c="5"/>7,9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SESI - SERVIÇO SOCIAL DA INDUSTRIA</text:p>
          </table:table-cell>
          <table:table-cell office:value-type="string" table:style-name="ce6">
            <text:p>03.777.341/0071-79</text:p>
          </table:table-cell>
          <table:table-cell office:value-type="string" table:style-name="ce6">
            <text:p>AQUISIÇÃO DE ÁLCOOL GEL PARA AS MÃOS PARA UTILIZAÇÃO NA PRM-CRICIÚMA/SC, PARA PREVENÇÃO DO CORONAVÍRUS.</text:p>
          </table:table-cell>
          <table:table-cell office:value-type="string" table:style-name="ce8">
            <text:p>R$ <text:s text:c="4"/>51,6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ICHELINE GARCIA CAVALCANTI DE ALMEIDA</text:p>
          </table:table-cell>
          <table:table-cell office:value-type="string" table:style-name="ce6">
            <text:p><text:s/>910.205.739-53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1/2020</text:p>
          </table:table-cell>
          <table:table-cell office:value-type="string" table:style-name="ce6">
            <text:p>ADRIANO BORGES MEDEIROS ME</text:p>
          </table:table-cell>
          <table:table-cell office:value-type="string" table:style-name="ce6">
            <text:p>04.266.141/0002-92</text:p>
          </table:table-cell>
          <table:table-cell office:value-type="string" table:style-name="ce6">
            <text:p>AQUISIÇÃO DE CÓPIAS DE CHAVES PARA PRM-CRICIÚMA/SC.</text:p>
          </table:table-cell>
          <table:table-cell office:value-type="string" table:style-name="ce8">
            <text:p>R$ <text:s text:c="4"/>21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ENERGILUZ COMERCIO - TRINDADE</text:p>
          </table:table-cell>
          <table:table-cell office:value-type="string" table:style-name="ce6">
            <text:p>12.821.926/0002-08</text:p>
          </table:table-cell>
          <table:table-cell office:value-type="string" table:style-name="ce6">
            <text:p>INSTALAÇÃO DE LUMINÁRIAS BANCADA SALA HASPAD</text:p>
          </table:table-cell>
          <table:table-cell office:value-type="string" table:style-name="ce8">
            <text:p>R$ <text:s text:c="4"/>60,8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HIDROELETRIC COM DE FERRAGENS LTDA - ME</text:p>
          </table:table-cell>
          <table:table-cell office:value-type="string" table:style-name="ce6">
            <text:p>09.058.997/0001-05</text:p>
          </table:table-cell>
          <table:table-cell office:value-type="string" table:style-name="ce6">
            <text:p>MANUTENÇÃO PRÉDIO PR/SC</text:p>
          </table:table-cell>
          <table:table-cell office:value-type="string" table:style-name="ce8">
            <text:p>R$ <text:s text:c="4"/>23,2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TRÊS A COMÉRCIO DE MATERIAIS DE CONSTRUÇÃO LTDA.</text:p>
          </table:table-cell>
          <table:table-cell office:value-type="string" table:style-name="ce6">
            <text:p>80.710.866/0001-25</text:p>
          </table:table-cell>
          <table:table-cell office:value-type="string" table:style-name="ce6">
            <text:p>SERVIÇOS DE MANUTENÇÃO NA PR/SC</text:p>
          </table:table-cell>
          <table:table-cell office:value-type="string" table:style-name="ce8">
            <text:p>R$ <text:s text:c="4"/>74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MARCELO PAIVA XAVIER - CHAVEIRO</text:p>
          </table:table-cell>
          <table:table-cell office:value-type="string" table:style-name="ce6">
            <text:p>29.810.042/0001-70</text:p>
          </table:table-cell>
          <table:table-cell office:value-type="string" table:style-name="ce6">
            <text:p>SUBSTITUIÇÃO SEGREDO DE DUAS FECHADURAS - DEPÓSITOS PR/SC</text:p>
          </table:table-cell>
          <table:table-cell office:value-type="string" table:style-name="ce8">
            <text:p>R$ <text:s text:c="3"/>10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2/2020</text:p>
          </table:table-cell>
          <table:table-cell office:value-type="string" table:style-name="ce6">
            <text:p>CASAS DA ÁGUA MATERIAIS PARA CONSTRUCAO LTDA - LOJA 09</text:p>
          </table:table-cell>
          <table:table-cell office:value-type="string" table:style-name="ce6">
            <text:p>13.501.187/0012-01</text:p>
          </table:table-cell>
          <table:table-cell office:value-type="string" table:style-name="ce6">
            <text:p>REPARO NO TELHADO - TORRE 3</text:p>
          </table:table-cell>
          <table:table-cell office:value-type="string" table:style-name="ce8">
            <text:p>R$ <text:s text:c="3"/>174,84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2/2020</text:p>
          </table:table-cell>
          <table:table-cell office:value-type="string" table:style-name="ce6">
            <text:p>MEDIA TOOLS COM. E IMPORTAÇÃO</text:p>
          </table:table-cell>
          <table:table-cell office:value-type="string" table:style-name="ce6">
            <text:p>03.246.938/0001-84</text:p>
          </table:table-cell>
          <table:table-cell office:value-type="string" table:style-name="ce6">
            <text:p>BOLSA PARA TRANSPORTE E PROTEÇÃO DE EQUIPAMENTO DE FILMAGEM - ASCOM</text:p>
          </table:table-cell>
          <table:table-cell office:value-type="string" table:style-name="ce8">
            <text:p>R$ <text:s text:c="3"/>225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DASA COM. E IMPORTAÇÃO LTDA.</text:p>
          </table:table-cell>
          <table:table-cell office:value-type="string" table:style-name="ce6">
            <text:p>18.753.207/0001-00</text:p>
          </table:table-cell>
          <table:table-cell office:value-type="string" table:style-name="ce6">
            <text:p>AQUISIÇÃO DE CORREIA SINCRONIZADORA L050, 12 MM, REVESTIMENTO TEFLON, MARCA PPA, PARA PORTA AUTOMÁTICA - TORRE 1<text:s/></text:p>
          </table:table-cell>
          <table:table-cell office:value-type="string" table:style-name="ce8">
            <text:p>R$ <text:s/>1.080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4/01/2020</text:p>
          </table:table-cell>
          <table:table-cell office:value-type="string" table:style-name="ce6">
            <text:p>LOJAS DE DEPARTAMENTOS MILIUM LTDA.</text:p>
          </table:table-cell>
          <table:table-cell office:value-type="string" table:style-name="ce6">
            <text:p>83.240.333/0010-06</text:p>
          </table:table-cell>
          <table:table-cell office:value-type="string" table:style-name="ce6">
            <text:p>PORTA DA SALA REUNIÕES ÁTICO - TORRE 3</text:p>
          </table:table-cell>
          <table:table-cell office:value-type="string" table:style-name="ce8">
            <text:p>R$ <text:s text:c="4"/>24,9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CRYSTAL BOX</text:p>
          </table:table-cell>
          <table:table-cell office:value-type="string" table:style-name="ce6">
            <text:p>02.050.991/0001-42</text:p>
          </table:table-cell>
          <table:table-cell office:value-type="string" table:style-name="ce6">
            <text:p>CAONSERTO PORTA ASCON</text:p>
          </table:table-cell>
          <table:table-cell office:value-type="string" table:style-name="ce8">
            <text:p>R$ <text:s text:c="4"/>32,27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1/2020</text:p>
          </table:table-cell>
          <table:table-cell office:value-type="string" table:style-name="ce6">
            <text:p>MARCELO PAIVA XAVIER - CHAVEIRO</text:p>
          </table:table-cell>
          <table:table-cell office:value-type="string" table:style-name="ce6">
            <text:p>29.810.042/0001-70</text:p>
          </table:table-cell>
          <table:table-cell office:value-type="string" table:style-name="ce6">
            <text:p>CÓPIA CHAVES USO NA PR/SC</text:p>
          </table:table-cell>
          <table:table-cell office:value-type="string" table:style-name="ce8">
            <text:p>R$ <text:s text:c="4"/>24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RICARDO DA SILVEIRA BALLINHAS</text:p>
          </table:table-cell>
          <table:table-cell office:value-type="string" table:style-name="ce6">
            <text:p><text:s/>449.793.550-72</text:p>
          </table:table-cell>
          <table:table-cell office:value-type="string" table:style-name="ce6">
            <text:p>15/04/20 a 10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ICARDO JOSE FEITEN</text:p>
          </table:table-cell>
          <table:table-cell office:value-type="string" table:style-name="ce6">
            <text:p><text:s/>072.849.049-84</text:p>
          </table:table-cell>
          <table:table-cell office:value-type="string" table:style-name="ce6">
            <text:p>06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DRIGO DA SILVA HIGINO</text:p>
          </table:table-cell>
          <table:table-cell office:value-type="string" table:style-name="ce6">
            <text:p><text:s/>071.867.177-56</text:p>
          </table:table-cell>
          <table:table-cell office:value-type="string" table:style-name="ce6">
            <text:p>04/02/20 a 3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DRIGO DA SILVA HIGINO</text:p>
          </table:table-cell>
          <table:table-cell office:value-type="string" table:style-name="ce6">
            <text:p><text:s/>071.867.177-56</text:p>
          </table:table-cell>
          <table:table-cell office:value-type="string" table:style-name="ce6">
            <text:p>12/05/20 a 07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HIAGO SABARA VIEIRA DE GOES</text:p>
          </table:table-cell>
          <table:table-cell office:value-type="string" table:style-name="ce6">
            <text:p><text:s/>039.981.964-98</text:p>
          </table:table-cell>
          <table:table-cell office:value-type="string" table:style-name="ce6">
            <text:p>06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HIAGO SABARA VIEIRA DE GOES</text:p>
          </table:table-cell>
          <table:table-cell office:value-type="string" table:style-name="ce6">
            <text:p><text:s/>039.981.964-98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06/05/20 a 03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BUSCH &amp; CIA LTDA.</text:p>
          </table:table-cell>
          <table:table-cell office:value-type="string" table:style-name="ce6">
            <text:p>83.872.580/0001-34</text:p>
          </table:table-cell>
          <table:table-cell office:value-type="string" table:style-name="ce6">
            <text:p>P/ REALIZAÇÃO DE REPARO DA FORRAÇÃO DE UMA MESA DA PR/SC.</text:p>
          </table:table-cell>
          <table:table-cell office:value-type="string" table:style-name="ce8">
            <text:p>R$ <text:s text:c="3"/>318,6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LOJAS DE DEPARTAMENTOS MILIUM LTDA.</text:p>
          </table:table-cell>
          <table:table-cell office:value-type="string" table:style-name="ce6">
            <text:p>83.240.333/0010-06</text:p>
          </table:table-cell>
          <table:table-cell office:value-type="string" table:style-name="ce6">
            <text:p>P/ REALIZAÇÃO DE MANUTENÇÕES ELÉTRICAS NA PR/SC.</text:p>
          </table:table-cell>
          <table:table-cell office:value-type="string" table:style-name="ce8">
            <text:p>R$ <text:s text:c="4"/>16,48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LOJAS DE DEPARTAMENTOS MILIUM LTDA.</text:p>
          </table:table-cell>
          <table:table-cell office:value-type="string" table:style-name="ce6">
            <text:p>83.240.333/0010-06</text:p>
          </table:table-cell>
          <table:table-cell office:value-type="string" table:style-name="ce6">
            <text:p>P/ REALIZAÇÃO DE REPARO NA MESA DO COORDENADOR DE TECNOLOGIA DA INFORMAÇÃO DA PR/SC.</text:p>
          </table:table-cell>
          <table:table-cell office:value-type="string" table:style-name="ce8">
            <text:p>R$ <text:s text:c="4"/>35,80<text:s/></text:p>
          </table:table-cell>
          <table:table-cell table:number-columns-repeated="16373"/>
        </table:table-row>
        <table:table-row table:style-name="ro1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LOJAS DEPARTAMENTOS MILIUM - STª MÔNICA</text:p>
          </table:table-cell>
          <table:table-cell office:value-type="string" table:style-name="ce6">
            <text:p>83.240.333/0050-01</text:p>
          </table:table-cell>
          <table:table-cell office:value-type="string" table:style-name="ce6">
            <text:p>GRAMPOS PARA REALIZAÇÃO DE REPARO NA MESA DO COORDENADOR DE TECNOLOGIA DA INFORMAÇÃO DA PR/SC. MATERIAIS ELÉTRICOS DESTINADOS A REALIZAÇÃO DE MELHORIAS NA SALA DE REUNIÕES NO ÁTICO DA T3 DA PR/SC.</text:p>
          </table:table-cell>
          <table:table-cell office:value-type="string" table:style-name="ce8">
            <text:p>R$ <text:s text:c="5"/>2,37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2/2020</text:p>
          </table:table-cell>
          <table:table-cell office:value-type="string" table:style-name="ce6">
            <text:p>CASSOL MATERIAS DE CONSTRUÇÃO LTDA</text:p>
          </table:table-cell>
          <table:table-cell office:value-type="string" table:style-name="ce6">
            <text:p>75.400.218/0020-03</text:p>
          </table:table-cell>
          <table:table-cell office:value-type="string" table:style-name="ce6">
            <text:p>ITENS NECESSÁRIOS À REALIZAÇÃO DE MANUTENÇÕES NA SEDE DA PR/SC.</text:p>
          </table:table-cell>
          <table:table-cell office:value-type="string" table:style-name="ce8">
            <text:p>R$ <text:s text:c="3"/>163,5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2/2020</text:p>
          </table:table-cell>
          <table:table-cell office:value-type="string" table:style-name="ce6">
            <text:p>HIDROELETRIC COM DE FERRAGENS LTDA - ME</text:p>
          </table:table-cell>
          <table:table-cell office:value-type="string" table:style-name="ce6">
            <text:p>09.058.997/0001-05</text:p>
          </table:table-cell>
          <table:table-cell office:value-type="string" table:style-name="ce6">
            <text:p>PARA REFIXAÇÃO DE ASSENTOS SANITÁRIOS NA SEDE DA PR/SC.</text:p>
          </table:table-cell>
          <table:table-cell office:value-type="string" table:style-name="ce8">
            <text:p>R$ <text:s text:c="4"/>85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7/04/2020</text:p>
          </table:table-cell>
          <table:table-cell office:value-type="string" table:style-name="ce6">
            <text:p>TRÊS A COMÉRCIO DE MATERIAIS DE CONSTRUÇÃO LTDA.</text:p>
          </table:table-cell>
          <table:table-cell office:value-type="string" table:style-name="ce6">
            <text:p>80.710.866/0001-25</text:p>
          </table:table-cell>
          <table:table-cell office:value-type="string" table:style-name="ce6">
            <text:p>P/ POSSIBILITAR INSTALAÇÃO DE DESUMIDIFICADORES NO DEPÓSITO DO SUBSOLO DA T4 E NO CPD DO 3 ANDAR DA T3.</text:p>
          </table:table-cell>
          <table:table-cell office:value-type="string" table:style-name="ce8">
            <text:p>R$ <text:s text:c="4"/>16,2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2/2020</text:p>
          </table:table-cell>
          <table:table-cell office:value-type="string" table:style-name="ce6">
            <text:p>ATACADO LITORAL CATARINENSE LTDA</text:p>
          </table:table-cell>
          <table:table-cell office:value-type="string" table:style-name="ce6">
            <text:p>09.006.278/0001-40</text:p>
          </table:table-cell>
          <table:table-cell office:value-type="string" table:style-name="ce6">
            <text:p>P/ SUBSTITUIÇÃO DE RECIPIENTES DE SABONETE LÍQUIDO E DE ÁLCOOL GEL DA P R/SC QUE SE ENCONTRAM DANIFICADOS.</text:p>
          </table:table-cell>
          <table:table-cell office:value-type="string" table:style-name="ce8">
            <text:p>R$ <text:s text:c="3"/>344,4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2/2020</text:p>
          </table:table-cell>
          <table:table-cell office:value-type="string" table:style-name="ce6">
            <text:p>CASAS DA ÁGUA LOJA 08</text:p>
          </table:table-cell>
          <table:table-cell office:value-type="string" table:style-name="ce6">
            <text:p>13.501.187/0013-92</text:p>
          </table:table-cell>
          <table:table-cell office:value-type="string" table:style-name="ce6">
            <text:p>ITENS PARA REALIZAÇÃO DE MANUTENÇÕES DIVERSAS NA SEDE DA PR/SC.</text:p>
          </table:table-cell>
          <table:table-cell office:value-type="string" table:style-name="ce8">
            <text:p>R$ <text:s text:c="3"/>323,57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2/2020</text:p>
          </table:table-cell>
          <table:table-cell office:value-type="string" table:style-name="ce6">
            <text:p>VIDRACARIA FLORIANOPOLIS LTDA</text:p>
          </table:table-cell>
          <table:table-cell office:value-type="string" table:style-name="ce6">
            <text:p>83.432.930/0001-41</text:p>
          </table:table-cell>
          <table:table-cell office:value-type="string" table:style-name="ce6">
            <text:p>PARA SUBSTITUIÇÃO DE UM VIDRO QUEBRADO NUM ARMÁRIO BAIXO DO GABINETE DO DR. CARLOS AUGUSTO.</text:p>
          </table:table-cell>
          <table:table-cell office:value-type="string" table:style-name="ce8">
            <text:p>R$ <text:s text:c="4"/>17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CASAS DA ÁGUA MATERIAIS PARA CONSTRUCAO LTDA - LOJA 09</text:p>
          </table:table-cell>
          <table:table-cell office:value-type="string" table:style-name="ce6">
            <text:p>13.501.187/0012-01</text:p>
          </table:table-cell>
          <table:table-cell office:value-type="string" table:style-name="ce6">
            <text:p>SUPORTE PARA CONFECÇÃO DE PRATELEIRA PARA ARMAZENAMENTO DE MATERIAIS NA PR/SC</text:p>
          </table:table-cell>
          <table:table-cell office:value-type="string" table:style-name="ce8">
            <text:p>R$ <text:s text:c="4"/>55,6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KM COM DE UTILIDADE DOMESTICA LTDA (CASA CHINA)</text:p>
          </table:table-cell>
          <table:table-cell office:value-type="string" table:style-name="ce6">
            <text:p>03.700.792/0001-03</text:p>
          </table:table-cell>
          <table:table-cell office:value-type="string" table:style-name="ce6">
            <text:p>DISPENSERS DE ÁLCOOL GEL PARA AS RECEPÇÕES E A SELOG, COMO MEDIDA DE PREVENÇÃO AO NOVO CORONAVÍRUS NA PR/SC.</text:p>
          </table:table-cell>
          <table:table-cell office:value-type="string" table:style-name="ce8">
            <text:p>R$ <text:s text:c="4"/>59,97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PAPELARIA PROGRESSO LTDA EPP</text:p>
          </table:table-cell>
          <table:table-cell office:value-type="string" table:style-name="ce6">
            <text:p>83.874.495/0001-05</text:p>
          </table:table-cell>
          <table:table-cell office:value-type="string" table:style-name="ce6">
            <text:p>DISPLAYS PARA COLOCAÇÃO DE ORIENTAÇÕES DE PREVENÇÃO AO CONTÁGIO PELO NOVO CORONAVÍRUS NA PR/SC.</text:p>
          </table:table-cell>
          <table:table-cell office:value-type="string" table:style-name="ce8">
            <text:p>R$ <text:s text:c="3"/>233,55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1/2020</text:p>
          </table:table-cell>
          <table:table-cell office:value-type="string" table:style-name="ce6">
            <text:p>ANGELONI E CIA LTDA.</text:p>
          </table:table-cell>
          <table:table-cell office:value-type="string" table:style-name="ce6">
            <text:p>83.646.984/0018-58</text:p>
          </table:table-cell>
          <table:table-cell office:value-type="string" table:style-name="ce6">
            <text:p>PARA POSSIBILITAR FUNCIONAMENTO DO COFRE DA ASSPAD DA PR/SC.</text:p>
          </table:table-cell>
          <table:table-cell office:value-type="string" table:style-name="ce8">
            <text:p>R$ <text:s text:c="4"/>39,98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1/2020</text:p>
          </table:table-cell>
          <table:table-cell office:value-type="string" table:style-name="ce6">
            <text:p>ESCRITOLANDIA CRICIUMA</text:p>
          </table:table-cell>
          <table:table-cell office:value-type="string" table:style-name="ce6">
            <text:p>85.102.606/0004-33</text:p>
          </table:table-cell>
          <table:table-cell office:value-type="string" table:style-name="ce6">
            <text:p>ADQUIRIDAS PEÇAS PARA CONSERTO DE POLTRONAS DE ESCRITÓRIO DA PR/SC.</text:p>
          </table:table-cell>
          <table:table-cell office:value-type="string" table:style-name="ce8">
            <text:p>R$ <text:s text:c="3"/>490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1/2020</text:p>
          </table:table-cell>
          <table:table-cell office:value-type="string" table:style-name="ce6">
            <text:p>HOSPITAL DO FOGAO CONSERTOS E COMERCIO DE PECAS LTDA.</text:p>
          </table:table-cell>
          <table:table-cell office:value-type="string" table:style-name="ce6">
            <text:p>82.704.925/0001-88</text:p>
          </table:table-cell>
          <table:table-cell office:value-type="string" table:style-name="ce6">
            <text:p>PARA SUBSTITUIÇÃO PERIÓDICA DO COADOR DA CAFETEIRA DA PR/SC.</text:p>
          </table:table-cell>
          <table:table-cell office:value-type="string" table:style-name="ce8">
            <text:p>R$ <text:s text:c="4"/>24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4/01/2020</text:p>
          </table:table-cell>
          <table:table-cell office:value-type="string" table:style-name="ce6">
            <text:p>RM COM DE MAT HIDRÁULICOS E SERVIÇOS LTDA EPP (LOJA DOS REPAROS)</text:p>
          </table:table-cell>
          <table:table-cell office:value-type="string" table:style-name="ce6">
            <text:p>01.923.578/0001-82</text:p>
          </table:table-cell>
          <table:table-cell office:value-type="string" table:style-name="ce6">
            <text:p>PEÇA ADQUIRIDA PARA CONSERTO DE TORNEIRA DA PR/SC.</text:p>
          </table:table-cell>
          <table:table-cell office:value-type="string" table:style-name="ce8">
            <text:p>R$ <text:s text:c="4"/>51,5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COMPENSADOS FERNANDES LTDA (PALHOÇA)</text:p>
          </table:table-cell>
          <table:table-cell office:value-type="string" table:style-name="ce6">
            <text:p>00.718.661/0001-57</text:p>
          </table:table-cell>
          <table:table-cell office:value-type="string" table:style-name="ce6">
            <text:p>PEÇAS PARA CONSERTO DE ARMÁRIOS DA PR/SC</text:p>
          </table:table-cell>
          <table:table-cell office:value-type="string" table:style-name="ce8">
            <text:p>R$ <text:s text:c="4"/>84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ELETRO PARTS COMPONENTES ELETRONICOS LTDA.</text:p>
          </table:table-cell>
          <table:table-cell office:value-type="string" table:style-name="ce6">
            <text:p>04.821.345/0001-67</text:p>
          </table:table-cell>
          <table:table-cell office:value-type="string" table:style-name="ce6">
            <text:p>PARA CONSERTO DE FORNO DE MICRO-ONDAS DA PR/SC.</text:p>
          </table:table-cell>
          <table:table-cell office:value-type="string" table:style-name="ce8">
            <text:p>R$ <text:s text:c="5"/>5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TRÊS A COMÉRCIO DE MATERIAIS DE CONSTRUÇÃO LTDA.</text:p>
          </table:table-cell>
          <table:table-cell office:value-type="string" table:style-name="ce6">
            <text:p>80.710.866/0001-25</text:p>
          </table:table-cell>
          <table:table-cell office:value-type="string" table:style-name="ce6">
            <text:p>PARA REALIZAÇÃO DE REPARO NO SISTEMA DE SPRINKLERS DA ASSPAD DA PR/SC</text:p>
          </table:table-cell>
          <table:table-cell office:value-type="string" table:style-name="ce8">
            <text:p>R$ <text:s text:c="5"/>3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HOSPITAL DO FOGAO CONSERTOS E COMERCIO DE PECAS LTDA.</text:p>
          </table:table-cell>
          <table:table-cell office:value-type="string" table:style-name="ce6">
            <text:p>82.704.925/0001-88</text:p>
          </table:table-cell>
          <table:table-cell office:value-type="string" table:style-name="ce6">
            <text:p>P/ REABILITAÇÃO DE CAFETEIRA DO GABINETE DO DR. CARLOS AUGUSTO.</text:p>
          </table:table-cell>
          <table:table-cell office:value-type="string" table:style-name="ce8">
            <text:p>R$ <text:s text:c="4"/>35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IMS COMÉRCIO DE REPAROS LTDA ME (CASA DOS REPAROS)</text:p>
          </table:table-cell>
          <table:table-cell office:value-type="string" table:style-name="ce6">
            <text:p>10.736.269/0001-94</text:p>
          </table:table-cell>
          <table:table-cell office:value-type="string" table:style-name="ce6">
            <text:p>P/ REALIZAÇÃO DE CONSERTO DA DUCHA HIGIÊNICA DO BANHEIRO DO GABINETE DO DR. ALISSON.</text:p>
          </table:table-cell>
          <table:table-cell office:value-type="string" table:style-name="ce8">
            <text:p>R$ <text:s text:c="3"/>105,4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6/02/2020</text:p>
          </table:table-cell>
          <table:table-cell office:value-type="string" table:style-name="ce6">
            <text:p>COM. REFRIGERAÇÃO SANTA LUZIA</text:p>
          </table:table-cell>
          <table:table-cell office:value-type="string" table:style-name="ce6">
            <text:p>79.809.489/0001-05</text:p>
          </table:table-cell>
          <table:table-cell office:value-type="string" table:style-name="ce6">
            <text:p>PARA REABILITAR GELADEIRA DA PR/SC (PATRIMÔNIO N. 33-010.787) QUE ESTAVA COM DEFEITO.</text:p>
          </table:table-cell>
          <table:table-cell office:value-type="string" table:style-name="ce8">
            <text:p>R$ <text:s text:c="3"/>163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TRÊS A COMÉRCIO DE MATERIAIS DE CONSTRUÇÃO LTDA.</text:p>
          </table:table-cell>
          <table:table-cell office:value-type="string" table:style-name="ce6">
            <text:p>80.710.866/0001-25</text:p>
          </table:table-cell>
          <table:table-cell office:value-type="string" table:style-name="ce6">
            <text:p>TÁBUAS PARA REALIZAÇÃO DE CONSERTO NO TELHADO DO ÁTICO DA TORRE 3 DA SEDE DA PR/SC.</text:p>
          </table:table-cell>
          <table:table-cell office:value-type="string" table:style-name="ce8">
            <text:p>R$ <text:s text:c="4"/>66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CASA DOS PUXADORES, ACESS. E DECOR LTDA EPP</text:p>
          </table:table-cell>
          <table:table-cell office:value-type="string" table:style-name="ce6">
            <text:p>01.759.066/0001-22</text:p>
          </table:table-cell>
          <table:table-cell office:value-type="string" table:style-name="ce6">
            <text:p>PARA CONSERTO DE GAVETA DO MÓVEL DA COPA DO 4º ANDAR, T3, DA PR/SC.</text:p>
          </table:table-cell>
          <table:table-cell office:value-type="string" table:style-name="ce8">
            <text:p>R$ <text:s text:c="4"/>10,9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ESCRITOLANDIA CRICIUMA</text:p>
          </table:table-cell>
          <table:table-cell office:value-type="string" table:style-name="ce6">
            <text:p>85.102.606/0004-33</text:p>
          </table:table-cell>
          <table:table-cell office:value-type="string" table:style-name="ce6">
            <text:p>PARA RECUPERAÇÃO DE POLTRONA DE ESCRITÓRIO QUE SE ENCONTRAVA DANIFICADA.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3/01/20 a 10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10/2020</text:p>
          </table:table-cell>
          <table:table-cell office:value-type="string" table:style-name="ce6">
            <text:p>FERRAMENTAL FERRAGENS E FERRAMENTAS LTDA.</text:p>
          </table:table-cell>
          <table:table-cell office:value-type="string" table:style-name="ce6">
            <text:p>83.603.738/0001-70</text:p>
          </table:table-cell>
          <table:table-cell office:value-type="string" table:style-name="ce6">
            <text:p>PARA CONSERTO DE PORTA CORREDIÇA DE VIDRO NA COJUD/PR/SC.</text:p>
          </table:table-cell>
          <table:table-cell office:value-type="string" table:style-name="ce8">
            <text:p>R$ <text:s text:c="4"/>13,2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2/2020</text:p>
          </table:table-cell>
          <table:table-cell office:value-type="string" table:style-name="ce6">
            <text:p>A. N. SILVA COMÉRCIO DE REVISTAS LTDA. ME</text:p>
          </table:table-cell>
          <table:table-cell office:value-type="string" table:style-name="ce6">
            <text:p>04.603.481/0001-80</text:p>
          </table:table-cell>
          <table:table-cell office:value-type="string" table:style-name="ce6">
            <text:p>P/ POSSIBILITAR TRANCAMENTO DA SALA DA DEMANDANTE.</text:p>
          </table:table-cell>
          <table:table-cell office:value-type="string" table:style-name="ce8">
            <text:p>R$ <text:s text:c="4"/>16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ULISSES MADRID GUIMARAES 83467971091</text:p>
          </table:table-cell>
          <table:table-cell office:value-type="string" table:style-name="ce6">
            <text:p>27.645.861/0001-83</text:p>
          </table:table-cell>
          <table:table-cell office:value-type="string" table:style-name="ce6">
            <text:p>PARA REMOÇÃO DO TOTEM DE IDENTIFICAÇÃO DA PR/SC, DE MODO A POSSIBILITAR A INSTALAÇÃO UM TOTEM NOVO.</text:p>
          </table:table-cell>
          <table:table-cell office:value-type="string" table:style-name="ce8">
            <text:p>R$ <text:s text:c="3"/>250,00<text:s/></text:p>
          </table:table-cell>
          <table:table-cell table:number-columns-repeated="16373"/>
        </table:table-row>
        <table:table-row table:style-name="ro1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MARCELO PAIVA XAVIER - CHAVEIRO</text:p>
          </table:table-cell>
          <table:table-cell office:value-type="string" table:style-name="ce6">
            <text:p>29.810.042/0001-70</text:p>
          </table:table-cell>
          <table:table-cell office:value-type="string" table:style-name="ce6">
            <text:p>CONFECÇÃO DE CHAVES DA PORTA DA SELOG PARA DISPONIBILIZAÇÃO DE ACESSO A SERVIDOR QUE DORAVANTE ATUARÁ NA REFERIDA E CONFECÇÃO DE IDENTIFICADORES DE CHAVES PARA CHAVES DO DEPÓSITOS DO SUBSOLO D.A PR/SC</text:p>
          </table:table-cell>
          <table:table-cell office:value-type="string" table:style-name="ce8">
            <text:p>R$ <text:s text:c="4"/>28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COPICENTER FOTOCOPIADORA LTDA ME</text:p>
          </table:table-cell>
          <table:table-cell office:value-type="string" table:style-name="ce6">
            <text:p>82.890.328/0001-95</text:p>
          </table:table-cell>
          <table:table-cell office:value-type="string" table:style-name="ce6">
            <text:p>IMPRESSÃO DE FOTOGRAFIAS DE PROCURADORES-CHEFES DA PR/SC PARA COMPLETAR GALERIA DO MEMORIAL.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3/2020</text:p>
          </table:table-cell>
          <table:table-cell office:value-type="string" table:style-name="ce6">
            <text:p>JZRS OFICINA LTDA - ME</text:p>
          </table:table-cell>
          <table:table-cell office:value-type="string" table:style-name="ce6">
            <text:p>01.632.701/0001-06</text:p>
          </table:table-cell>
          <table:table-cell office:value-type="string" table:style-name="ce6">
            <text:p>CONSERTO DE FRAGMENTADORA DESTINADA AO GABINETE DO PROCURADOR DA REPÚBLICA CARLOS AUGUSTO.</text:p>
          </table:table-cell>
          <table:table-cell office:value-type="string" table:style-name="ce8">
            <text:p>R$ <text:s text:c="3"/>38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6/02/2020</text:p>
          </table:table-cell>
          <table:table-cell office:value-type="string" table:style-name="ce6">
            <text:p>COM. REFRIGERAÇÃO SANTA LUZIA</text:p>
          </table:table-cell>
          <table:table-cell office:value-type="string" table:style-name="ce6">
            <text:p>79.809.489/0001-05</text:p>
          </table:table-cell>
          <table:table-cell office:value-type="string" table:style-name="ce6">
            <text:p>PARA REABILITAR GELADEIRA DA PR/SC (PATRIMÔNIO N. 33-010.787) QUE ESTAVA COM DEFEITO.</text:p>
          </table:table-cell>
          <table:table-cell office:value-type="string" table:style-name="ce8">
            <text:p>R$ <text:s text:c="3"/>140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INICIUS DIAS DOS SANTOS DA SILVA</text:p>
          </table:table-cell>
          <table:table-cell office:value-type="string" table:style-name="ce6">
            <text:p><text:s/>011.321.780-37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JZRS OFICINA LTDA - ME</text:p>
          </table:table-cell>
          <table:table-cell office:value-type="string" table:style-name="ce6">
            <text:p>01.632.701/0001-06</text:p>
          </table:table-cell>
          <table:table-cell office:value-type="string" table:style-name="ce6">
            <text:p>REALIZADO CONSERTO EM FRAGMENTADORA PERTENCENTE A PR/SC (PAT. 33.011-746) PARA COLOCÁ-LA NOVAMENTE EM CONDIÇÕES DE USO.</text:p>
          </table:table-cell>
          <table:table-cell office:value-type="string" table:style-name="ce8">
            <text:p>R$ <text:s text:c="3"/>180,0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C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WILLIAN SAVI</text:p>
          </table:table-cell>
          <table:table-cell office:value-type="string" table:style-name="ce6">
            <text:p><text:s/>822.058.099-20</text:p>
          </table:table-cell>
          <table:table-cell office:value-type="string" table:style-name="ce6">
            <text:p>13/03/20 a 05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E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RANCISCO DAS CHAGAS FORTES</text:p>
          </table:table-cell>
          <table:table-cell office:value-type="string" table:style-name="ce6">
            <text:p><text:s/>476.423.785-72</text:p>
          </table:table-cell>
          <table:table-cell office:value-type="string" table:style-name="ce6">
            <text:p>11/05/20 a 09/08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E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FRANCISCO DAS CHAGAS FORTES</text:p>
          </table:table-cell>
          <table:table-cell office:value-type="string" table:style-name="ce6">
            <text:p><text:s/>476.423.785-72</text:p>
          </table:table-cell>
          <table:table-cell office:value-type="string" table:style-name="ce6">
            <text:p>20/01/20 a 19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E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IAGO DA SILVA NEVES</text:p>
          </table:table-cell>
          <table:table-cell office:value-type="string" table:style-name="ce6">
            <text:p><text:s/>436.588.815-34</text:p>
          </table:table-cell>
          <table:table-cell office:value-type="string" table:style-name="ce6">
            <text:p>20/03/20 a 16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E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VANJA MARIA DIAS OLIVEIRA ALMEIDA</text:p>
          </table:table-cell>
          <table:table-cell office:value-type="string" table:style-name="ce6">
            <text:p><text:s/>171.317.075-20</text:p>
          </table:table-cell>
          <table:table-cell office:value-type="string" table:style-name="ce6">
            <text:p>06/03/20 a 01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2/2020</text:p>
          </table:table-cell>
          <table:table-cell office:value-type="string" table:style-name="ce6">
            <text:p>RODOVIA DO OESTE DE SÃO PAULO</text:p>
          </table:table-cell>
          <table:table-cell office:value-type="string" table:style-name="ce6">
            <text:p>02.415.408/0001-50</text:p>
          </table:table-cell>
          <table:table-cell office:value-type="string" table:style-name="ce6">
            <text:p>DESPESA COM PAGAMENTO DE PEDAGIO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1/02/2020</text:p>
          </table:table-cell>
          <table:table-cell office:value-type="string" table:style-name="ce6">
            <text:p>RODOVIAS INTEGRADAS DO OESTE S/A</text:p>
          </table:table-cell>
          <table:table-cell office:value-type="string" table:style-name="ce6">
            <text:p>03.497.792/0001-40</text:p>
          </table:table-cell>
          <table:table-cell office:value-type="string" table:style-name="ce6">
            <text:p>DESPESA COM PAGAMENTO DE PEDAGIO.</text:p>
          </table:table-cell>
          <table:table-cell office:value-type="string" table:style-name="ce8">
            <text:p>R$ <text:s text:c="5"/>8,4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2/2020</text:p>
          </table:table-cell>
          <table:table-cell office:value-type="string" table:style-name="ce6">
            <text:p>RODOVIA DO OESTE DE SÃO PAULO</text:p>
          </table:table-cell>
          <table:table-cell office:value-type="string" table:style-name="ce6">
            <text:p>02.415.408/0001-50</text:p>
          </table:table-cell>
          <table:table-cell office:value-type="string" table:style-name="ce6">
            <text:p>DESPESA COM PAGAMENTO DE PEDAGIO.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4-09</text:p>
          </table:table-cell>
          <table:table-cell office:value-type="string" table:style-name="ce6">
            <text:p>COMPROVANTE DE PAGAMENTO DE PEDÁGIO</text:p>
          </table:table-cell>
          <table:table-cell office:value-type="string" table:style-name="ce8">
            <text:p>R$ <text:s text:c="5"/>7,4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6-62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9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8-24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8,7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9-05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4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10-4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NCESSIONÁRIA AUTO RAPOSO TAVARES S/A<text:s/></text:p>
          </table:table-cell>
          <table:table-cell office:value-type="string" table:style-name="ce6">
            <text:p>10.531.501/0003-10</text:p>
          </table:table-cell>
          <table:table-cell office:value-type="string" table:style-name="ce6">
            <text:p>COMPROVANTE DE PAGAMENTO DE PEDÁGIO</text:p>
          </table:table-cell>
          <table:table-cell office:value-type="string" table:style-name="ce8">
            <text:p>R$ <text:s text:c="5"/>7,5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4-09</text:p>
          </table:table-cell>
          <table:table-cell office:value-type="string" table:style-name="ce6">
            <text:p>COMPROVANTE DE PAGAMENTO DE PEDÁGIO</text:p>
          </table:table-cell>
          <table:table-cell office:value-type="string" table:style-name="ce8">
            <text:p>R$ <text:s text:c="5"/>7,4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6-62</text:p>
          </table:table-cell>
          <table:table-cell office:value-type="string" table:style-name="ce6">
            <text:p>COMPROVANTE DE PAGAMENTO DE PEDÁGIO</text:p>
          </table:table-cell>
          <table:table-cell office:value-type="string" table:style-name="ce8">
            <text:p>R$ <text:s text:c="5"/>9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8-24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8,7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9-05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4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10-49</text:p>
          </table:table-cell>
          <table:table-cell office:value-type="string" table:style-name="ce6">
            <text:p>COMPROVANTE DE PAGAMENTO DE PEDÁGIO</text:p>
          </table:table-cell>
          <table:table-cell office:value-type="string" table:style-name="ce8">
            <text:p>R$ <text:s text:c="5"/>7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ÁRIA AUTO RAPOSO TAVARES S/A<text:s/></text:p>
          </table:table-cell>
          <table:table-cell office:value-type="string" table:style-name="ce6">
            <text:p>10.531.501/0003-10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5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 DE PAGAMENTO DE PEDÁGIO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VIARONDON CONCESSIONARIADE RODOVIA S/A</text:p>
          </table:table-cell>
          <table:table-cell office:value-type="string" table:style-name="ce6">
            <text:p>10.635.691/0001-53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4,7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VIARONDON CONCESSIONARIADE RODOVIA S/A</text:p>
          </table:table-cell>
          <table:table-cell office:value-type="string" table:style-name="ce6">
            <text:p>10.635.691/0001-53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4,8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VIARONDON CONCESSIONARIADE RODOVIA S/A</text:p>
          </table:table-cell>
          <table:table-cell office:value-type="string" table:style-name="ce6">
            <text:p>10.635.691/0001-53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6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COMPROVANTE DE PAGAMENTO DE PEDÁGIO</text:p>
          </table:table-cell>
          <table:table-cell office:value-type="string" table:style-name="ce8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6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PESAS COM PAGAMENTO DE PEDÁGIO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8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S COM PAGAMENTO DE PEDÁGIO</text:p>
          </table:table-cell>
          <table:table-cell office:value-type="string" table:style-name="ce8">
            <text:p>R$ <text:s text:c="5"/>8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S COM PAGAMENTO DE PEDÁGIO</text:p>
          </table:table-cell>
          <table:table-cell office:value-type="string" table:style-name="ce8">
            <text:p>R$ <text:s text:c="4"/>12,8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 COM PAGAMENTO DE PADÁGIO</text:p>
          </table:table-cell>
          <table:table-cell office:value-type="string" table:style-name="ce8">
            <text:p>R$ <text:s text:c="5"/>7,3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7,3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8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RODOVIA DO TIÊTE</text:p>
          </table:table-cell>
          <table:table-cell office:value-type="string" table:style-name="ce6">
            <text:p>10.678.505/0001-63</text:p>
          </table:table-cell>
          <table:table-cell office:value-type="string" table:style-name="ce6">
            <text:p>DESPESA COM PAGAMENTO DE PEDAGIO.</text:p>
          </table:table-cell>
          <table:table-cell office:value-type="string" table:style-name="ce8">
            <text:p>R$ <text:s text:c="5"/>6,1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RODOVIA DO TIÊTE</text:p>
          </table:table-cell>
          <table:table-cell office:value-type="string" table:style-name="ce6">
            <text:p>10.678.505/0001-63</text:p>
          </table:table-cell>
          <table:table-cell office:value-type="string" table:style-name="ce6">
            <text:p>DESPESA PARA PAGAMENTO DE PEDAGIO.</text:p>
          </table:table-cell>
          <table:table-cell office:value-type="string" table:style-name="ce8">
            <text:p>R$ <text:s text:c="5"/>6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RODOVIA DO TIÊTE</text:p>
          </table:table-cell>
          <table:table-cell office:value-type="string" table:style-name="ce6">
            <text:p>10.678.505/0001-63</text:p>
          </table:table-cell>
          <table:table-cell office:value-type="string" table:style-name="ce6">
            <text:p>DESPESA PARA PAGAMENTO DE PEDAGIO.</text:p>
          </table:table-cell>
          <table:table-cell office:value-type="string" table:style-name="ce8">
            <text:p>R$ <text:s text:c="5"/>5,5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16/03/20 a 20/05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3/2020</text:p>
          </table:table-cell>
          <table:table-cell office:value-type="string" table:style-name="ce6">
            <text:p>RODOVIA DO TIÊTE</text:p>
          </table:table-cell>
          <table:table-cell office:value-type="string" table:style-name="ce6">
            <text:p>10.678.505/0001-63</text:p>
          </table:table-cell>
          <table:table-cell office:value-type="string" table:style-name="ce6">
            <text:p>DESPESA COM PAGAMENTO DE PEDÁGIO</text:p>
          </table:table-cell>
          <table:table-cell office:value-type="string" table:style-name="ce8">
            <text:p>R$ <text:s text:c="5"/>5,5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GOSTINHO PINTO DOS SANTOS</text:p>
          </table:table-cell>
          <table:table-cell office:value-type="string" table:style-name="ce6">
            <text:p><text:s/>646.784.238-34</text:p>
          </table:table-cell>
          <table:table-cell office:value-type="string" table:style-name="ce6">
            <text:p>16/03/20 a 20/05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3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DESPESA PARA PAGAMENTO DE PEDÁGIO</text:p>
          </table:table-cell>
          <table:table-cell office:value-type="string" table:style-name="ce8">
            <text:p>R$ <text:s text:c="5"/>4,80<text:s/></text:p>
          </table:table-cell>
          <table:table-cell table:number-columns-repeated="16373"/>
        </table:table-row>
        <table:table-row table:style-name="ro20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RISTIANE ALVES DE OLIVEIRA</text:p>
          </table:table-cell>
          <table:table-cell office:value-type="string" table:style-name="ce6">
            <text:p><text:s/>218.274.928-48</text:p>
          </table:table-cell>
          <table:table-cell office:value-type="string" table:style-name="ce6">
            <text:p>23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2/2020</text:p>
          </table:table-cell>
          <table:table-cell office:value-type="string" table:style-name="ce6">
            <text:p>LR CLIMATIZAÇÃO LTDA ME</text:p>
          </table:table-cell>
          <table:table-cell office:value-type="string" table:style-name="ce6">
            <text:p>14.281.902/0001-58</text:p>
          </table:table-cell>
          <table:table-cell office:value-type="string" table:style-name="ce6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8">
            <text:p>R$ <text:s text:c="3"/>230,00<text:s/></text:p>
          </table:table-cell>
          <table:table-cell table:number-columns-repeated="16373"/>
        </table:table-row>
        <table:table-row table:style-name="ro20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CRISTIANE ALVES DE OLIVEIRA</text:p>
          </table:table-cell>
          <table:table-cell office:value-type="string" table:style-name="ce6">
            <text:p><text:s/>218.274.928-48</text:p>
          </table:table-cell>
          <table:table-cell office:value-type="string" table:style-name="ce6">
            <text:p>23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TIMNATE HERES COSTA ME - INTERFRIO AR-CONDICIONADO</text:p>
          </table:table-cell>
          <table:table-cell office:value-type="string" table:style-name="ce6">
            <text:p>22.910.620/0001-09</text:p>
          </table:table-cell>
          <table:table-cell office:value-type="string" table:style-name="ce6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8">
            <text:p>R$ <text:s text:c="3"/>360,0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ERIC TAKATA SOGAWA</text:p>
          </table:table-cell>
          <table:table-cell office:value-type="string" table:style-name="ce6">
            <text:p><text:s/>324.471.768-30</text:p>
          </table:table-cell>
          <table:table-cell office:value-type="string" table:style-name="ce6">
            <text:p>21/02/20 a 20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NRIQUE CESAR MARINHO DE SOUZA</text:p>
          </table:table-cell>
          <table:table-cell office:value-type="string" table:style-name="ce6">
            <text:p><text:s/>295.621.528-04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2/03/2020</text:p>
          </table:table-cell>
          <table:table-cell office:value-type="string" table:style-name="ce6">
            <text:p>HIDRAULICA SAO MIGUEL DE OURINHOS LTDA</text:p>
          </table:table-cell>
          <table:table-cell office:value-type="string" table:style-name="ce6">
            <text:p>01.164.437/0001-23</text:p>
          </table:table-cell>
          <table:table-cell office:value-type="string" table:style-name="ce6">
            <text:p>SUBSITUIÇÃO DE TORNEIRA DE TANQUE COM DEFEITO UTILIZADA PELA EMPRESA DE LIMPEZA E CONSERVAÇÃO<text:s/></text:p>
          </table:table-cell>
          <table:table-cell office:value-type="string" table:style-name="ce8">
            <text:p>R$ <text:s text:c="4"/>25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NRIQUE CESAR MARINHO DE SOUZA</text:p>
          </table:table-cell>
          <table:table-cell office:value-type="string" table:style-name="ce6">
            <text:p><text:s/>295.621.528-04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RODOVIAS INTEGRADAS DO OESTE S/A</text:p>
          </table:table-cell>
          <table:table-cell office:value-type="string" table:style-name="ce6">
            <text:p>03.497.792/0001-40</text:p>
          </table:table-cell>
          <table:table-cell office:value-type="string" table:style-name="ce6">
            <text:p>VIAGEM PARA ITINERANCIA</text:p>
            <text:p>PEDAGIO NÃO CONVENIADO COM O MPF/PR-SP</text:p>
          </table:table-cell>
          <table:table-cell office:value-type="string" table:style-name="ce8">
            <text:p>R$ <text:s text:c="5"/>9,2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NRIQUE CESAR MARINHO DE SOUZA</text:p>
          </table:table-cell>
          <table:table-cell office:value-type="string" table:style-name="ce6">
            <text:p><text:s/>295.621.528-04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CONCESSIONARIA AUTO RAPOSO TAVARES S/A</text:p>
          </table:table-cell>
          <table:table-cell office:value-type="string" table:style-name="ce6">
            <text:p>10.531.501/0009-05</text:p>
          </table:table-cell>
          <table:table-cell office:value-type="string" table:style-name="ce6">
            <text:p>VIAGEM PARA ITINERÂNCIA ENTRE OS DIAS 03 E 05/03/2020.</text:p>
            <text:p>PEDAGIO SEM CONVENIADO COM O MPF/PR-SP.</text:p>
          </table:table-cell>
          <table:table-cell office:value-type="string" table:style-name="ce8">
            <text:p>R$ <text:s text:c="4"/>29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NRIQUE CESAR MARINHO DE SOUZA</text:p>
          </table:table-cell>
          <table:table-cell office:value-type="string" table:style-name="ce6">
            <text:p><text:s/>295.621.528-04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4/2020</text:p>
          </table:table-cell>
          <table:table-cell office:value-type="string" table:style-name="ce6">
            <text:p>K.G.M.R DOS SANTOS - CIRURGICA - ME</text:p>
          </table:table-cell>
          <table:table-cell office:value-type="string" table:style-name="ce6">
            <text:p>05.961.705/0001-99</text:p>
          </table:table-cell>
          <table:table-cell office:value-type="string" table:style-name="ce6">
            <text:p>AQUISIÇÃO DE DE EPI DEVIDO A NECESSIDADE DA REALIZAÇÃO DE SERVIÇOS EXTERNOS PELO TÉCNICO DESEGURANÇA E TRANSPORTE</text:p>
          </table:table-cell>
          <table:table-cell office:value-type="string" table:style-name="ce8">
            <text:p>R$ <text:s text:c="4"/>67,9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NRIQUE CESAR MARINHO DE SOUZA</text:p>
          </table:table-cell>
          <table:table-cell office:value-type="string" table:style-name="ce6">
            <text:p><text:s/>295.621.528-04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PURI LUZ COM. DE PURIFICADORES E ILUMINAÇÃO LTDA ME</text:p>
          </table:table-cell>
          <table:table-cell office:value-type="string" table:style-name="ce6">
            <text:p>17.318.321/0001-31</text:p>
          </table:table-cell>
          <table:table-cell office:value-type="string" table:style-name="ce6">
            <text:p>AQUISIÇÃO DE TORNEIRA PARA FILTRO/BEBEDOURO PARA SUBSTITUIÇÃO DE PEÇA QUEBRADA</text:p>
          </table:table-cell>
          <table:table-cell office:value-type="string" table:style-name="ce8">
            <text:p>R$ <text:s text:c="4"/>15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RLEM RODRIGUES THIES PAULINI</text:p>
          </table:table-cell>
          <table:table-cell office:value-type="string" table:style-name="ce6">
            <text:p><text:s/>299.394.798-24</text:p>
          </table:table-cell>
          <table:table-cell office:value-type="string" table:style-name="ce6">
            <text:p>24/01/20 a 2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RLEM RODRIGUES THIES PAULINI</text:p>
          </table:table-cell>
          <table:table-cell office:value-type="string" table:style-name="ce6">
            <text:p><text:s/>299.394.798-24</text:p>
          </table:table-cell>
          <table:table-cell office:value-type="string" table:style-name="ce6">
            <text:p>24/01/20 a 24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HERMEBERT HERMES SIQUEIRA DE SOUZA</text:p>
          </table:table-cell>
          <table:table-cell office:value-type="string" table:style-name="ce6">
            <text:p><text:s/>091.370.638-80</text:p>
          </table:table-cell>
          <table:table-cell office:value-type="string" table:style-name="ce6">
            <text:p>06/03/20 a 20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LOMA MIDORI ARAGAKI SALLES</text:p>
          </table:table-cell>
          <table:table-cell office:value-type="string" table:style-name="ce6">
            <text:p><text:s/>334.367.938-09</text:p>
          </table:table-cell>
          <table:table-cell office:value-type="string" table:style-name="ce6">
            <text:p>18/02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5/03/2020</text:p>
          </table:table-cell>
          <table:table-cell office:value-type="string" table:style-name="ce6">
            <text:p>KALUNGA COM. E IND. GRÁFICA LTDA</text:p>
          </table:table-cell>
          <table:table-cell office:value-type="string" table:style-name="ce6">
            <text:p>43.283.811/0136-42</text:p>
          </table:table-cell>
          <table:table-cell office:value-type="string" table:style-name="ce6">
            <text:p>'- SEGUIR AS NORMAS DE SEGURANÇA DA PORTARIA Nº 865, DE 14 DE JULHO DE 2014</text:p>
          </table:table-cell>
          <table:table-cell office:value-type="string" table:style-name="ce8">
            <text:p>R$ <text:s text:c="4"/>48,8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LOMA MIDORI ARAGAKI SALLES</text:p>
          </table:table-cell>
          <table:table-cell office:value-type="string" table:style-name="ce6">
            <text:p><text:s/>334.367.938-09</text:p>
          </table:table-cell>
          <table:table-cell office:value-type="string" table:style-name="ce6">
            <text:p>18/02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ARTHUR FERREIRA DOS SANTOS CHAVEIRO ME</text:p>
          </table:table-cell>
          <table:table-cell office:value-type="string" table:style-name="ce6">
            <text:p>02.163.115/0001-22</text:p>
          </table:table-cell>
          <table:table-cell office:value-type="string" table:style-name="ce6">
            <text:p>'- SEGUIR AS NORMAS DE SEGURANÇA DA PORTARIA Nº 865, DE 14 DE JULHO DE 2014</text:p>
          </table:table-cell>
          <table:table-cell office:value-type="string" table:style-name="ce8">
            <text:p>R$ <text:s text:c="3"/>136,00<text:s/></text:p>
          </table:table-cell>
          <table:table-cell table:number-columns-repeated="16373"/>
        </table:table-row>
        <table:table-row table:style-name="ro12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ETE DE PAULA BRONZI</text:p>
          </table:table-cell>
          <table:table-cell office:value-type="string" table:style-name="ce6">
            <text:p><text:s/>862.654.748-0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ENTROVIAS S. RODOV.S/A</text:p>
          </table:table-cell>
          <table:table-cell office:value-type="string" table:style-name="ce6">
            <text:p>02.555.926/0001-79</text:p>
          </table:table-cell>
          <table:table-cell office:value-type="string" table:style-name="ce6">
            <text:p>PAGAMENTO DE PEDÁGIO, EM TRECHOS NÃO COBERTOS PELA ISENÇÃO DA ARTESP, PARA CONDUZIR PROCURADOR DA REPÚBLICA, DR. CARLOS ROBERTO DIOGO GARCIA EM ITINERÂNCIA PARA BOTUCATU NO PERÍODO DE 19.02.2020 A 20.02.2020.</text:p>
          </table:table-cell>
          <table:table-cell office:value-type="string" table:style-name="ce8">
            <text:p>R$ <text:s text:c="4"/>22,80<text:s/></text:p>
          </table:table-cell>
          <table:table-cell table:number-columns-repeated="16373"/>
        </table:table-row>
        <table:table-row table:style-name="ro12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ETE DE PAULA BRONZI</text:p>
          </table:table-cell>
          <table:table-cell office:value-type="string" table:style-name="ce6">
            <text:p><text:s/>862.654.748-04</text:p>
          </table:table-cell>
          <table:table-cell office:value-type="string" table:style-name="ce6">
            <text:p>08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VIA PAULISTA S/A</text:p>
          </table:table-cell>
          <table:table-cell office:value-type="string" table:style-name="ce6">
            <text:p>28.019.100/0001-89</text:p>
          </table:table-cell>
          <table:table-cell office:value-type="string" table:style-name="ce6">
            <text:p>PAGAMENTO DE PEDÁGIO EM TRECHOS NÃO COBERTOS PELA ISENÇÃO DA ARTESP. PARA CONDUZIR PROCURADOR DA REPÚBLICA-DR.CARLOS DIOGO GARCIA EM ITINERÂNCIA PARA<text:s/></text:p>
            <text:p>BOTUCATU NO PERÍODO DE 19.02.2020 A 20.02.2020.</text:p>
          </table:table-cell>
          <table:table-cell office:value-type="string" table:style-name="ce8">
            <text:p>R$ <text:s text:c="4"/>41,40<text:s/></text:p>
          </table:table-cell>
          <table:table-cell table:number-columns-repeated="16373"/>
        </table:table-row>
        <table:table-row table:style-name="ro15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ADILSON DA SILVA</text:p>
          </table:table-cell>
          <table:table-cell office:value-type="string" table:style-name="ce6">
            <text:p><text:s/>353.073.198-60</text:p>
          </table:table-cell>
          <table:table-cell office:value-type="string" table:style-name="ce6">
            <text:p>03/02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GILSON RIBERTO DE SOUZA ME</text:p>
          </table:table-cell>
          <table:table-cell office:value-type="string" table:style-name="ce6">
            <text:p>02.527.421/0001-09</text:p>
          </table:table-cell>
          <table:table-cell office:value-type="string" table:style-name="ce6">
            <text:p>A FECHADURA DESCRITA APRESENTA MAU FUNCIONAMENTO, VISTO QUE O TRINCO NÃO RECUA COMPLETAMENTE. A MEDIDA DE REPARO É EXCEPCIONAL POIS É IMPOSSÍVEL PREVER QUANDO CADA UMA DAS FECHADURAS APRESENTARÁ ESSE PROBLEMA E URGENTE POIS HÁ RISCO DE MAIS USUÁRIOS FICAREM PRESOS DENTRO DO BANHEIRO, POIS ISSO JÁ ACONTECEU UMA VEZ.</text:p>
          </table:table-cell>
          <table:table-cell office:value-type="string" table:style-name="ce8">
            <text:p>R$ <text:s text:c="3"/>120,00<text:s/></text:p>
          </table:table-cell>
          <table:table-cell table:number-columns-repeated="16373"/>
        </table:table-row>
        <table:table-row table:style-name="ro21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ADILSON DA SILVA</text:p>
          </table:table-cell>
          <table:table-cell office:value-type="string" table:style-name="ce6">
            <text:p><text:s/>353.073.198-60</text:p>
          </table:table-cell>
          <table:table-cell office:value-type="string" table:style-name="ce6">
            <text:p>03/02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ESIO STEFANO PEREIRA</text:p>
          </table:table-cell>
          <table:table-cell office:value-type="string" table:style-name="ce6">
            <text:p>005.026.638-12</text:p>
          </table:table-cell>
          <table:table-cell office:value-type="string" table:style-name="ce6">
            <text:p>OS CONSERTOS DOS VASOS SANITÁRIOS ATENDEM O INTERESSE PÚBLICO, POR EVITAR O DESPERDÍCIO DE ÁGUA, O QUE TAMBÉM JUSTIFICA A URGÊNCIA DA DEMANDA. ESTES REPAROS SÃO MEDIDAS EXCEPCIONAIS POIS NÃO HÁ COMO PREVER QUANDO ALGUM DOS COMPONENTES APRESENTARÁ FALHAS QUE JUSTIFIQUEM O SEU REPARO.</text:p>
          </table:table-cell>
          <table:table-cell office:value-type="string" table:style-name="ce8">
            <text:p>R$ <text:s text:c="3"/>250,00<text:s/></text:p>
          </table:table-cell>
          <table:table-cell table:number-columns-repeated="16373"/>
        </table:table-row>
        <table:table-row table:style-name="ro2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ADILSON DA SILVA</text:p>
          </table:table-cell>
          <table:table-cell office:value-type="string" table:style-name="ce6">
            <text:p><text:s/>353.073.198-60</text:p>
          </table:table-cell>
          <table:table-cell office:value-type="string" table:style-name="ce6">
            <text:p>03/02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2/2020</text:p>
          </table:table-cell>
          <table:table-cell office:value-type="string" table:style-name="ce6">
            <text:p>ALARMES ALERT COM. DE SIST.DE SEGUR. LTDA-ME</text:p>
          </table:table-cell>
          <table:table-cell office:value-type="string" table:style-name="ce6">
            <text:p>26.917.743/0001-14</text:p>
          </table:table-cell>
          <table:table-cell office:value-type="string" table:style-name="ce6">
            <text:p>A PRM-PRESIDENTE PRUDENTE/SP DISPÕE ATUALMENTE DE APENAS UM CONTROLE REMOTO PARA ABERTURA DO PORTÃO ELETRÔNICO E QUE ESTÁ FUNCIONANDO MAL. CONSIDERANDO-SE O ALTO FLUXO DE VEÍCULOS PELA GARAGEM, A AQUISIÇÃO DE NOVOS CONTROLES REMOTOS ACIONADORES DE PORTÃO ELETRÔNICO É MEDIDA QUE SE FAZ NECESSÁRIA PARA EVITAR TRANSTORNOS NO QUE SE REFERE AO ACESSO DE MEMBROS E SERVIDORES ÀS DEPENDÊNCIAS DESTA PROCURADORIA. A MEDIDA SE FAZ URGENTE E</text:p>
            <text:p>NÃO PLANEJADA, POIS OS CONTROLES APRESENTARAM MAL FUNCIONAMENTO AO MESMO TEMPO, DE FORMA QUE UM DEIXOU DE FUNCIONAR, E QUE A AQUISIÇÃO DE DOIS CONTROLES É MEDIDA DE PRECAUÇÃO, POIS SE UM DOS CONTROLES NOVOS APRESENTAR DEFEITO, HAVERÁ OUTRO PARA ABERTURA DO PORTÃO, O QUE NÃO IMPEDIRÁ O FLUXO DE VEÍCULOS E A CONSEQUENTE SEGURANÇA DO PATRIMÔNIO PÚBLICO.</text:p>
          </table:table-cell>
          <table:table-cell office:value-type="string" table:style-name="ce8">
            <text:p>R$ <text:s text:c="3"/>100,0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AULO ADILSON DA SILVA</text:p>
          </table:table-cell>
          <table:table-cell office:value-type="string" table:style-name="ce6">
            <text:p><text:s/>353.073.198-60</text:p>
          </table:table-cell>
          <table:table-cell office:value-type="string" table:style-name="ce6">
            <text:p>27/04/20 a 20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EDRO REVELINO DE OLIVEIRA</text:p>
          </table:table-cell>
          <table:table-cell office:value-type="string" table:style-name="ce6">
            <text:p><text:s/>149.591.928-52</text:p>
          </table:table-cell>
          <table:table-cell office:value-type="string" table:style-name="ce6">
            <text:p>28/02/20 a 20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GERIO FRANCISCO BORGES PEREIRA FARIA</text:p>
          </table:table-cell>
          <table:table-cell office:value-type="string" table:style-name="ce6">
            <text:p><text:s/>291.971.598-40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LOCAMENTO DE IDA PARA A PRM-CARAGUATATUBA CONDUZINDO TÉCNICOS DE INFORMÁTICA PARA FAZEREM MANUTENÇÃO NAQUELA UNIDADE.<text:s/></text:p>
          </table:table-cell>
          <table:table-cell office:value-type="string" table:style-name="ce8">
            <text:p>R$ <text:s text:c="5"/>7,6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GERIO FRANCISCO BORGES PEREIRA FARIA</text:p>
          </table:table-cell>
          <table:table-cell office:value-type="string" table:style-name="ce6">
            <text:p><text:s/>291.971.598-40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LOCAMENTO DE IDA PARA A PRM-CARAGUATATUBA CONDUZINDO TÉCNICOS DE INFORMÁTICA PARA FAZEREM MANUTENÇÃO NAQUELA UNIDADE.<text:s/>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GERIO FRANCISCO BORGES PEREIRA FARIA</text:p>
          </table:table-cell>
          <table:table-cell office:value-type="string" table:style-name="ce6">
            <text:p><text:s/>291.971.598-40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LOCAMENTO DE VOLTA DA PRM-CARAGUATATUBA PARA A PRM-SÃO JOSE DOS CAMPOS CONDUZINDO TÉCNICOS DE INFORMÁTICA.<text:s/></text:p>
          </table:table-cell>
          <table:table-cell office:value-type="string" table:style-name="ce8">
            <text:p>R$ <text:s text:c="5"/>4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OGERIO FRANCISCO BORGES PEREIRA FARIA</text:p>
          </table:table-cell>
          <table:table-cell office:value-type="string" table:style-name="ce6">
            <text:p><text:s/>291.971.598-40</text:p>
          </table:table-cell>
          <table:table-cell office:value-type="string" table:style-name="ce6">
            <text:p>20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9/02/2020</text:p>
          </table:table-cell>
          <table:table-cell office:value-type="string" table:style-name="ce6">
            <text:p>CONCESSIONÁRIA RODOVIA DOS TAMOIOS</text:p>
          </table:table-cell>
          <table:table-cell office:value-type="string" table:style-name="ce6">
            <text:p>21.581.284/0003-99</text:p>
          </table:table-cell>
          <table:table-cell office:value-type="string" table:style-name="ce6">
            <text:p>DESLOCAMENTO DE VOLTA DA PRM-CARAGUATATUBA PARA A PRM-SÃO JOSE DOS CAMPOS CONDUZINDO TÉCNICOS DE INFORMÁTICA.<text:s/></text:p>
          </table:table-cell>
          <table:table-cell office:value-type="string" table:style-name="ce8">
            <text:p>R$ <text:s text:c="5"/>7,6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OR VIEIRA DAS NEVES</text:p>
          </table:table-cell>
          <table:table-cell office:value-type="string" table:style-name="ce6">
            <text:p><text:s/>192.147.808-03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6/03/2020</text:p>
          </table:table-cell>
          <table:table-cell office:value-type="string" table:style-name="ce6">
            <text:p>ZELINDA DE MATTOS ZANELLA - MEI</text:p>
          </table:table-cell>
          <table:table-cell office:value-type="string" table:style-name="ce6">
            <text:p>33.436.789/0001-87</text:p>
          </table:table-cell>
          <table:table-cell office:value-type="string" table:style-name="ce6">
            <text:p>CONSERTO DO APARELHO DE AR CONDICIONADO DO GABINETE DE PROCURADOR</text:p>
          </table:table-cell>
          <table:table-cell office:value-type="string" table:style-name="ce8">
            <text:p>R$ <text:s text:c="3"/>20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OR VIEIRA DAS NEVES</text:p>
          </table:table-cell>
          <table:table-cell office:value-type="string" table:style-name="ce6">
            <text:p><text:s/>192.147.808-03</text:p>
          </table:table-cell>
          <table:table-cell office:value-type="string" table:style-name="ce6">
            <text:p>28/01/20 a 17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2/2020</text:p>
          </table:table-cell>
          <table:table-cell office:value-type="string" table:style-name="ce6">
            <text:p>SEMENTE SERVIÇOS E CONSTRUÇÕES</text:p>
          </table:table-cell>
          <table:table-cell office:value-type="string" table:style-name="ce6">
            <text:p>08.098.737/0001-09</text:p>
          </table:table-cell>
          <table:table-cell office:value-type="string" table:style-name="ce6">
            <text:p>DESENTUPIMENTO DO VASO SANITÁRIO DO GABINETE</text:p>
          </table:table-cell>
          <table:table-cell office:value-type="string" table:style-name="ce8">
            <text:p>R$ <text:s text:c="3"/>150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A HELENA BARBOSA DE ANDRADE LACUNA</text:p>
          </table:table-cell>
          <table:table-cell office:value-type="string" table:style-name="ce6">
            <text:p><text:s/>125.824.588-48</text:p>
          </table:table-cell>
          <table:table-cell office:value-type="string" table:style-name="ce6">
            <text:p>14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NELSON SALVADOR JUNIOR ME</text:p>
          </table:table-cell>
          <table:table-cell office:value-type="string" table:style-name="ce6">
            <text:p>08.079.271/0001-96</text:p>
          </table:table-cell>
          <table:table-cell office:value-type="string" table:style-name="ce6">
            <text:p>ARRUMAR A TORNEIRA DO BANHEIRO ACESSIVEL QUE FICA NA RECEPCAO</text:p>
          </table:table-cell>
          <table:table-cell office:value-type="string" table:style-name="ce8">
            <text:p>R$ <text:s text:c="4"/>45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A HELENA BARBOSA DE ANDRADE LACUNA</text:p>
          </table:table-cell>
          <table:table-cell office:value-type="string" table:style-name="ce6">
            <text:p><text:s/>125.824.588-48</text:p>
          </table:table-cell>
          <table:table-cell office:value-type="string" table:style-name="ce6">
            <text:p>14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6/01/2020</text:p>
          </table:table-cell>
          <table:table-cell office:value-type="string" table:style-name="ce6">
            <text:p>VICPLAS COMERCIO DE UTILIDADES DOMESTICAS LTDA</text:p>
          </table:table-cell>
          <table:table-cell office:value-type="string" table:style-name="ce6">
            <text:p>05.609.316/0001-07</text:p>
          </table:table-cell>
          <table:table-cell office:value-type="string" table:style-name="ce6">
            <text:p>PINOS A SEREM INSTALDAS EM PLUGS COM DEFEITOS EM ESTABILIZADORES</text:p>
          </table:table-cell>
          <table:table-cell office:value-type="string" table:style-name="ce8">
            <text:p>R$ <text:s text:c="4"/>49,9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A HELENA BARBOSA DE ANDRADE LACUNA</text:p>
          </table:table-cell>
          <table:table-cell office:value-type="string" table:style-name="ce6">
            <text:p><text:s/>125.824.588-48</text:p>
          </table:table-cell>
          <table:table-cell office:value-type="string" table:style-name="ce6">
            <text:p>14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ANTONIO FRASCARELI ME</text:p>
          </table:table-cell>
          <table:table-cell office:value-type="string" table:style-name="ce6">
            <text:p>52.874.583/0001-83</text:p>
          </table:table-cell>
          <table:table-cell office:value-type="string" table:style-name="ce6">
            <text:p>PARA COLOCAR ATRAS DAS CADEIRAS QUE FICAM NA RECEPCAO, PROTEGENDO AS PAREDES QUE SAO NOVAS E JA ESTAO EM DETERIORACAO</text:p>
          </table:table-cell>
          <table:table-cell office:value-type="string" table:style-name="ce8">
            <text:p>R$ <text:s text:c="3"/>116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A HELENA BARBOSA DE ANDRADE LACUNA</text:p>
          </table:table-cell>
          <table:table-cell office:value-type="string" table:style-name="ce6">
            <text:p><text:s/>125.824.588-48</text:p>
          </table:table-cell>
          <table:table-cell office:value-type="string" table:style-name="ce6">
            <text:p>14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ESTRUTURAL BAURU DEPOSITO MATERIAIS DE CONSTRUCAO LTDA.</text:p>
          </table:table-cell>
          <table:table-cell office:value-type="string" table:style-name="ce6">
            <text:p>69.240.133/0001-31</text:p>
          </table:table-cell>
          <table:table-cell office:value-type="string" table:style-name="ce6">
            <text:p>MATERIAL PARA SER UTILIZADO NA COLOCACAO DAS MADEIRAS DE PROTECAO NA RECEPCAO, VISANDO EVITAR A DETERIORACAO DAS PAREDES NOVAS</text:p>
          </table:table-cell>
          <table:table-cell office:value-type="string" table:style-name="ce8">
            <text:p>R$ <text:s text:c="4"/>51,3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ANDRA HELENA BARBOSA DE ANDRADE LACUNA</text:p>
          </table:table-cell>
          <table:table-cell office:value-type="string" table:style-name="ce6">
            <text:p><text:s/>125.824.588-48</text:p>
          </table:table-cell>
          <table:table-cell office:value-type="string" table:style-name="ce6">
            <text:p>14/01/20 a 20/03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0/02/2020</text:p>
          </table:table-cell>
          <table:table-cell office:value-type="string" table:style-name="ce6">
            <text:p>FERRARI E REDONDO MATERIAIS DE CONSTRUCAO</text:p>
          </table:table-cell>
          <table:table-cell office:value-type="string" table:style-name="ce6">
            <text:p>08.379.191/0001-56</text:p>
          </table:table-cell>
          <table:table-cell office:value-type="string" table:style-name="ce6">
            <text:p>PARA USO NA TROCA DE LAMPADAS DA PRM, PARA ISOLAR CORRETAMENTE OS FIOS ELETRICOS</text:p>
          </table:table-cell>
          <table:table-cell office:value-type="string" table:style-name="ce8">
            <text:p>R$ <text:s text:c="4"/>76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-SP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SIMONE VICENTE DE OLIVEIRA FERNANDES</text:p>
          </table:table-cell>
          <table:table-cell office:value-type="string" table:style-name="ce6">
            <text:p><text:s/>287.618.018-95</text:p>
          </table:table-cell>
          <table:table-cell office:value-type="string" table:style-name="ce6">
            <text:p>07/05/20 a 20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1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EDNALDO TERTO DOS SANTOS</text:p>
          </table:table-cell>
          <table:table-cell office:value-type="string" table:style-name="ce6">
            <text:p><text:s/>386.823.624-49</text:p>
          </table:table-cell>
          <table:table-cell office:value-type="string" table:style-name="ce6">
            <text:p>20/01/20 a 01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1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EDNALDO TERTO DOS SANTOS</text:p>
          </table:table-cell>
          <table:table-cell office:value-type="string" table:style-name="ce6">
            <text:p><text:s/>386.823.624-49</text:p>
          </table:table-cell>
          <table:table-cell office:value-type="string" table:style-name="ce6">
            <text:p>20/01/20 a 27/03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1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PRISCILA RODRIGUES SANTOS BELLO</text:p>
          </table:table-cell>
          <table:table-cell office:value-type="string" table:style-name="ce6">
            <text:p><text:s/>780.068.991-34</text:p>
          </table:table-cell>
          <table:table-cell office:value-type="string" table:style-name="ce6">
            <text:p>17/02/20 a 16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R3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BETTY LEVIN LEOPOLD</text:p>
          </table:table-cell>
          <table:table-cell office:value-type="string" table:style-name="ce6">
            <text:p><text:s/>034.037.118-89</text:p>
          </table:table-cell>
          <table:table-cell office:value-type="string" table:style-name="ce6">
            <text:p>21/01/20 a 17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3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MARCUS VINICIUS DA SILVA BATISTA</text:p>
          </table:table-cell>
          <table:table-cell office:value-type="string" table:style-name="ce6">
            <text:p><text:s/>735.816.901-87</text:p>
          </table:table-cell>
          <table:table-cell office:value-type="string" table:style-name="ce6">
            <text:p>30/01/20 a 28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LEX DA CONCEICAO JUVENAL</text:p>
          </table:table-cell>
          <table:table-cell office:value-type="string" table:style-name="ce6">
            <text:p><text:s/>033.194.147-39</text:p>
          </table:table-cell>
          <table:table-cell office:value-type="string" table:style-name="ce6">
            <text:p>03/02/20 a 29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LEX DA CONCEICAO JUVENAL</text:p>
          </table:table-cell>
          <table:table-cell office:value-type="string" table:style-name="ce6">
            <text:p><text:s/>033.194.147-39</text:p>
          </table:table-cell>
          <table:table-cell office:value-type="string" table:style-name="ce6">
            <text:p>04/05/20 a 24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3/2020</text:p>
          </table:table-cell>
          <table:table-cell office:value-type="string" table:style-name="ce6">
            <text:p>FERRAGEM PORTO BELO LTDA</text:p>
          </table:table-cell>
          <table:table-cell office:value-type="string" table:style-name="ce6">
            <text:p>07.358.362/0001-06</text:p>
          </table:table-cell>
          <table:table-cell office:value-type="string" table:style-name="ce6">
            <text:p>para colagem de peças de carpete no auditório</text:p>
          </table:table-cell>
          <table:table-cell office:value-type="string" table:style-name="ce8">
            <text:p>R$ <text:s text:c="4"/>88,0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ASA CROVATO</text:p>
          </table:table-cell>
          <table:table-cell office:value-type="string" table:style-name="ce6">
            <text:p>17.160.894/0001-80</text:p>
          </table:table-cell>
          <table:table-cell office:value-type="string" table:style-name="ce6">
            <text:p>PARA SUBSTITUIÇÃO DAS DOBRADIÇAS DA PORTINHOLA DE VIDRO TEMPERADO DO TÉRREO, ALINHADA ÀS CATRACAS</text:p>
          </table:table-cell>
          <table:table-cell office:value-type="string" table:style-name="ce8">
            <text:p>R$ <text:s text:c="4"/>70,00<text:s/></text:p>
          </table:table-cell>
          <table:table-cell table:number-columns-repeated="16373"/>
        </table:table-row>
        <table:table-row table:style-name="ro12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COMERCIAL DE TINTAS CUNHA LTDA</text:p>
          </table:table-cell>
          <table:table-cell office:value-type="string" table:style-name="ce6">
            <text:p>93.379.840/0001-98</text:p>
          </table:table-cell>
          <table:table-cell office:value-type="string" table:style-name="ce6">
            <text:p>RECOMPOSIÇÃO DA PINTURA APÓS O DESLOCAMENTO DE BICO DE SPRINKLER NO CORREDOR DO PAV. TÉRREO, QUE ESTÁ COINCIDINDO COM A ESTRUTURA DO NOVO FORRO MODULAR. ESTA REDE DEVE SER NECESSARIAMENTE PINTADA NA COR VERMELHA.</text:p>
          </table:table-cell>
          <table:table-cell office:value-type="string" table:style-name="ce8">
            <text:p>R$ <text:s text:c="4"/>34,00<text:s/></text:p>
          </table:table-cell>
          <table:table-cell table:number-columns-repeated="16373"/>
        </table:table-row>
        <table:table-row table:style-name="ro12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1/2020</text:p>
          </table:table-cell>
          <table:table-cell office:value-type="string" table:style-name="ce6">
            <text:p>NESTOR BORTOLINI E CIA LTDA</text:p>
          </table:table-cell>
          <table:table-cell office:value-type="string" table:style-name="ce6">
            <text:p>89.945.133/0001-44</text:p>
          </table:table-cell>
          <table:table-cell office:value-type="string" table:style-name="ce6">
            <text:p>A ROLDANA DO PORTÃO DE CORRER DO ACESSO PRINCIPAL DE VEÍCULOS (PORTÃO MAIOR) QUEBROU. NÃO HÁ COMO MOVIMENTÁ-LO. SE NÃO FOR FEITA A TROCA, O PORTÃO TERÁ QUE FICAR ABERTO DURANTE A NOITE.</text:p>
          </table:table-cell>
          <table:table-cell office:value-type="string" table:style-name="ce8">
            <text:p>R$ <text:s text:c="4"/>8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A. M. FERRAGENS E TINTAS</text:p>
          </table:table-cell>
          <table:table-cell office:value-type="string" table:style-name="ce6">
            <text:p>89.397.863/0001-58</text:p>
          </table:table-cell>
          <table:table-cell office:value-type="string" table:style-name="ce6">
            <text:p>ABERTURA DE VÃO E INSTALAÇÃO DE PORTA PARA ACESSO DIRETO À ÁREA MÉDICA, NO 4º ANDAR.</text:p>
          </table:table-cell>
          <table:table-cell office:value-type="string" table:style-name="ce8">
            <text:p>R$ <text:s text:c="4"/>81,4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8/03/2020</text:p>
          </table:table-cell>
          <table:table-cell office:value-type="string" table:style-name="ce6">
            <text:p>ACARTOCENTER CONSTRUÇÃO A SECO LTDA</text:p>
          </table:table-cell>
          <table:table-cell office:value-type="string" table:style-name="ce6">
            <text:p>05.383.915/0001-47</text:p>
          </table:table-cell>
          <table:table-cell office:value-type="string" table:style-name="ce6">
            <text:p>ABERTURA DE VÃO E INSTALAÇÃO DE PORTA PARA ACESSO DIRETO À ÁREA MÉDICA, NO 4º ANDAR.</text:p>
          </table:table-cell>
          <table:table-cell office:value-type="string" table:style-name="ce8">
            <text:p>R$ <text:s text:c="3"/>142,80<text:s/>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4/01/2020</text:p>
          </table:table-cell>
          <table:table-cell office:value-type="string" table:style-name="ce6">
            <text:p>BRUNO DE MIRANDA MACHADO</text:p>
          </table:table-cell>
          <table:table-cell office:value-type="string" table:style-name="ce6">
            <text:p>31.687.802/0001-45</text:p>
          </table:table-cell>
          <table:table-cell office:value-type="string" table:style-name="ce6">
            <text:p>A MOLA ESTÁ DANIFICADA E A PORTA DA PASSARELA DO 10º PAVIMENTO FOI INTERDITADA PARA EVITAR ACIDENTES</text:p>
          </table:table-cell>
          <table:table-cell office:value-type="string" table:style-name="ce8">
            <text:p>R$ <text:s text:c="3"/>200,00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3/01/20 a 06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BELLER COMÉRCIO DE PAPEIS LTDA</text:p>
          </table:table-cell>
          <table:table-cell office:value-type="string" table:style-name="ce6">
            <text:p>05.563.868/0013-57</text:p>
          </table:table-cell>
          <table:table-cell office:value-type="string" table:style-name="ce6">
            <text:p>PARA UTILIZAÇÃO NAS COPAS DOS ANDARES</text:p>
          </table:table-cell>
          <table:table-cell office:value-type="string" table:style-name="ce8">
            <text:p>R$ <text:s text:c="3"/>100,68<text:s/></text:p>
          </table:table-cell>
          <table:table-cell table:number-columns-repeated="16373"/>
        </table:table-row>
        <table:table-row table:style-name="ro11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6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1/03/2020</text:p>
          </table:table-cell>
          <table:table-cell office:value-type="string" table:style-name="ce6">
            <text:p>NESTOR BORTOLINI E CIA LTDA</text:p>
          </table:table-cell>
          <table:table-cell office:value-type="string" table:style-name="ce6">
            <text:p>89.945.133/0001-44</text:p>
          </table:table-cell>
          <table:table-cell office:value-type="string" table:style-name="ce6">
            <text:p>PARA DESLOCAMENTO DE BICO DE SPRINKLER NO CORREDOR DO PAV. TÉRREO, POIS NESTA POSIÇÃO ESTÁ COINCIDINDO COM A ESTRUTURA DO NOVO FORRO MODULAR.</text:p>
          </table:table-cell>
          <table:table-cell office:value-type="string" table:style-name="ce8">
            <text:p>R$ <text:s text:c="4"/>15,69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6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KALUNGA COM E IND G RÁFICA LTDA</text:p>
          </table:table-cell>
          <table:table-cell office:value-type="string" table:style-name="ce6">
            <text:p>43.283.811/0082-15</text:p>
          </table:table-cell>
          <table:table-cell office:value-type="string" table:style-name="ce6">
            <text:p>NECESSIDADE DE INSTALAÇÃO URGENTE DE DISPENSERS PARA ALCOOL GEL</text:p>
          </table:table-cell>
          <table:table-cell office:value-type="string" table:style-name="ce8">
            <text:p>R$ <text:s text:c="3"/>231,2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6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KALUNGA COM. E IND. GRÁFICA LTDA.</text:p>
          </table:table-cell>
          <table:table-cell office:value-type="string" table:style-name="ce6">
            <text:p>43.283.811/0157-77</text:p>
          </table:table-cell>
          <table:table-cell office:value-type="string" table:style-name="ce6">
            <text:p>NECESSIDADE DE INSTALAÇÃO URGENTE DE DISPENSERS PARA ALCOOL GEL</text:p>
          </table:table-cell>
          <table:table-cell office:value-type="string" table:style-name="ce8">
            <text:p>R$ <text:s text:c="3"/>202,3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6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KALUNGA COM. E IND. GRÁFICA LTDA.</text:p>
          </table:table-cell>
          <table:table-cell office:value-type="string" table:style-name="ce6">
            <text:p>43.283.811/0233-62</text:p>
          </table:table-cell>
          <table:table-cell office:value-type="string" table:style-name="ce6">
            <text:p>NECESSIDADE DE INSTALAÇÃO URGENTE DE DISPENSERS PARA ALCOOL GEL</text:p>
          </table:table-cell>
          <table:table-cell office:value-type="string" table:style-name="ce8">
            <text:p>R$ <text:s text:c="3"/>144,5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IDALECIO MARTINS MORAES</text:p>
          </table:table-cell>
          <table:table-cell office:value-type="string" table:style-name="ce6">
            <text:p><text:s/>600.114.910-00</text:p>
          </table:table-cell>
          <table:table-cell office:value-type="string" table:style-name="ce6">
            <text:p>16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30/01/2020</text:p>
          </table:table-cell>
          <table:table-cell office:value-type="string" table:style-name="ce6">
            <text:p>LEROY MERLIN COMPANHIA BRASILEIRA DE BRICOLAGEM</text:p>
          </table:table-cell>
          <table:table-cell office:value-type="string" table:style-name="ce6">
            <text:p>01.438.784/0020-60</text:p>
          </table:table-cell>
          <table:table-cell office:value-type="string" table:style-name="ce6">
            <text:p>NECESSIDADE DE INSTALAÇÃO URGENTE DE DISPENSERS PARA ALCOOL GEL</text:p>
          </table:table-cell>
          <table:table-cell office:value-type="string" table:style-name="ce8">
            <text:p>R$ <text:s text:c="3"/>493,5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ETER GONCALVES DUARTE</text:p>
          </table:table-cell>
          <table:table-cell office:value-type="string" table:style-name="ce6">
            <text:p><text:s/>423.493.380-53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3/2020</text:p>
          </table:table-cell>
          <table:table-cell office:value-type="string" table:style-name="ce6">
            <text:p>FERRAGEM PORTO BELO LTDA</text:p>
          </table:table-cell>
          <table:table-cell office:value-type="string" table:style-name="ce6">
            <text:p>07.358.362/0001-06</text:p>
          </table:table-cell>
          <table:table-cell office:value-type="string" table:style-name="ce6">
            <text:p>PARA COLAGEM DE FOTOS PARA A EXPOSIÇÃO "SOMOS NÓS MULHERES EM NUANCES" NO FOYER.</text:p>
          </table:table-cell>
          <table:table-cell office:value-type="string" table:style-name="ce8">
            <text:p>R$ <text:s text:c="3"/>117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ETER GONCALVES DUARTE</text:p>
          </table:table-cell>
          <table:table-cell office:value-type="string" table:style-name="ce6">
            <text:p><text:s/>423.493.380-53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LEROY MERLIN COMPANHIA BRASILEIRA DE BRICOLAGEM</text:p>
          </table:table-cell>
          <table:table-cell office:value-type="string" table:style-name="ce6">
            <text:p>01.438.784/0020-60</text:p>
          </table:table-cell>
          <table:table-cell office:value-type="string" table:style-name="ce6">
            <text:p>PARA PREVENÇÃO CONTRA O CORONAVÍRUS</text:p>
          </table:table-cell>
          <table:table-cell office:value-type="string" table:style-name="ce8">
            <text:p>R$ <text:s text:c="3"/>163,82<text:s/>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ETER GONCALVES DUARTE</text:p>
          </table:table-cell>
          <table:table-cell office:value-type="string" table:style-name="ce6">
            <text:p><text:s/>423.493.380-53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3/03/2020</text:p>
          </table:table-cell>
          <table:table-cell office:value-type="string" table:style-name="ce6">
            <text:p>GAÚCHA COMERCIO DE FECHADURAS LTDA</text:p>
          </table:table-cell>
          <table:table-cell office:value-type="string" table:style-name="ce6">
            <text:p>10.942.681/0001-60</text:p>
          </table:table-cell>
          <table:table-cell office:value-type="string" table:style-name="ce6">
            <text:p>REPOSIÇÃO NA GUARITA DA ENTRADA DO PRÉDIO.</text:p>
          </table:table-cell>
          <table:table-cell office:value-type="string" table:style-name="ce8">
            <text:p>R$ <text:s text:c="4"/>84,4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ETER GONCALVES DUARTE</text:p>
          </table:table-cell>
          <table:table-cell office:value-type="string" table:style-name="ce6">
            <text:p><text:s/>423.493.380-53</text:p>
          </table:table-cell>
          <table:table-cell office:value-type="string" table:style-name="ce6">
            <text:p>23/03/20 a 19/06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E PAULO MELLO DA SILVA</text:p>
          </table:table-cell>
          <table:table-cell office:value-type="string" table:style-name="ce6">
            <text:p><text:s/>477.142.200-15</text:p>
          </table:table-cell>
          <table:table-cell office:value-type="string" table:style-name="ce6">
            <text:p>03/02/20 a 29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E PAULO MELLO DA SILVA</text:p>
          </table:table-cell>
          <table:table-cell office:value-type="string" table:style-name="ce6">
            <text:p><text:s/>477.142.200-15</text:p>
          </table:table-cell>
          <table:table-cell office:value-type="string" table:style-name="ce6">
            <text:p>04/05/20 a 24/07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JANE TEREZINHA FORMIGHIERI</text:p>
          </table:table-cell>
          <table:table-cell office:value-type="string" table:style-name="ce6">
            <text:p><text:s/>213.131.990-87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4/03/2020</text:p>
          </table:table-cell>
          <table:table-cell office:value-type="string" table:style-name="ce6">
            <text:p>COPY MUNDI LTDA</text:p>
          </table:table-cell>
          <table:table-cell office:value-type="string" table:style-name="ce6">
            <text:p>08.608.434/0001-80</text:p>
          </table:table-cell>
          <table:table-cell office:value-type="string" table:style-name="ce6">
            <text:p>AQUISIÇÃO DE CARIMBO DE SERVIDOR</text:p>
            <text:p>PORTAL DE PEDIDOS Nº 19.652</text:p>
            <text:p>SERVIDOR: SIRLENE MARIA PEIXOTO</text:p>
          </table:table-cell>
          <table:table-cell office:value-type="string" table:style-name="ce8">
            <text:p>R$ <text:s text:c="4"/>35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JANE TEREZINHA FORMIGHIERI</text:p>
          </table:table-cell>
          <table:table-cell office:value-type="string" table:style-name="ce6">
            <text:p><text:s/>213.131.990-87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9/03/2020</text:p>
          </table:table-cell>
          <table:table-cell office:value-type="string" table:style-name="ce6">
            <text:p>KALUNGA COM E IND G RÁFICA LTDA</text:p>
          </table:table-cell>
          <table:table-cell office:value-type="string" table:style-name="ce6">
            <text:p>43.283.811/0082-15</text:p>
          </table:table-cell>
          <table:table-cell office:value-type="string" table:style-name="ce6">
            <text:p>AQUISIÇÃO DE 70 UN DISPLAYS<text:s/></text:p>
            <text:p>DIVULGAÇÃO DE ORIENTAÇÕES SOBRE CORONAVIRUS PRR4 PORTAL DE PEDIDOS Nº 19.661 ASCOM</text:p>
          </table:table-cell>
          <table:table-cell office:value-type="string" table:style-name="ce8">
            <text:p>R$ <text:s text:c="3"/>315,0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JANE TEREZINHA FORMIGHIERI</text:p>
          </table:table-cell>
          <table:table-cell office:value-type="string" table:style-name="ce6">
            <text:p><text:s/>213.131.990-87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0/03/2020</text:p>
          </table:table-cell>
          <table:table-cell office:value-type="string" table:style-name="ce6">
            <text:p>CIA ZAFFARI COM E IND LOJA 20</text:p>
          </table:table-cell>
          <table:table-cell office:value-type="string" table:style-name="ce6">
            <text:p>93.015.006/0025-90</text:p>
          </table:table-cell>
          <table:table-cell office:value-type="string" table:style-name="ce6">
            <text:p>AQUISIÇÃO DE 2 LUVAS DE PROTEÇÃO PARA USO NO SERVIÇO DE COPA PARA MANEJO EM EQUIPAMENTO MAQUINA DE CAFÉ</text:p>
            <text:p>PORTAL DE PEDIDOS Nº 19.655</text:p>
          </table:table-cell>
          <table:table-cell office:value-type="string" table:style-name="ce8">
            <text:p>R$ <text:s text:c="4"/>31,80<text:s/></text:p>
          </table:table-cell>
          <table:table-cell table:number-columns-repeated="16373"/>
        </table:table-row>
        <table:table-row table:style-name="ro9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JANE TEREZINHA FORMIGHIERI</text:p>
          </table:table-cell>
          <table:table-cell office:value-type="string" table:style-name="ce6">
            <text:p><text:s/>213.131.990-87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12/03/2020</text:p>
          </table:table-cell>
          <table:table-cell office:value-type="string" table:style-name="ce6">
            <text:p>KALUNGA COM E IND G RÁFICA LTDA</text:p>
          </table:table-cell>
          <table:table-cell office:value-type="string" table:style-name="ce6">
            <text:p>43.283.811/0082-15</text:p>
          </table:table-cell>
          <table:table-cell office:value-type="string" table:style-name="ce6">
            <text:p>AQUISIÇÃO DE 50 UN DISPLAYS DE USO PARA ORIENTAÇÕES DO CORONAVIRUS NA PRR4. PORTAL DE PEDIDOS Nº 19.661 - ASCOM/PRR4</text:p>
          </table:table-cell>
          <table:table-cell office:value-type="string" table:style-name="ce8">
            <text:p>R$ <text:s text:c="3"/>450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4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REJANE TEREZINHA FORMIGHIERI</text:p>
          </table:table-cell>
          <table:table-cell office:value-type="string" table:style-name="ce6">
            <text:p><text:s/>213.131.990-87</text:p>
          </table:table-cell>
          <table:table-cell office:value-type="string" table:style-name="ce6">
            <text:p>09/01/20 a 0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2/2020</text:p>
          </table:table-cell>
          <table:table-cell office:value-type="string" table:style-name="ce6">
            <text:p>CLASSUL IND. E COM. DE PLACAS E BRINDES LTDA</text:p>
          </table:table-cell>
          <table:table-cell office:value-type="string" table:style-name="ce6">
            <text:p>18.605.962/0001-30</text:p>
          </table:table-cell>
          <table:table-cell office:value-type="string" table:style-name="ce6">
            <text:p>AQUISIÇÃO DE PLACA COMEMORATIVA DE SERVIDOR PARA CGP PRR4</text:p>
          </table:table-cell>
          <table:table-cell office:value-type="string" table:style-name="ce8">
            <text:p>R$ <text:s text:c="3"/>130,00<text:s/>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AUREA FREIRE AMORIM MUNIZ</text:p>
          </table:table-cell>
          <table:table-cell office:value-type="string" table:style-name="ce6">
            <text:p><text:s/>179.121.994-20</text:p>
          </table:table-cell>
          <table:table-cell office:value-type="string" table:style-name="ce6">
            <text:p>04/02/20 a 03/05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JOSE JODEILSON GOMES DE ANDRADE</text:p>
          </table:table-cell>
          <table:table-cell office:value-type="string" table:style-name="ce6">
            <text:p><text:s/>428.111.714-87</text:p>
          </table:table-cell>
          <table:table-cell office:value-type="string" table:style-name="ce6">
            <text:p>22/01/20 a 20/04/20</text:p>
          </table:table-cell>
          <table:table-cell office:value-type="string" table:style-name="ce6">
            <text:p>EM UTILIZAÇÃO</text:p>
          </table:table-cell>
          <table:table-cell office:value-type="string" table:style-name="ce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03/02/2020</text:p>
          </table:table-cell>
          <table:table-cell office:value-type="string" table:style-name="ce6">
            <text:p>ANDRE A DOS SANTOS CHAVES E IMPRESSOS ME</text:p>
          </table:table-cell>
          <table:table-cell office:value-type="string" table:style-name="ce6">
            <text:p>10.541.677/0001-90</text:p>
          </table:table-cell>
          <table:table-cell office:value-type="string" table:style-name="ce6">
            <text:p>NÃO HAVIA SUPRIMENTO DE FUNDOS CONCEDIDO PARA O SERVIDOR JODEILSON.</text:p>
          </table:table-cell>
          <table:table-cell office:value-type="string" table:style-name="ce8">
            <text:p>R$ <text:s text:c="4"/>35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1/2020</text:p>
          </table:table-cell>
          <table:table-cell office:value-type="string" table:style-name="ce6">
            <text:p>ATACADO DOS PRESENTES</text:p>
          </table:table-cell>
          <table:table-cell office:value-type="string" table:style-name="ce6">
            <text:p>09.515.628/0006-09</text:p>
          </table:table-cell>
          <table:table-cell office:value-type="string" table:style-name="ce6">
            <text:p>NÃO HAVIA CONCESSÃO DE SUPRIMENTO DE FUNDOS PARA O SERVIDOR JOSÉ JODEILSON.</text:p>
          </table:table-cell>
          <table:table-cell office:value-type="string" table:style-name="ce8">
            <text:p>R$ <text:s text:c="4"/>84,99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1/2020</text:p>
          </table:table-cell>
          <table:table-cell office:value-type="string" table:style-name="ce6">
            <text:p>TCS INSTALAÇÕES LTDA</text:p>
          </table:table-cell>
          <table:table-cell office:value-type="string" table:style-name="ce6">
            <text:p>14.013.872/0001-07</text:p>
          </table:table-cell>
          <table:table-cell office:value-type="string" table:style-name="ce6">
            <text:p>NÃO HOUVE CONCESSÃO DE SUPRIMENTO DE FUNDOS PARA O SERVIDOR JOSÉ JODEILSON.</text:p>
          </table:table-cell>
          <table:table-cell office:value-type="string" table:style-name="ce8">
            <text:p>R$ <text:s text:c="3"/>105,25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1/01/2020</text:p>
          </table:table-cell>
          <table:table-cell office:value-type="string" table:style-name="ce6">
            <text:p>TUPAN CONSTRUÇÕES LTDA</text:p>
          </table:table-cell>
          <table:table-cell office:value-type="string" table:style-name="ce6">
            <text:p>00.279.531/0003-27</text:p>
          </table:table-cell>
          <table:table-cell office:value-type="string" table:style-name="ce6">
            <text:p>NÃO HAVIA SUPRIMENTO DE FUNDOS CONCEDIDO AO SERVIDOR JOSÉ JODEILSON.</text:p>
          </table:table-cell>
          <table:table-cell office:value-type="string" table:style-name="ce8">
            <text:p>R$ <text:s text:c="4"/>77,4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ARMAZEM CORAL LTDA</text:p>
          </table:table-cell>
          <table:table-cell office:value-type="string" table:style-name="ce6">
            <text:p>11.623.188/0001-40</text:p>
          </table:table-cell>
          <table:table-cell office:value-type="string" table:style-name="ce6">
            <text:p>NÃO HAVIA CONCESSÃO DE SUPRIMENTO DE FUNDOS PARA O SERVIDOR JODEILSON.</text:p>
          </table:table-cell>
          <table:table-cell office:value-type="string" table:style-name="ce8">
            <text:p>R$ <text:s text:c="4"/>72,5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ORLANDO ANDRADE DE SANTANA</text:p>
          </table:table-cell>
          <table:table-cell office:value-type="string" table:style-name="ce6">
            <text:p>04.618.334/0001-84</text:p>
          </table:table-cell>
          <table:table-cell office:value-type="string" table:style-name="ce6">
            <text:p>NÃO HAVIA CONCESSÃO DE SUPRIMENTO DE FUNDOS PARA O SERVIDOR JOSÉ JODEILSON.</text:p>
          </table:table-cell>
          <table:table-cell office:value-type="string" table:style-name="ce8">
            <text:p>R$ <text:s text:c="4"/>30,00<text:s/>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2/01/2020</text:p>
          </table:table-cell>
          <table:table-cell office:value-type="string" table:style-name="ce6">
            <text:p>PALMA PARAFUSOS E FERRAMENTAS</text:p>
          </table:table-cell>
          <table:table-cell office:value-type="string" table:style-name="ce6">
            <text:p>09.026.535/0001-06</text:p>
          </table:table-cell>
          <table:table-cell office:value-type="string" table:style-name="ce6">
            <text:p>NÃO HAVIA CONCESSÃO DE SUPRIMENTO DE FUNDOS PARA O SERVIDOR JOSÉ JODEILSON.</text:p>
          </table:table-cell>
          <table:table-cell office:value-type="string" table:style-name="ce8">
            <text:p>R$ <text:s text:c="4"/>17,27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7/01/2020</text:p>
          </table:table-cell>
          <table:table-cell office:value-type="string" table:style-name="ce6">
            <text:p>ANDRE A DOS SANTOS CHAVES E IMPRESSOS ME</text:p>
          </table:table-cell>
          <table:table-cell office:value-type="string" table:style-name="ce6">
            <text:p>10.541.677/0001-90</text:p>
          </table:table-cell>
          <table:table-cell office:value-type="string" table:style-name="ce6">
            <text:p>NÃO HAVIA SUPRIMENTO DE FUNDOS CONCEDIDO PARA O SERVIDOR JODEILSON.</text:p>
          </table:table-cell>
          <table:table-cell office:value-type="string" table:style-name="ce8">
            <text:p>R$ <text:s text:c="4"/>25,00<text:s/>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PRR5ª REGIÃO</text:p>
          </table:table-cell>
          <table:table-cell office:value-type="float" office:value="2020" table:style-name="ce1">
            <text:p>2020</text:p>
          </table:table-cell>
          <table:table-cell office:value-type="string" table:style-name="ce6">
            <text:p>TELMA SANTOS DA PAZ</text:p>
          </table:table-cell>
          <table:table-cell office:value-type="string" table:style-name="ce6">
            <text:p><text:s/>912.904.223-20</text:p>
          </table:table-cell>
          <table:table-cell office:value-type="string" table:style-name="ce6">
            <text:p>15/01/20 a 13/04/20</text:p>
          </table:table-cell>
          <table:table-cell office:value-type="string" table:style-name="ce6">
            <text:p>SIM</text:p>
          </table:table-cell>
          <table:table-cell office:value-type="string" table:style-name="ce7">
            <text:p>28/01/2020</text:p>
          </table:table-cell>
          <table:table-cell office:value-type="string" table:style-name="ce6">
            <text:p>ORLANDO ANDRADE DE SANTANA</text:p>
          </table:table-cell>
          <table:table-cell office:value-type="string" table:style-name="ce6">
            <text:p>04.618.334/0001-84</text:p>
          </table:table-cell>
          <table:table-cell office:value-type="string" table:style-name="ce6">
            <text:p>NÃO HAVIA SUPRIMENTO DE FUNDOS CONCEDIDO PARA O SERVIDOR JOSÉ JODEILSON.</text:p>
          </table:table-cell>
          <table:table-cell office:value-type="string" table:style-name="ce8">
            <text:p>R$ <text:s text:c="4"/>40,00<text:s/></text:p>
          </table:table-cell>
          <table:table-cell table:number-columns-repeated="16373"/>
        </table:table-row>
        <table:table-row table:number-rows-repeated="1048030" table:style-name="ro2">
          <table:table-cell table:number-columns-repeated="16384"/>
        </table:table-row>
        <table:named-expressions>
          <table:named-range table:name="Print_Titles" table:cell-range-address="Relatório_de_Suprimento_-_Porta.$A$1:Relatório_de_Suprimento_-_Porta.$XFD$1" table:base-cell-address="Relatório_de_Suprimento_-_Port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11/05/2020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ell Lopes</meta:initial-creator>
    <dc:creator>Well Lopes</dc:creator>
    <meta:creation-date>2020-05-11T21:15:58Z</meta:creation-date>
    <dc:date>2020-05-11T21:29:13Z</dc:date>
    <meta:print-date>2020-05-11T21:28:43Z</meta:print-date>
  </office:meta>
</office:document-meta>
</file>